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rmor" style:family="table">
      <style:table-properties style:width="4.275in" style:rel-width="95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Armor.A" style:family="table-column">
      <style:table-column-properties style:column-width="1.2556in" style:rel-column-width="1789*"/>
    </style:style>
    <style:style style:name="Armor.B" style:family="table-column">
      <style:table-column-properties style:column-width="0.4847in" style:rel-column-width="691*"/>
    </style:style>
    <style:style style:name="Armor.C" style:family="table-column">
      <style:table-column-properties style:column-width="1.2215in" style:rel-column-width="1741*"/>
    </style:style>
    <style:style style:name="Armor.D" style:family="table-column">
      <style:table-column-properties style:column-width="1.0535in" style:rel-column-width="1501*"/>
    </style:style>
    <style:style style:name="Armor.E" style:family="table-column">
      <style:table-column-properties style:column-width="0.2597in" style:rel-column-width="370*"/>
    </style:style>
    <style:style style:name="Armor.1" style:family="table-row">
      <style:table-row-properties fo:background-color="transparent" fo:keep-together="auto">
        <style:background-image/>
      </style:table-row-properties>
    </style:style>
    <style:style style:name="Armor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Armor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Armor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Armor.A16" style:family="table-cell">
      <style:table-cell-properties style:vertical-align="middle" fo:background-color="#eeeeee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6" style:family="table">
      <style:table-properties style:width="3.825in" style:rel-width="85%" table:align="center" style:may-break-between-rows="false"/>
    </style:style>
    <style:style style:name="Table6.A" style:family="table-column">
      <style:table-column-properties style:column-width="0.484in" style:rel-column-width="689*"/>
    </style:style>
    <style:style style:name="Table6.B" style:family="table-column">
      <style:table-column-properties style:column-width="3.341in" style:rel-column-width="4755*"/>
    </style:style>
    <style:style style:name="Table6.A1" style:family="table-cell">
      <style:table-cell-properties style:vertical-align="middle" fo:padding="0.0403in" fo:border-left="none" fo:border-right="none" fo:border-top="0.05pt solid #000000" fo:border-bottom="none"/>
    </style:style>
    <style:style style:name="Table6.A2" style:family="table-cell">
      <style:table-cell-properties style:vertical-align="middle" fo:background-color="#eeeeee" fo:padding="0.0403in" fo:border="none">
        <style:background-image/>
      </style:table-cell-properties>
    </style:style>
    <style:style style:name="Table6.A3" style:family="table-cell">
      <style:table-cell-properties style:vertical-align="middle" fo:padding="0.0403in" fo:border="none"/>
    </style:style>
    <style:style style:name="Table6.B3" style:family="table-cell">
      <style:table-cell-properties style:vertical-align="middle" fo:padding="0.0403in" fo:border="none"/>
    </style:style>
    <style:style style:name="Table6.A5" style:family="table-cell">
      <style:table-cell-properties style:vertical-align="middle" fo:padding="0.0403in" fo:border-left="none" fo:border-right="none" fo:border-top="none" fo:border-bottom="0.05pt solid #000000"/>
    </style:style>
    <style:style style:name="Table6.B5" style:family="table-cell">
      <style:table-cell-properties style:vertical-align="middle" fo:padding="0.0403in" fo:border-left="none" fo:border-right="none" fo:border-top="none" fo:border-bottom="0.05pt solid #000000"/>
    </style:style>
    <style:style style:name="MeleeWeapons" style:family="table">
      <style:table-properties style:width="3.375in" style:rel-width="75%" table:align="center" fo:background-color="transparent" fo:keep-with-next="auto" style:may-break-between-rows="false" style:writing-mode="lr-tb">
        <style:background-image/>
      </style:table-properties>
    </style:style>
    <style:style style:name="MeleeWeapons.A" style:family="table-column">
      <style:table-column-properties style:column-width="1.0632in" style:rel-column-width="1531*"/>
    </style:style>
    <style:style style:name="MeleeWeapons.B" style:family="table-column">
      <style:table-column-properties style:column-width="0.4243in" style:rel-column-width="611*"/>
    </style:style>
    <style:style style:name="MeleeWeapons.C" style:family="table-column">
      <style:table-column-properties style:column-width="0.1965in" style:rel-column-width="283*"/>
    </style:style>
    <style:style style:name="MeleeWeapons.D" style:family="table-column">
      <style:table-column-properties style:column-width="0.3938in" style:rel-column-width="567*"/>
    </style:style>
    <style:style style:name="MeleeWeapons.E" style:family="table-column">
      <style:table-column-properties style:column-width="1.0368in" style:rel-column-width="1493*"/>
    </style:style>
    <style:style style:name="MeleeWeapons.F" style:family="table-column">
      <style:table-column-properties style:column-width="0.2604in" style:rel-column-width="375*"/>
    </style:style>
    <style:style style:name="MeleeWeapons.1" style:family="table-row">
      <style:table-row-properties fo:background-color="transparent" fo:keep-together="auto">
        <style:background-image/>
      </style:table-row-properties>
    </style:style>
    <style:style style:name="MeleeWeapon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MeleeWeapons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MeleeWeapons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MeleeWeapons.B11" style:family="table-cell" style:data-style-name="N0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MeleeWeapons.A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leeWeapons.B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leeWeapons.C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leeWeapons.D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leeWeapons.E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leeWeapons.F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5" style:family="table">
      <style:table-properties style:width="4.5in" style:rel-width="100%" fo:break-before="auto" fo:break-after="auto" table:align="center" style:may-break-between-rows="false" style:writing-mode="lr-tb"/>
    </style:style>
    <style:style style:name="Table5.A" style:family="table-column">
      <style:table-column-properties style:column-width="1.5292in" style:rel-column-width="2202*"/>
    </style:style>
    <style:style style:name="Table5.B" style:family="table-column">
      <style:table-column-properties style:column-width="0.4257in" style:rel-column-width="613*"/>
    </style:style>
    <style:style style:name="Table5.C" style:family="table-column">
      <style:table-column-properties style:column-width="0.1826in" style:rel-column-width="263*"/>
    </style:style>
    <style:style style:name="Table5.D" style:family="table-column">
      <style:table-column-properties style:column-width="0.3986in" style:rel-column-width="574*"/>
    </style:style>
    <style:style style:name="Table5.E" style:family="table-column">
      <style:table-column-properties style:column-width="0.2569in" style:rel-column-width="370*"/>
    </style:style>
    <style:style style:name="Table5.F" style:family="table-column">
      <style:table-column-properties style:column-width="0.5056in" style:rel-column-width="728*"/>
    </style:style>
    <style:style style:name="Table5.G" style:family="table-column">
      <style:table-column-properties style:column-width="0.9514in" style:rel-column-width="1370*"/>
    </style:style>
    <style:style style:name="Table5.H" style:family="table-column">
      <style:table-column-properties style:column-width="0.25in" style:rel-column-width="360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Table5.B2" style:family="table-cell" style:data-style-name="N0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Table5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B3" style:family="table-cell" style:data-style-name="N0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C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D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E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F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G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H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A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B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C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E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F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G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H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A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C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D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E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F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G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H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A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B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C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D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E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F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G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H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A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B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C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D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E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F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G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H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A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B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C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D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E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F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G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H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RangedWeapons" style:family="table">
      <style:table-properties style:width="4.275in" style:rel-width="95%" table:align="center" style:may-break-between-rows="false" style:writing-mode="lr-tb"/>
    </style:style>
    <style:style style:name="RangedWeapons.A" style:family="table-column">
      <style:table-column-properties style:column-width="1.2424in" style:rel-column-width="1789*"/>
    </style:style>
    <style:style style:name="RangedWeapons.B" style:family="table-column">
      <style:table-column-properties style:column-width="0.4361in" style:rel-column-width="628*"/>
    </style:style>
    <style:style style:name="RangedWeapons.C" style:family="table-column">
      <style:table-column-properties style:column-width="0.1965in" style:rel-column-width="283*"/>
    </style:style>
    <style:style style:name="RangedWeapons.D" style:family="table-column">
      <style:table-column-properties style:column-width="0.4104in" style:rel-column-width="591*"/>
    </style:style>
    <style:style style:name="RangedWeapons.E" style:family="table-column">
      <style:table-column-properties style:column-width="0.3403in" style:rel-column-width="490*"/>
    </style:style>
    <style:style style:name="RangedWeapons.F" style:family="table-column">
      <style:table-column-properties style:column-width="0.559in" style:rel-column-width="805*"/>
    </style:style>
    <style:style style:name="RangedWeapons.G" style:family="table-column">
      <style:table-column-properties style:column-width="0.8222in" style:rel-column-width="1184*"/>
    </style:style>
    <style:style style:name="RangedWeapons.H" style:family="table-column">
      <style:table-column-properties style:column-width="0.2681in" style:rel-column-width="386*"/>
    </style:style>
    <style:style style:name="RangedWeapons.1" style:family="table-row">
      <style:table-row-properties fo:keep-together="auto"/>
    </style:style>
    <style:style style:name="RangedWeapon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RangedWeapons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RangedWeapons.A3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RangedWeapons.A11" style:family="table-cell">
      <style:table-cell-properties style:vertical-align="middle" fo:background-color="#eeeeee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4.5in" style:rel-width="100%" table:align="center" style:may-break-between-rows="false"/>
    </style:style>
    <style:style style:name="Table1.A" style:family="table-column">
      <style:table-column-properties style:column-width="0.5451in" style:rel-column-width="785*"/>
    </style:style>
    <style:style style:name="Table1.B" style:family="table-column">
      <style:table-column-properties style:column-width="3.9549in" style:rel-column-width="5695*"/>
    </style:style>
    <style:style style:name="Table1.A1" style:family="table-cell">
      <style:table-cell-properties style:vertical-align="middle" fo:background-color="transparent" fo:padding="0.0403in" fo:border-left="none" fo:border-right="none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#eeeeee" fo:padding="0.0403in" fo:border="none">
        <style:background-image/>
      </style:table-cell-properties>
    </style:style>
    <style:style style:name="Table1.A3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Table1.A10" style:family="table-cell">
      <style:table-cell-properties style:vertical-align="middle" fo:background-color="#eeeeee" fo:padding="0.0403in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2.7in" style:rel-width="6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1.5069in" style:rel-column-width="2170*"/>
    </style:style>
    <style:style style:name="Table2.B" style:family="table-column">
      <style:table-column-properties style:column-width="1.1931in" style:rel-column-width="1718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Table2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2.A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Bombs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Bombs.A" style:family="table-column">
      <style:table-column-properties style:column-width="0.7542in" style:rel-column-width="1086*"/>
    </style:style>
    <style:style style:name="Bombs.B" style:family="table-column">
      <style:table-column-properties style:column-width="0.2528in" style:rel-column-width="364*"/>
    </style:style>
    <style:style style:name="Bombs.C" style:family="table-column">
      <style:table-column-properties style:column-width="0.4257in" style:rel-column-width="613*"/>
    </style:style>
    <style:style style:name="Bombs.D" style:family="table-column">
      <style:table-column-properties style:column-width="0.6486in" style:rel-column-width="934*"/>
    </style:style>
    <style:style style:name="Bombs.E" style:family="table-column">
      <style:table-column-properties style:column-width="0.6757in" style:rel-column-width="973*"/>
    </style:style>
    <style:style style:name="Bombs.F" style:family="table-column">
      <style:table-column-properties style:column-width="1.4819in" style:rel-column-width="2134*"/>
    </style:style>
    <style:style style:name="Bombs.G" style:family="table-column">
      <style:table-column-properties style:column-width="0.2611in" style:rel-column-width="376*"/>
    </style:style>
    <style:style style:name="Bombs.1" style:family="table-row">
      <style:table-row-properties fo:background-color="transparent" fo:keep-together="auto">
        <style:background-image/>
      </style:table-row-properties>
    </style:style>
    <style:style style:name="Bomb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Bombs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Bombs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Bombs.A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DrugsLoot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DrugsLoot.A" style:family="table-column">
      <style:table-column-properties style:column-width="0.9257in" style:rel-column-width="1333*"/>
    </style:style>
    <style:style style:name="DrugsLoot.B" style:family="table-column">
      <style:table-column-properties style:column-width="0.2569in" style:rel-column-width="370*"/>
    </style:style>
    <style:style style:name="DrugsLoot.C" style:family="table-column">
      <style:table-column-properties style:column-width="3.0521in" style:rel-column-width="4395*"/>
    </style:style>
    <style:style style:name="DrugsLoot.D" style:family="table-column">
      <style:table-column-properties style:column-width="0.2653in" style:rel-column-width="382*"/>
    </style:style>
    <style:style style:name="DrugsLoot.1" style:family="table-row">
      <style:table-row-properties fo:background-color="transparent" fo:keep-together="auto">
        <style:background-image/>
      </style:table-row-properties>
    </style:style>
    <style:style style:name="DrugsLoot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DrugsLoot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DrugsLoot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DrugsLoot.A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dical" style:family="table">
      <style:table-properties style:width="3.6in" style:rel-width="8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Medical.A" style:family="table-column">
      <style:table-column-properties style:column-width="0.791in" style:rel-column-width="1139*"/>
    </style:style>
    <style:style style:name="Medical.B" style:family="table-column">
      <style:table-column-properties style:column-width="2.5486in" style:rel-column-width="3670*"/>
    </style:style>
    <style:style style:name="Medical.C" style:family="table-column">
      <style:table-column-properties style:column-width="0.2604in" style:rel-column-width="375*"/>
    </style:style>
    <style:style style:name="Medical.1" style:family="table-row">
      <style:table-row-properties fo:background-color="transparent" fo:keep-together="auto">
        <style:background-image/>
      </style:table-row-properties>
    </style:style>
    <style:style style:name="Medical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Medical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Medical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Medical.A4" style:family="table-cell">
      <style:table-cell-properties style:vertical-align="middle" fo:background-color="#eeeeee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3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3.A" style:family="table-column">
      <style:table-column-properties style:column-width="0.9889in" style:rel-column-width="1424*"/>
    </style:style>
    <style:style style:name="Table3.B" style:family="table-column">
      <style:table-column-properties style:column-width="3.1854in" style:rel-column-width="4587*"/>
    </style:style>
    <style:style style:name="Table3.C" style:family="table-column">
      <style:table-column-properties style:column-width="0.3257in" style:rel-column-width="469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Table3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3.A12" style:family="table-cell">
      <style:table-cell-properties style:vertical-align="middle" fo:background-color="#eeeeee" fo:padding="0.0403in" fo:border-left="none" fo:border-right="none" fo:border-top="none" fo:border-bottom="0.05pt solid #000000" style:writing-mode="lr-tb">
        <style:background-image/>
      </style:table-cell-properties>
    </style:style>
    <style:style style:name="GunAccessories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GunAccessories.A" style:family="table-column">
      <style:table-column-properties style:column-width="1.3153in" style:rel-column-width="3157*"/>
    </style:style>
    <style:style style:name="GunAccessories.B" style:family="table-column">
      <style:table-column-properties style:column-width="2.9951in" style:rel-column-width="7188*"/>
    </style:style>
    <style:style style:name="GunAccessories.C" style:family="table-column">
      <style:table-column-properties style:column-width="0.1896in" style:rel-column-width="455*"/>
    </style:style>
    <style:style style:name="GunAccessories.1" style:family="table-row">
      <style:table-row-properties fo:background-color="transparent" fo:keep-together="auto">
        <style:background-image/>
      </style:table-row-properties>
    </style:style>
    <style:style style:name="GunAccessorie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GunAccessories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GunAccessories.A10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4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4.A" style:family="table-column">
      <style:table-column-properties style:column-width="1.059in" style:rel-column-width="2542*"/>
    </style:style>
    <style:style style:name="Table4.B" style:family="table-column">
      <style:table-column-properties style:column-width="3.2556in" style:rel-column-width="7813*"/>
    </style:style>
    <style:style style:name="Table4.C" style:family="table-column">
      <style:table-column-properties style:column-width="0.1854in" style:rel-column-width="44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Table4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4.C3" style:family="table-cell" style:data-style-name="N0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4.A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4.B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4.C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lectronics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Electronics.A" style:family="table-column">
      <style:table-column-properties style:column-width="1.3097in" style:rel-column-width="3143*"/>
    </style:style>
    <style:style style:name="Electronics.B" style:family="table-column">
      <style:table-column-properties style:column-width="2.9993in" style:rel-column-width="7198*"/>
    </style:style>
    <style:style style:name="Electronics.C" style:family="table-column">
      <style:table-column-properties style:column-width="0.191in" style:rel-column-width="459*"/>
    </style:style>
    <style:style style:name="Electronics.1" style:family="table-row">
      <style:table-row-properties fo:background-color="transparent" fo:keep-together="auto">
        <style:background-image/>
      </style:table-row-properties>
    </style:style>
    <style:style style:name="Electronic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Electronics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Electronics.C13" style:family="table-cell" style:data-style-name="N0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Electronics.A15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lectronics.B15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lectronics.C15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Documents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Documents.A" style:family="table-column">
      <style:table-column-properties style:column-width="1.9403in" style:rel-column-width="2794*"/>
    </style:style>
    <style:style style:name="Documents.B" style:family="table-column">
      <style:table-column-properties style:column-width="2.3132in" style:rel-column-width="3331*"/>
    </style:style>
    <style:style style:name="Documents.C" style:family="table-column">
      <style:table-column-properties style:column-width="0.2465in" style:rel-column-width="355*"/>
    </style:style>
    <style:style style:name="Documents.1" style:family="table-row">
      <style:table-row-properties fo:background-color="transparent" fo:keep-together="auto">
        <style:background-image/>
      </style:table-row-properties>
    </style:style>
    <style:style style:name="Document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Documents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Documents.16" style:family="table-row">
      <style:table-row-properties style:min-row-height="0.0306in" fo:background-color="transparent" fo:keep-together="auto">
        <style:background-image/>
      </style:table-row-properties>
    </style:style>
    <style:style style:name="Documents.A26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Storage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Storage.A" style:family="table-column">
      <style:table-column-properties style:column-width="1.1847in" style:rel-column-width="2843*"/>
    </style:style>
    <style:style style:name="Storage.B" style:family="table-column">
      <style:table-column-properties style:column-width="0.3778in" style:rel-column-width="907*"/>
    </style:style>
    <style:style style:name="Storage.C" style:family="table-column">
      <style:table-column-properties style:column-width="2.7472in" style:rel-column-width="6593*"/>
    </style:style>
    <style:style style:name="Storage.D" style:family="table-column">
      <style:table-column-properties style:column-width="0.1903in" style:rel-column-width="457*"/>
    </style:style>
    <style:style style:name="Storage.1" style:family="table-row">
      <style:table-row-properties fo:background-color="transparent" fo:keep-together="auto">
        <style:background-image/>
      </style:table-row-properties>
    </style:style>
    <style:style style:name="Storage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Storage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Storage.10" style:family="table-row">
      <style:table-row-properties style:min-row-height="0.0861in" fo:background-color="transparent" fo:keep-together="auto">
        <style:background-image/>
      </style:table-row-properties>
    </style:style>
    <style:style style:name="Storage.16" style:family="table-row">
      <style:table-row-properties style:min-row-height="0.0493in" fo:background-color="transparent" fo:keep-together="auto">
        <style:background-image/>
      </style:table-row-properties>
    </style:style>
    <style:style style:name="Storage.A20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quipment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Equipment.A" style:family="table-column">
      <style:table-column-properties style:column-width="1.184in" style:rel-column-width="2841*"/>
    </style:style>
    <style:style style:name="Equipment.B" style:family="table-column">
      <style:table-column-properties style:column-width="3.0618in" style:rel-column-width="7349*"/>
    </style:style>
    <style:style style:name="Equipment.C" style:family="table-column">
      <style:table-column-properties style:column-width="0.2542in" style:rel-column-width="610*"/>
    </style:style>
    <style:style style:name="Equipment.1" style:family="table-row">
      <style:table-row-properties fo:background-color="transparent" fo:keep-together="auto">
        <style:background-image/>
      </style:table-row-properties>
    </style:style>
    <style:style style:name="Equipment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Equipment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Equipment.C54" style:family="table-cell" style:data-style-name="N0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Equipment.A80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quipment.B80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quipment.C80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34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34.A" style:family="table-column">
      <style:table-column-properties style:column-width="0.8563in" style:rel-column-width="1233*"/>
    </style:style>
    <style:style style:name="Table34.B" style:family="table-column">
      <style:table-column-properties style:column-width="0.5181in" style:rel-column-width="746*"/>
    </style:style>
    <style:style style:name="Table34.C" style:family="table-column">
      <style:table-column-properties style:column-width="0.3in" style:rel-column-width="432*"/>
    </style:style>
    <style:style style:name="Table34.D" style:family="table-column">
      <style:table-column-properties style:column-width="0.6972in" style:rel-column-width="1004*"/>
    </style:style>
    <style:style style:name="Table34.E" style:family="table-column">
      <style:table-column-properties style:column-width="0.4174in" style:rel-column-width="601*"/>
    </style:style>
    <style:style style:name="Table34.F" style:family="table-column">
      <style:table-column-properties style:column-width="0.3854in" style:rel-column-width="555*"/>
    </style:style>
    <style:style style:name="Table34.G" style:family="table-column">
      <style:table-column-properties style:column-width="0.8222in" style:rel-column-width="1184*"/>
    </style:style>
    <style:style style:name="Table34.H" style:family="table-column">
      <style:table-column-properties style:column-width="0.5035in" style:rel-column-width="725*"/>
    </style:style>
    <style:style style:name="Table34.1" style:family="table-row">
      <style:table-row-properties fo:background-color="transparent" fo:keep-together="auto">
        <style:background-image/>
      </style:table-row-properties>
    </style:style>
    <style:style style:name="Table34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Table34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Table34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34.A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7" style:family="table">
      <style:table-properties style:width="4.5in" style:rel-width="100%" table:align="center" style:may-break-between-rows="false"/>
    </style:style>
    <style:style style:name="Table7.A" style:family="table-column">
      <style:table-column-properties style:column-width="0.7465in" style:rel-column-width="1075*"/>
    </style:style>
    <style:style style:name="Table7.B" style:family="table-column">
      <style:table-column-properties style:column-width="3.7535in" style:rel-column-width="5405*"/>
    </style:style>
    <style:style style:name="Table7.A1" style:family="table-cell">
      <style:table-cell-properties style:vertical-align="middle" fo:background-color="transparent" fo:padding="0.0403in" fo:border-left="none" fo:border-right="none" fo:border-top="0.05pt solid #000000" fo:border-bottom="none">
        <style:background-image/>
      </style:table-cell-properties>
    </style:style>
    <style:style style:name="Table7.A2" style:family="table-cell">
      <style:table-cell-properties style:vertical-align="middle" fo:background-color="#eeeeee" fo:padding="0.0403in" fo:border="none">
        <style:background-image/>
      </style:table-cell-properties>
    </style:style>
    <style:style style:name="Table7.A3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Table7.A10" style:family="table-cell">
      <style:table-cell-properties style:vertical-align="middle" fo:background-color="#eeeeee" fo:padding="0.0403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1" fo:font-size="10pt" style:font-size-asian="10pt" style:font-size-complex="10pt"/>
    </style:style>
    <style:style style:name="P3" style:family="paragraph" style:parent-style-name="Normal">
      <style:text-properties style:font-name="Arial1" fo:font-size="10pt" officeooo:paragraph-rsid="004a695e" style:font-size-asian="10pt" style:font-size-complex="10pt"/>
    </style:style>
    <style:style style:name="P4" style:family="paragraph" style:parent-style-name="Normal">
      <style:text-properties style:font-name="Arial1" fo:font-size="10pt" officeooo:paragraph-rsid="0052a06a" style:font-size-asian="10pt" style:font-size-complex="10pt"/>
    </style:style>
    <style:style style:name="P5" style:family="paragraph" style:parent-style-name="Normal">
      <style:text-properties style:font-name="Arial1" fo:font-size="10pt" officeooo:paragraph-rsid="0082177b" style:font-size-asian="10pt" style:font-size-complex="10pt"/>
    </style:style>
    <style:style style:name="P6" style:family="paragraph" style:parent-style-name="Normal">
      <style:text-properties style:font-name="Arial1" fo:font-size="10pt" officeooo:paragraph-rsid="001024a6" style:font-size-asian="10pt" style:font-size-complex="10pt"/>
    </style:style>
    <style:style style:name="P7" style:family="paragraph" style:parent-style-name="Normal">
      <style:text-properties style:font-name="Arial1" fo:font-size="10pt" officeooo:rsid="004d9ad9" officeooo:paragraph-rsid="0082177b" style:font-size-asian="10pt" style:font-size-complex="10pt"/>
    </style:style>
    <style:style style:name="P8" style:family="paragraph" style:parent-style-name="Normal">
      <style:text-properties style:font-name="Arial1" fo:font-size="10pt" style:text-underline-style="none" officeooo:paragraph-rsid="006f477d" style:font-size-asian="10pt" style:font-size-complex="10pt"/>
    </style:style>
    <style:style style:name="P9" style:family="paragraph" style:parent-style-name="Normal">
      <style:paragraph-properties fo:text-align="start" style:justify-single-word="false"/>
      <style:text-properties style:font-name="Arial1" fo:font-size="10pt" style:text-underline-style="none" officeooo:paragraph-rsid="006f477d" style:font-size-asian="10pt" style:font-size-complex="10pt"/>
    </style:style>
    <style:style style:name="P10" style:family="paragraph" style:parent-style-name="Normal">
      <style:paragraph-properties fo:text-align="start" style:justify-single-word="false"/>
      <style:text-properties style:font-name="Arial1" fo:font-size="10pt" style:text-underline-style="none" officeooo:paragraph-rsid="00d10bf5" style:font-size-asian="10pt" style:font-size-complex="10pt"/>
    </style:style>
    <style:style style:name="P11" style:family="paragraph" style:parent-style-name="Normal">
      <style:paragraph-properties fo:text-align="center" style:justify-single-word="false"/>
      <style:text-properties style:font-name="Arial1" fo:font-size="10pt" style:text-underline-style="solid" style:text-underline-width="auto" style:text-underline-color="font-color" officeooo:paragraph-rsid="006f477d" style:font-size-asian="10pt" style:font-size-complex="10pt"/>
    </style:style>
    <style:style style:name="P12" style:family="paragraph" style:parent-style-name="Normal">
      <style:text-properties style:font-name="Arial1" fo:font-size="10pt" fo:font-weight="bold" officeooo:rsid="00d10bf5" officeooo:paragraph-rsid="00d10bf5" style:font-size-asian="10pt" style:font-weight-asian="bold" style:font-size-complex="10pt" style:font-weight-complex="bold"/>
    </style:style>
    <style:style style:name="P13" style:family="paragraph" style:parent-style-name="Normal" style:master-page-name="">
      <style:paragraph-properties fo:text-align="start" style:justify-single-word="false" style:page-number="auto" fo:break-before="auto" fo:break-after="auto"/>
      <style:text-properties style:font-name="Arial1" fo:font-size="10pt" style:text-underline-style="solid" style:text-underline-width="auto" style:text-underline-color="font-color" officeooo:paragraph-rsid="008c6957" style:font-size-asian="10pt" style:font-size-complex="10pt"/>
    </style:style>
    <style:style style:name="P14" style:family="paragraph" style:parent-style-name="Standard">
      <style:text-properties style:font-name="Arial1" fo:font-size="10pt" style:font-size-asian="10pt" style:font-size-complex="10pt"/>
    </style:style>
    <style:style style:name="P15" style:family="paragraph" style:parent-style-name="Standard">
      <style:text-properties style:font-name="Arial1" fo:font-size="10pt" officeooo:paragraph-rsid="00d10bf5" style:font-size-asian="10pt" style:font-size-complex="10pt"/>
    </style:style>
    <style:style style:name="P16" style:family="paragraph" style:parent-style-name="Standard">
      <style:text-properties style:font-name="Arial1" fo:font-size="10pt" officeooo:paragraph-rsid="006e7e93" style:font-size-asian="10pt" style:font-size-complex="10pt"/>
    </style:style>
    <style:style style:name="P17" style:family="paragraph" style:parent-style-name="Standard">
      <style:text-properties style:font-name="Arial1" fo:font-size="10pt" officeooo:paragraph-rsid="00cf6c1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officeooo:paragraph-rsid="0067f955" style:font-size-asian="10pt" style:font-size-complex="10pt"/>
    </style:style>
    <style:style style:name="P19" style:family="paragraph" style:parent-style-name="Standard">
      <style:text-properties style:font-name="Arial1" fo:font-size="10pt" officeooo:paragraph-rsid="0056b6d6" style:font-size-asian="10pt" style:font-size-complex="10pt"/>
    </style:style>
    <style:style style:name="P20" style:family="paragraph" style:parent-style-name="Standard">
      <style:text-properties style:font-name="Arial1" fo:font-size="10pt" fo:font-style="normal" style:text-underline-style="none" fo:font-weight="normal" officeooo:rsid="004d9ad9" officeooo:paragraph-rsid="00cb8d5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Arial1" fo:font-size="10pt" fo:font-style="normal" style:text-underline-style="none" fo:font-weight="normal" officeooo:rsid="004d9ad9" officeooo:paragraph-rsid="00ca43e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Arial1" fo:font-size="10pt" fo:font-style="normal" style:text-underline-style="none" fo:font-weight="normal" officeooo:paragraph-rsid="00ca43e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Arial1" fo:font-size="10pt" fo:font-style="normal" style:text-underline-style="none" fo:font-weight="normal" officeooo:paragraph-rsid="00a7ca7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Arial1" fo:font-size="10pt" fo:font-style="normal" style:text-underline-style="none" fo:font-weight="normal" officeooo:paragraph-rsid="0082177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Arial1" fo:font-size="10pt" fo:font-style="normal" fo:text-shadow="none" style:text-underline-style="none" fo:font-weight="normal" officeooo:rsid="0a2abf2b" officeooo:paragraph-rsid="005a33cf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26" style:family="paragraph" style:parent-style-name="Standard">
      <style:text-properties style:font-name="Arial1" fo:font-size="10pt" fo:font-style="normal" fo:text-shadow="none" style:text-underline-style="none" fo:font-weight="normal" officeooo:rsid="0082177b" officeooo:paragraph-rsid="0082177b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style:text-underline-style="none" officeooo:paragraph-rsid="00d10bf5" style:font-size-asian="10pt" style:font-size-complex="10pt"/>
    </style:style>
    <style:style style:name="P28" style:family="paragraph" style:parent-style-name="Standard">
      <style:paragraph-properties fo:break-before="auto" fo:break-after="auto"/>
      <style:text-properties style:font-name="Arial1" fo:font-size="10pt" fo:font-style="normal" style:text-underline-style="none" fo:font-weight="normal" officeooo:rsid="004d9ad9" officeooo:paragraph-rsid="00a7ca7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break-before="auto" fo:break-after="auto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bold" officeooo:rsid="0a2d59cf" officeooo:paragraph-rsid="005ff605" style:text-blinking="false" style:font-size-asian="10pt" style:font-weight-asian="bold" style:font-name-complex="Arial1" style:font-size-complex="10pt" style:font-weight-complex="bold" text:display="true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bold" officeooo:paragraph-rsid="000efc50" style:text-blinking="false" style:font-size-asian="10pt" style:font-weight-asian="bold" style:font-name-complex="Arial1" style:font-size-complex="10pt" style:font-weight-complex="bold" text:display="true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bold" officeooo:rsid="10165dd1" officeooo:paragraph-rsid="000efc50" style:text-blinking="false" style:font-size-asian="10pt" style:font-weight-asian="bold" style:font-name-complex="Arial1" style:font-size-complex="10pt" style:font-weight-complex="bold" text:display="true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bold" officeooo:rsid="0f8944bf" officeooo:paragraph-rsid="000efc50" style:text-blinking="false" style:font-size-asian="10pt" style:font-weight-asian="bold" style:font-name-complex="Arial1" style:font-size-complex="10pt" style:font-weight-complex="bold" text:display="true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bold" officeooo:paragraph-rsid="000efc50" style:text-blinking="false" style:font-size-asian="10pt" style:font-weight-asian="bold" style:font-name-complex="Arial1" style:font-size-complex="10pt" style:font-weight-complex="bold" text:display="true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bold" officeooo:rsid="071250e2" officeooo:paragraph-rsid="000efc50" style:text-blinking="false" style:font-size-asian="10pt" style:font-weight-asian="bold" style:font-name-complex="Arial1" style:font-size-complex="10pt" style:font-weight-complex="bold" text:display="true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normal" officeooo:rsid="007c93a5" officeooo:paragraph-rsid="007c93a5" style:text-blinking="false" style:font-size-asian="10pt" style:font-weight-asian="normal" style:font-name-complex="Arial1" style:font-size-complex="10pt" style:font-weight-complex="normal" text:display="true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7c93a5" officeooo:paragraph-rsid="007c93a5" style:text-blinking="false" style:font-size-asian="10pt" style:font-weight-asian="normal" style:font-name-complex="Arial1" style:font-size-complex="10pt" style:font-weight-complex="normal" text:display="true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fde57b2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10165dd1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b12051" officeooo:paragraph-rsid="00b12051" style:text-blinking="false" style:font-size-asian="10pt" style:font-weight-asian="normal" style:font-name-complex="Arial1" style:font-size-complex="10pt" style:font-weight-complex="normal" text:display="true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normal" officeooo:rsid="00b12051" officeooo:paragraph-rsid="00b12051" style:text-blinking="false" style:font-size-asian="10pt" style:font-weight-asian="normal" style:font-name-complex="Arial1" style:font-size-complex="10pt" style:font-weight-complex="normal" text:display="true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6d6aed9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a04103" officeooo:paragraph-rsid="00a04103" style:text-blinking="false" style:font-size-asian="10pt" style:font-weight-asian="normal" style:font-name-complex="Arial1" style:font-size-complex="10pt" style:font-weight-complex="normal" text:display="true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1db41ff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normal" officeooo:rsid="000efc50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c223fe" officeooo:paragraph-rsid="00c223fe" style:text-blinking="false" style:font-size-asian="10pt" style:font-weight-asian="normal" style:font-name-complex="Arial1" style:font-size-complex="10pt" style:font-weight-complex="normal" text:display="true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a267ae" officeooo:paragraph-rsid="00a267ae" style:text-blinking="false" style:font-size-asian="10pt" style:font-weight-asian="normal" style:font-name-complex="Arial1" style:font-size-complex="10pt" style:font-weight-complex="normal" text:display="true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42371ce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a1e532" officeooo:paragraph-rsid="00a1e532" style:text-blinking="false" style:font-size-asian="10pt" style:font-weight-asian="normal" style:font-name-complex="Arial1" style:font-size-complex="10pt" style:font-weight-complex="normal" text:display="true"/>
    </style:style>
    <style:style style:name="P50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d67bc7" officeooo:paragraph-rsid="00d67bc7" style:text-blinking="false" style:font-size-asian="10pt" style:font-weight-asian="normal" style:font-name-complex="Arial1" style:font-size-complex="10pt" style:font-weight-complex="normal" text:display="true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normal" officeooo:rsid="00b12051" officeooo:paragraph-rsid="00b12051" style:text-blinking="false" fo:background-color="transparent" style:font-size-asian="10pt" style:font-weight-asian="normal" style:font-name-complex="Arial1" style:font-size-complex="10pt" style:font-weight-complex="normal" text:display="true"/>
    </style:style>
    <style:style style:name="P52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normal" officeooo:rsid="000efc50" officeooo:paragraph-rsid="000efc50" style:text-blinking="false" fo:background-color="transparent" style:font-size-asian="10pt" style:font-weight-asian="normal" style:font-name-complex="Arial1" style:font-size-complex="10pt" style:font-weight-complex="normal" text:display="true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f8944bf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54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55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paragraph-rsid="007c93a5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0c223fe" officeooo:paragraph-rsid="00c223fe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57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0b12051" officeooo:paragraph-rsid="00b12051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58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0b12051" officeooo:paragraph-rsid="00b12051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59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e211257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0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07c93a5" officeooo:paragraph-rsid="007c93a5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1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07c93a5" officeooo:paragraph-rsid="007c93a5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2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4d82ce8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3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3f97906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3f97906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5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10165dd1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6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2d8f1e9" officeooo:paragraph-rsid="007c93a5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7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2d8f1e9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8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2d8f1e9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9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ca90840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0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0cc0bcb" officeooo:paragraph-rsid="00cc0bcb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1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style:text-underline-style="none" fo:font-weight="normal" officeooo:rsid="007df938" officeooo:paragraph-rsid="007df938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2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style:text-underline-style="none" fo:font-weight="normal" officeooo:rsid="04dbf9ec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3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style:text-underline-style="none" fo:font-weight="normal" officeooo:rsid="00b12051" officeooo:paragraph-rsid="00b12051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4" style:family="paragraph" style:parent-style-name="Table_20_Contents">
      <style:paragraph-properties fo:text-align="justify" style:justify-single-word="false"/>
      <style:text-properties style:font-name="Arial1" fo:font-size="10pt" fo:font-style="normal" fo:text-shadow="none" style:text-underline-style="none" fo:font-weight="normal" officeooo:paragraph-rsid="003d5fcb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5" style:family="paragraph" style:parent-style-name="Table_20_Contents">
      <style:paragraph-properties fo:text-align="justify" style:justify-single-word="false"/>
      <style:text-properties style:font-name="Arial1" fo:font-size="10pt" fo:font-style="normal" fo:text-shadow="none" style:text-underline-style="none" fo:font-weight="normal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6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7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04d9ad9" officeooo:paragraph-rsid="004d9ad9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8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9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paragraph-rsid="003d5fcb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0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paragraph-rsid="00d10bf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1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7f02cdd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2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9f2d88e" officeooo:paragraph-rsid="003d5fcb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3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0a7ca7b" officeooo:paragraph-rsid="00a7ca7b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4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7886a5c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5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7886a5c" officeooo:paragraph-rsid="00d10bf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6" style:family="paragraph" style:parent-style-name="Table_20_Contents">
      <style:text-properties style:font-name="Arial1" fo:font-size="10pt" fo:font-style="normal" fo:text-shadow="none" style:text-underline-style="none" fo:font-weight="normal" officeooo:rsid="06ff5266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7" style:family="paragraph" style:parent-style-name="Table_20_Contents">
      <style:text-properties style:font-name="Arial1" fo:font-size="10pt" fo:font-style="normal" fo:text-shadow="none" style:text-underline-style="none" fo:font-weight="normal" officeooo:rsid="06ff5266" officeooo:paragraph-rsid="00d10bf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8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paragraph-rsid="003d5fcb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89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16df228" officeooo:paragraph-rsid="001024a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0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16df228" officeooo:paragraph-rsid="00d10bf5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1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993189c" officeooo:paragraph-rsid="001024a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2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993189c" officeooo:paragraph-rsid="00d10bf5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3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1efa056" officeooo:paragraph-rsid="001024a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4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1efa056" officeooo:paragraph-rsid="00d10bf5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5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1ee186c" officeooo:paragraph-rsid="001024a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6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1ee186c" officeooo:paragraph-rsid="00d10bf5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7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rsid="0042ce08" officeooo:paragraph-rsid="005ff605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98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rsid="0042ce08" officeooo:paragraph-rsid="0042ce08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99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03d5fcb" officeooo:paragraph-rsid="003d5fcb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0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rsid="00a93c65" officeooo:paragraph-rsid="00a93c65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1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04d9ad9" officeooo:paragraph-rsid="004d9ad9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2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paragraph-rsid="001024a6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3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paragraph-rsid="00d10bf5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4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rsid="00d10bf5" officeooo:paragraph-rsid="00d10bf5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5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71250e2" officeooo:paragraph-rsid="001024a6" style:text-blinking="false" fo:background-color="transparent" style:font-size-asian="10pt" style:font-style-asian="normal" style:font-weight-asian="bold" style:font-size-complex="10pt" style:font-style-complex="normal" style:font-weight-complex="bold" text:display="true"/>
    </style:style>
    <style:style style:name="P106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71250e2" officeooo:paragraph-rsid="00d10bf5" style:text-blinking="false" fo:background-color="transparent" style:font-size-asian="10pt" style:font-style-asian="normal" style:font-weight-asian="bold" style:font-size-complex="10pt" style:font-style-complex="normal" style:font-weight-complex="bold" text:display="true"/>
    </style:style>
    <style:style style:name="P10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5e1eff" officeooo:paragraph-rsid="00cb8d5c" style:font-size-asian="10pt" style:font-weight-asian="bold" style:font-size-complex="10pt" style:font-weight-complex="bold"/>
    </style:style>
    <style:style style:name="P108" style:family="paragraph" style:parent-style-name="Table_20_Contents">
      <style:text-properties style:font-name="Arial1" fo:font-size="10pt" officeooo:rsid="005e1eff" officeooo:paragraph-rsid="00cb8d5c" style:font-size-asian="10pt" style:font-size-complex="10pt"/>
    </style:style>
    <style:style style:name="P109" style:family="paragraph" style:parent-style-name="Table_20_Contents">
      <style:text-properties style:font-name="Arial1" fo:font-size="10pt" officeooo:rsid="00a73547" officeooo:paragraph-rsid="00cb8d5c" style:font-size-asian="10pt" style:font-size-complex="10pt"/>
    </style:style>
    <style:style style:name="P110" style:family="paragraph" style:parent-style-name="Table_20_Contents">
      <style:text-properties style:font-name="Arial1" fo:font-size="10pt" officeooo:rsid="00a73547" officeooo:paragraph-rsid="00cb8d5c" fo:background-color="transparent" style:font-size-asian="10pt" style:font-size-complex="10pt"/>
    </style:style>
    <style:style style:name="P111" style:family="paragraph" style:parent-style-name="Table_20_Contents">
      <style:text-properties style:font-name="Arial1" fo:font-size="10pt" officeooo:rsid="00a7ca7b" officeooo:paragraph-rsid="00cb8d5c" fo:background-color="transparent" style:font-size-asian="10pt" style:font-size-complex="10pt"/>
    </style:style>
    <style:style style:name="P112" style:family="paragraph" style:parent-style-name="Table_20_Contents">
      <style:paragraph-properties fo:margin-top="0in" fo:margin-bottom="0in" loext:contextual-spacing="false" fo:text-align="justify" style:justify-single-word="false"/>
      <style:text-properties style:font-name="Arial1" fo:font-size="10pt" fo:font-style="normal" fo:text-shadow="none" style:text-underline-style="none" fo:font-weight="normal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1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Arial1" fo:font-size="10pt" fo:font-style="normal" fo:text-shadow="none" style:text-underline-style="none" fo:font-weight="normal" officeooo:rsid="004d9ad9" officeooo:paragraph-rsid="004d9ad9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14" style:family="paragraph" style:parent-style-name="Table_20_Contents">
      <style:paragraph-properties fo:margin-top="0in" fo:margin-bottom="0in" loext:contextual-spacing="false" fo:text-align="justify" style:justify-single-word="false"/>
      <style:text-properties style:font-name="Arial1" fo:font-size="10pt" fo:font-style="normal" fo:text-shadow="none" style:text-underline-style="none" fo:font-weight="normal" officeooo:rsid="087c1c01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15" style:family="paragraph" style:parent-style-name="Text_20_body">
      <style:paragraph-properties fo:text-align="start" style:justify-single-word="false"/>
      <style:text-properties style:font-name="Arial1" fo:font-size="10pt" fo:font-weight="bold" officeooo:rsid="0042ce08" officeooo:paragraph-rsid="005ff605" style:font-size-asian="10pt" style:font-weight-asian="bold" style:font-size-complex="10pt" style:font-weight-complex="bold"/>
    </style:style>
    <style:style style:name="P116" style:family="paragraph" style:parent-style-name="Text_20_body">
      <style:paragraph-properties fo:text-align="start" style:justify-single-word="false"/>
      <style:text-properties style:font-name="Arial1" fo:font-size="10pt" fo:font-weight="bold" officeooo:rsid="0042ce08" officeooo:paragraph-rsid="00dc3c39" style:font-size-asian="10pt" style:font-weight-asian="bold" style:font-size-complex="10pt" style:font-weight-complex="bold"/>
    </style:style>
    <style:style style:name="P117" style:family="paragraph" style:parent-style-name="Text_20_body">
      <style:paragraph-properties fo:text-align="center" style:justify-single-word="false"/>
      <style:text-properties style:font-name="Arial1" fo:font-size="10pt" fo:font-weight="bold" officeooo:rsid="0042ce08" officeooo:paragraph-rsid="006e7e93" style:font-size-asian="10pt" style:font-weight-asian="bold" style:font-size-complex="10pt" style:font-weight-complex="bold"/>
    </style:style>
    <style:style style:name="P118" style:family="paragraph" style:parent-style-name="Text_20_body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19" style:family="paragraph" style:parent-style-name="Text_20_body">
      <style:paragraph-properties fo:text-align="center" style:justify-single-word="false"/>
      <style:text-properties style:font-name="Arial1" fo:font-size="10pt" fo:font-weight="bold" officeooo:paragraph-rsid="00ca43e1" style:font-size-asian="10pt" style:font-weight-asian="bold" style:font-size-complex="10pt" style:font-weight-complex="bold"/>
    </style:style>
    <style:style style:name="P120" style:family="paragraph" style:parent-style-name="Text_20_body">
      <style:paragraph-properties fo:text-align="center" style:justify-single-word="false"/>
      <style:text-properties style:font-name="Arial1" fo:font-size="10pt" fo:font-weight="bold" officeooo:paragraph-rsid="00dc3c39" style:font-size-asian="10pt" style:font-weight-asian="bold" style:font-size-complex="10pt" style:font-weight-complex="bold"/>
    </style:style>
    <style:style style:name="P121" style:family="paragraph" style:parent-style-name="Text_20_body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22" style:family="paragraph" style:parent-style-name="Text_20_body">
      <style:paragraph-properties fo:text-align="start" style:justify-single-word="false"/>
      <style:text-properties style:font-name="Arial1" fo:font-size="10pt" fo:font-weight="bold" officeooo:paragraph-rsid="00dc3c39" style:font-size-asian="10pt" style:font-weight-asian="bold" style:font-size-complex="10pt" style:font-weight-complex="bold"/>
    </style:style>
    <style:style style:name="P123" style:family="paragraph" style:parent-style-name="Text_20_body">
      <style:paragraph-properties fo:text-align="start" style:justify-single-word="false"/>
      <style:text-properties style:font-name="Arial1" fo:font-size="10pt" fo:font-weight="bold" officeooo:rsid="009b7e58" officeooo:paragraph-rsid="009b7e58" style:font-size-asian="10pt" style:font-weight-asian="bold" style:font-size-complex="10pt" style:font-weight-complex="bold"/>
    </style:style>
    <style:style style:name="P124" style:family="paragraph" style:parent-style-name="Text_20_body">
      <style:paragraph-properties fo:text-align="center" style:justify-single-word="false"/>
      <style:text-properties style:font-name="Arial1" fo:font-size="10pt" fo:font-weight="bold" officeooo:rsid="00b12051" officeooo:paragraph-rsid="00b12051" style:font-size-asian="10pt" style:font-weight-asian="bold" style:font-size-complex="10pt" style:font-weight-complex="bold"/>
    </style:style>
    <style:style style:name="P125" style:family="paragraph" style:parent-style-name="Text_20_body">
      <style:paragraph-properties fo:text-align="center" style:justify-single-word="false"/>
      <style:text-properties style:font-name="Arial1" fo:font-size="10pt" fo:font-weight="bold" officeooo:rsid="00b12051" officeooo:paragraph-rsid="00dc3c39" style:font-size-asian="10pt" style:font-weight-asian="bold" style:font-size-complex="10pt" style:font-weight-complex="bold"/>
    </style:style>
    <style:style style:name="P126" style:family="paragraph" style:parent-style-name="Text_20_body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af6f4e" officeooo:paragraph-rsid="00af6f4e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normal" officeooo:rsid="00af6f4e" officeooo:paragraph-rsid="00af6f4e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normal" officeooo:paragraph-rsid="00af6f4e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paragraph-rsid="004d9ad9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ext_20_body">
      <style:text-properties style:font-name="Arial1" fo:font-size="10pt" fo:font-style="normal" style:text-underline-style="none" fo:font-weight="normal" officeooo:rsid="02af1722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9f7e695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c41fc1" officeooo:paragraph-rsid="00c41fc1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ext_20_body">
      <style:text-properties style:font-name="Arial1" fo:font-size="10pt" fo:font-style="normal" style:text-underline-style="none" fo:font-weight="normal" officeooo:rsid="00c41fc1" officeooo:paragraph-rsid="00c41fc1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ext_20_body">
      <style:text-properties style:font-name="Arial1" fo:font-size="10pt" fo:font-style="normal" style:text-underline-style="none" fo:font-weight="normal" officeooo:rsid="057d6681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d872c40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ca43e1" officeooo:paragraph-rsid="00ca43e1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ext_20_body">
      <style:text-properties style:font-name="Arial1" fo:font-size="10pt" fo:font-style="normal" style:text-underline-style="none" fo:font-weight="normal" officeooo:rsid="0d8860ea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b12051" officeooo:paragraph-rsid="00b12051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ext_20_body">
      <style:text-properties style:font-name="Arial1" fo:font-size="10pt" fo:font-style="normal" style:text-underline-style="none" fo:font-weight="normal" officeooo:rsid="00b12051" officeooo:paragraph-rsid="00b12051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dfc60b5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ext_20_body">
      <style:text-properties style:font-name="Arial1" fo:font-size="10pt" fo:font-style="normal" style:text-underline-style="none" fo:font-weight="normal" officeooo:paragraph-rsid="004d9ad9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a9eaf37" officeooo:paragraph-rsid="004d9ad9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ext_20_body">
      <style:text-properties style:font-name="Arial1" fo:font-size="10pt" fo:font-style="normal" style:text-underline-style="none" fo:font-weight="normal" officeooo:rsid="004ef8ec" officeooo:paragraph-rsid="004ef8ec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4ef8ec" officeooo:paragraph-rsid="004ef8ec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ext_20_body">
      <style:text-properties style:font-name="Arial1" fo:font-size="10pt" fo:font-style="normal" style:text-underline-style="none" fo:font-weight="normal" officeooo:rsid="004ef8ec" officeooo:paragraph-rsid="00a9d6aa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ext_20_body">
      <style:text-properties style:font-name="Arial1" fo:font-size="10pt" fo:font-style="normal" style:text-underline-style="none" fo:font-weight="normal" officeooo:rsid="0ebd04f2" officeooo:paragraph-rsid="004d9ad9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a5a4f45" officeooo:paragraph-rsid="004d9ad9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a41703" officeooo:paragraph-rsid="00a41703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bold" officeooo:paragraph-rsid="005ff605" style:font-size-asian="10pt" style:font-style-asian="normal" style:font-weight-asian="bold" style:font-size-complex="10pt" style:font-style-complex="normal" style:font-weight-complex="bold"/>
    </style:style>
    <style:style style:name="P153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bold" officeooo:paragraph-rsid="004d9ad9" style:font-size-asian="10pt" style:font-style-asian="normal" style:font-weight-asian="bold" style:font-size-complex="10pt" style:font-style-complex="normal" style:font-weight-complex="bold"/>
    </style:style>
    <style:style style:name="P154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bold" officeooo:rsid="004d9ad9" officeooo:paragraph-rsid="004d9ad9" style:font-size-asian="10pt" style:font-style-asian="normal" style:font-weight-asian="bold" style:font-size-complex="10pt" style:font-style-complex="normal" style:font-weight-complex="bold"/>
    </style:style>
    <style:style style:name="P155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bold" officeooo:paragraph-rsid="004d9ad9" style:font-size-asian="10pt" style:font-style-asian="normal" style:font-weight-asian="bold" style:font-size-complex="10pt" style:font-style-complex="normal" style:font-weight-complex="bold"/>
    </style:style>
    <style:style style:name="P156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bold" officeooo:rsid="00a93c65" officeooo:paragraph-rsid="00a93c65" style:font-size-asian="10pt" style:font-style-asian="normal" style:font-weight-asian="bold" style:font-size-complex="10pt" style:font-style-complex="normal" style:font-weight-complex="bold"/>
    </style:style>
    <style:style style:name="P157" style:family="paragraph" style:parent-style-name="Text_20_body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rsid="008a9958" officeooo:paragraph-rsid="008a9958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58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08a9958" officeooo:paragraph-rsid="008a9958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59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0ca43e1" officeooo:paragraph-rsid="00ca43e1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60" style:family="paragraph" style:parent-style-name="Text_20_body">
      <style:text-properties style:font-name="Arial1" fo:font-size="10pt" fo:font-style="normal" fo:text-shadow="none" style:text-underline-style="none" fo:font-weight="normal" officeooo:rsid="008a9958" officeooo:paragraph-rsid="008a99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1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08a9958" officeooo:paragraph-rsid="008a99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2" style:family="paragraph" style:parent-style-name="Text_20_body">
      <style:text-properties style:font-name="Arial1" fo:font-size="10pt" fo:font-style="normal" fo:text-shadow="none" style:text-underline-style="none" fo:font-weight="normal" officeooo:rsid="008ae6b9" officeooo:paragraph-rsid="008ae6b9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3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08ae6b9" officeooo:paragraph-rsid="008ae6b9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4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08b37c7" officeooo:paragraph-rsid="008b37c7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5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paragraph-rsid="008a99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6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08fe789" officeooo:paragraph-rsid="008fe789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7" style:family="paragraph" style:parent-style-name="Text_20_body">
      <style:text-properties style:font-name="Arial1" fo:font-size="10pt" fo:font-style="normal" fo:text-shadow="none" style:text-underline-style="none" fo:font-weight="normal" officeooo:paragraph-rsid="00d10bf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8" style:family="paragraph" style:parent-style-name="Text_20_body">
      <style:text-properties style:font-name="Arial1" fo:font-size="10pt" fo:font-style="normal" fo:text-shadow="none" style:text-underline-style="none" officeooo:paragraph-rsid="00d10bf5" style:text-blinking="false" style:font-size-asian="10pt" style:font-style-asian="normal" style:font-size-complex="10pt" style:font-style-complex="normal" text:display="true"/>
    </style:style>
    <style:style style:name="P169" style:family="paragraph" style:parent-style-name="Text_20_body">
      <style:text-properties style:font-name="Arial1" fo:font-size="10pt" fo:font-style="normal" fo:text-shadow="none" style:text-underline-style="none" officeooo:paragraph-rsid="00d901db" style:text-blinking="false" style:font-size-asian="10pt" style:font-style-asian="normal" style:font-size-complex="10pt" style:font-style-complex="normal" text:display="true"/>
    </style:style>
    <style:style style:name="P170" style:family="paragraph" style:parent-style-name="Text_20_body">
      <style:text-properties style:font-name="Arial1" fo:font-size="10pt" fo:font-style="normal" fo:text-shadow="none" style:text-underline-style="none" officeooo:rsid="02b67644" officeooo:paragraph-rsid="00d10bf5" style:text-blinking="false" style:font-size-asian="10pt" style:font-style-asian="normal" style:font-size-complex="10pt" style:font-style-complex="normal" text:display="true"/>
    </style:style>
    <style:style style:name="P171" style:family="paragraph" style:parent-style-name="Text_20_body">
      <style:text-properties style:font-name="Arial1" fo:font-size="10pt" fo:font-style="normal" fo:text-shadow="none" style:text-underline-style="none" officeooo:rsid="09b25304" officeooo:paragraph-rsid="00d10bf5" style:text-blinking="false" style:font-size-asian="10pt" style:font-style-asian="normal" style:font-size-complex="10pt" style:font-style-complex="normal" text:display="true"/>
    </style:style>
    <style:style style:name="P172" style:family="paragraph" style:parent-style-name="Text_20_body">
      <style:text-properties style:font-name="Arial1" fo:font-size="10pt" fo:font-style="normal" fo:text-shadow="none" style:text-underline-style="none" officeooo:paragraph-rsid="00d10bf5" style:text-blinking="false" fo:background-color="#fff200" style:font-size-asian="10pt" style:font-style-asian="normal" style:font-size-complex="10pt" style:font-style-complex="normal" text:display="true"/>
    </style:style>
    <style:style style:name="P173" style:family="paragraph" style:parent-style-name="Text_20_body">
      <style:text-properties style:font-name="Arial1" fo:font-size="10pt" fo:font-style="normal" fo:text-shadow="none" style:text-underline-style="none" officeooo:paragraph-rsid="00d10bf5" style:text-blinking="false" fo:background-color="transparent" style:font-size-asian="10pt" style:font-style-asian="normal" style:font-size-complex="10pt" style:font-style-complex="normal" text:display="true"/>
    </style:style>
    <style:style style:name="P174" style:family="paragraph" style:parent-style-name="Text_20_body">
      <style:text-properties style:font-name="Arial1" fo:font-size="10pt" fo:font-style="normal" fo:text-shadow="none" style:text-underline-style="none" officeooo:paragraph-rsid="00d10bf5" style:text-blinking="false" fo:background-color="#00b274" style:font-size-asian="10pt" style:font-style-asian="normal" style:font-size-complex="10pt" style:font-style-complex="normal" text:display="true"/>
    </style:style>
    <style:style style:name="P175" style:family="paragraph" style:parent-style-name="Text_20_body">
      <style:text-properties style:font-name="Arial1" fo:font-size="10pt" style:font-size-asian="10pt" style:font-size-complex="10pt"/>
    </style:style>
    <style:style style:name="P176" style:family="paragraph" style:parent-style-name="Text_20_body">
      <style:text-properties style:font-name="Arial1" fo:font-size="10pt" officeooo:paragraph-rsid="006e7e93" style:font-size-asian="10pt" style:font-size-complex="10pt"/>
    </style:style>
    <style:style style:name="P177" style:family="paragraph" style:parent-style-name="Text_20_body">
      <style:paragraph-properties fo:text-align="start" style:justify-single-word="false"/>
      <style:text-properties style:font-name="Arial1" fo:font-size="10pt" officeooo:paragraph-rsid="005ff605" style:font-size-asian="10pt" style:font-size-complex="10pt"/>
    </style:style>
    <style:style style:name="P178" style:family="paragraph" style:parent-style-name="Text_20_body">
      <style:text-properties style:font-name="Arial1" fo:font-size="10pt" officeooo:paragraph-rsid="005ff605" style:font-size-asian="10pt" style:font-size-complex="10pt"/>
    </style:style>
    <style:style style:name="P179" style:family="paragraph" style:parent-style-name="Text_20_body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80" style:family="paragraph" style:parent-style-name="Text_20_body">
      <style:paragraph-properties fo:text-align="center" style:justify-single-word="false"/>
      <style:text-properties style:font-name="Arial1" fo:font-size="10pt" officeooo:paragraph-rsid="00dc3c39" style:font-size-asian="10pt" style:font-size-complex="10pt"/>
    </style:style>
    <style:style style:name="P181" style:family="paragraph" style:parent-style-name="Text_20_body">
      <style:paragraph-properties fo:text-align="center" style:justify-single-word="false"/>
      <style:text-properties style:font-name="Arial1" fo:font-size="10pt" officeooo:rsid="00b12051" officeooo:paragraph-rsid="00b12051" style:font-size-asian="10pt" style:font-size-complex="10pt"/>
    </style:style>
    <style:style style:name="P182" style:family="paragraph" style:parent-style-name="Text_20_body">
      <style:paragraph-properties fo:text-align="center" style:justify-single-word="false"/>
      <style:text-properties style:font-name="Arial1" fo:font-size="10pt" officeooo:rsid="00b12051" officeooo:paragraph-rsid="00dc3c39" style:font-size-asian="10pt" style:font-size-complex="10pt"/>
    </style:style>
    <style:style style:name="P183" style:family="paragraph" style:parent-style-name="Text_20_body">
      <style:paragraph-properties fo:text-align="center" style:justify-single-word="false"/>
      <style:text-properties style:font-name="Arial1" fo:font-size="10pt" officeooo:rsid="00cd8ea6" officeooo:paragraph-rsid="00cd8ea6" style:font-size-asian="10pt" style:font-size-complex="10pt"/>
    </style:style>
    <style:style style:name="P184" style:family="paragraph" style:parent-style-name="Text_20_body">
      <style:paragraph-properties fo:text-align="center" style:justify-single-word="false"/>
      <style:text-properties style:font-name="Arial1" fo:font-size="10pt" officeooo:rsid="00cd8ea6" officeooo:paragraph-rsid="00dc3c39" style:font-size-asian="10pt" style:font-size-complex="10pt"/>
    </style:style>
    <style:style style:name="P185" style:family="paragraph" style:parent-style-name="Text_20_body">
      <style:text-properties style:font-name="Arial1" fo:font-size="10pt" officeooo:rsid="00cd8ea6" officeooo:paragraph-rsid="00dc3c39" style:font-size-asian="10pt" style:font-size-complex="10pt"/>
    </style:style>
    <style:style style:name="P186" style:family="paragraph" style:parent-style-name="Text_20_body">
      <style:text-properties style:font-name="Arial1" fo:font-size="10pt" officeooo:rsid="0020c21e" officeooo:paragraph-rsid="0020c21e" style:font-size-asian="10pt" style:font-size-complex="10pt"/>
    </style:style>
    <style:style style:name="P187" style:family="paragraph" style:parent-style-name="Text_20_body">
      <style:text-properties style:font-name="Arial1" fo:font-size="10pt" officeooo:rsid="0020c21e" officeooo:paragraph-rsid="00dc3c39" style:font-size-asian="10pt" style:font-size-complex="10pt"/>
    </style:style>
    <style:style style:name="P188" style:family="paragraph" style:parent-style-name="Text_20_body">
      <style:text-properties style:font-name="Arial1" fo:font-size="10pt" officeooo:rsid="00202db7" officeooo:paragraph-rsid="00ca43e1" style:font-size-asian="10pt" style:font-size-complex="10pt"/>
    </style:style>
    <style:style style:name="P189" style:family="paragraph" style:parent-style-name="Text_20_body">
      <style:text-properties style:font-name="Arial1" fo:font-size="10pt" officeooo:paragraph-rsid="00ca43e1" style:font-size-asian="10pt" style:font-size-complex="10pt"/>
    </style:style>
    <style:style style:name="P190" style:family="paragraph" style:parent-style-name="Text_20_body">
      <style:paragraph-properties fo:text-align="center" style:justify-single-word="false"/>
      <style:text-properties style:font-name="Arial1" fo:font-size="10pt" officeooo:rsid="00d5a284" officeooo:paragraph-rsid="00d5a284" style:font-size-asian="10pt" style:font-size-complex="10pt"/>
    </style:style>
    <style:style style:name="P191" style:family="paragraph" style:parent-style-name="Text_20_body">
      <style:paragraph-properties fo:text-align="center" style:justify-single-word="false"/>
      <style:text-properties style:font-name="Arial1" fo:font-size="10pt" officeooo:rsid="00d5a284" officeooo:paragraph-rsid="00dc3c39" style:font-size-asian="10pt" style:font-size-complex="10pt"/>
    </style:style>
    <style:style style:name="P192" style:family="paragraph" style:parent-style-name="Text_20_body">
      <style:paragraph-properties fo:text-align="center" style:justify-single-word="false"/>
      <style:text-properties style:font-name="Arial1" fo:font-size="10pt" officeooo:rsid="00d3a63e" officeooo:paragraph-rsid="00b12051" style:font-size-asian="10pt" style:font-size-complex="10pt"/>
    </style:style>
    <style:style style:name="P193" style:family="paragraph" style:parent-style-name="Text_20_body">
      <style:paragraph-properties fo:text-align="center" style:justify-single-word="false"/>
      <style:text-properties style:font-name="Arial1" fo:font-size="10pt" officeooo:rsid="00d3a63e" officeooo:paragraph-rsid="00dc3c39" style:font-size-asian="10pt" style:font-size-complex="10pt"/>
    </style:style>
    <style:style style:name="P194" style:family="paragraph" style:parent-style-name="Text_20_body">
      <style:text-properties style:font-name="Arial1" fo:font-size="10pt" officeooo:rsid="00d7a0a0" officeooo:paragraph-rsid="00d7a0a0" style:font-size-asian="10pt" style:font-size-complex="10pt"/>
    </style:style>
    <style:style style:name="P195" style:family="paragraph" style:parent-style-name="Text_20_body">
      <style:paragraph-properties fo:text-align="center" style:justify-single-word="false"/>
      <style:text-properties style:font-name="Arial1" fo:font-size="10pt" officeooo:rsid="00d7a0a0" style:font-size-asian="10pt" style:font-size-complex="10pt"/>
    </style:style>
    <style:style style:name="P196" style:family="paragraph" style:parent-style-name="Text_20_body">
      <style:paragraph-properties fo:text-align="center" style:justify-single-word="false"/>
      <style:text-properties style:font-name="Arial1" fo:font-size="10pt" officeooo:rsid="00d7a0a0" officeooo:paragraph-rsid="00dc3c39" style:font-size-asian="10pt" style:font-size-complex="10pt"/>
    </style:style>
    <style:style style:name="P197" style:family="paragraph" style:parent-style-name="Text_20_body">
      <style:text-properties style:font-name="Arial1" fo:font-size="10pt" officeooo:rsid="00d7a0a0" officeooo:paragraph-rsid="00dc3c39" style:font-size-asian="10pt" style:font-size-complex="10pt"/>
    </style:style>
    <style:style style:name="P198" style:family="paragraph" style:parent-style-name="Text_20_body">
      <style:text-properties style:font-name="Arial1" fo:font-size="10pt" officeooo:paragraph-rsid="0020c21e" style:font-size-asian="10pt" style:font-size-complex="10pt"/>
    </style:style>
    <style:style style:name="P199" style:family="paragraph" style:parent-style-name="Text_20_body">
      <style:text-properties style:font-name="Arial1" fo:font-size="10pt" officeooo:paragraph-rsid="00dc3c39" style:font-size-asian="10pt" style:font-size-complex="10pt"/>
    </style:style>
    <style:style style:name="P200" style:family="paragraph" style:parent-style-name="Text_20_body">
      <style:text-properties style:font-name="Arial1" fo:font-size="10pt" officeooo:rsid="00dd34a9" officeooo:paragraph-rsid="00dd34a9" style:font-size-asian="10pt" style:font-size-complex="10pt"/>
    </style:style>
    <style:style style:name="P201" style:family="paragraph" style:parent-style-name="Text_20_body">
      <style:paragraph-properties fo:text-align="center" style:justify-single-word="false"/>
      <style:text-properties style:font-name="Arial1" fo:font-size="10pt" officeooo:rsid="00dd34a9" officeooo:paragraph-rsid="00dd34a9" style:font-size-asian="10pt" style:font-size-complex="10pt"/>
    </style:style>
    <style:style style:name="P202" style:family="paragraph" style:parent-style-name="Text_20_body">
      <style:text-properties style:font-name="Arial1" fo:font-size="10pt" officeooo:rsid="00202db7" officeooo:paragraph-rsid="00ca43e1" fo:background-color="transparent" style:font-size-asian="10pt" style:font-size-complex="10pt"/>
    </style:style>
    <style:style style:name="P203" style:family="paragraph" style:parent-style-name="Text_20_body">
      <style:text-properties style:font-name="Arial1" fo:font-size="10pt" officeooo:paragraph-rsid="00dc3c39" fo:background-color="transparent" style:font-size-asian="10pt" style:font-size-complex="10pt"/>
    </style:style>
    <style:style style:name="P204" style:family="paragraph" style:parent-style-name="Text_20_body">
      <style:text-properties style:font-name="Arial1" fo:font-size="10pt" officeooo:rsid="00de6f92" officeooo:paragraph-rsid="00de6f92" style:font-size-asian="10pt" style:font-size-complex="10pt"/>
    </style:style>
    <style:style style:name="P205" style:family="paragraph" style:parent-style-name="Text_20_body">
      <style:paragraph-properties fo:text-align="center" style:justify-single-word="false"/>
      <style:text-properties style:font-name="Arial1" fo:font-size="10pt" officeooo:rsid="00de6f92" officeooo:paragraph-rsid="00de6f92" style:font-size-asian="10pt" style:font-size-complex="10pt"/>
    </style:style>
    <style:style style:name="P206" style:family="paragraph" style:parent-style-name="Text_20_body">
      <style:text-properties style:font-name="Arial1" fo:font-size="10pt" officeooo:rsid="0020c21e" officeooo:paragraph-rsid="00dc3c39" style:font-size-asian="10pt" style:font-size-complex="10pt"/>
    </style:style>
    <style:style style:name="P207" style:family="paragraph" style:parent-style-name="Text_20_body">
      <style:paragraph-properties fo:text-align="center" style:justify-single-word="false"/>
      <style:text-properties style:font-name="Arial1" fo:font-size="10pt" officeooo:rsid="00b12051" officeooo:paragraph-rsid="00dc3c39" style:font-size-asian="10pt" style:font-size-complex="10pt"/>
    </style:style>
    <style:style style:name="P208" style:family="paragraph" style:parent-style-name="Text_20_body">
      <style:paragraph-properties fo:text-align="center" style:justify-single-word="false"/>
      <style:text-properties style:font-name="Arial1" fo:font-size="10pt" officeooo:paragraph-rsid="00dc3c39" style:font-size-asian="10pt" style:font-size-complex="10pt"/>
    </style:style>
    <style:style style:name="P209" style:family="paragraph" style:parent-style-name="Text_20_body">
      <style:paragraph-properties fo:text-align="center" style:justify-single-word="false"/>
      <style:text-properties style:font-name="Arial1" fo:font-size="10pt" officeooo:rsid="00d3a63e" officeooo:paragraph-rsid="00dc3c39" style:font-size-asian="10pt" style:font-size-complex="10pt"/>
    </style:style>
    <style:style style:name="P210" style:family="paragraph" style:parent-style-name="Text_20_body">
      <style:paragraph-properties fo:text-align="center" style:justify-single-word="false"/>
      <style:text-properties style:font-name="Arial1" fo:font-size="10pt" officeooo:rsid="00cd8ea6" officeooo:paragraph-rsid="00dc3c39" style:font-size-asian="10pt" style:font-size-complex="10pt"/>
    </style:style>
    <style:style style:name="P211" style:family="paragraph" style:parent-style-name="Text_20_body">
      <style:paragraph-properties fo:text-align="center" style:justify-single-word="false"/>
      <style:text-properties style:font-name="Arial1" fo:font-size="10pt" officeooo:rsid="00dff452" officeooo:paragraph-rsid="00dff452" style:font-size-asian="10pt" style:font-size-complex="10pt"/>
    </style:style>
    <style:style style:name="P212" style:family="paragraph" style:parent-style-name="Text_20_body">
      <style:text-properties style:font-name="Arial1" fo:font-size="10pt" officeooo:rsid="00202db7" officeooo:paragraph-rsid="00e03bab" style:font-size-asian="10pt" style:font-size-complex="10pt"/>
    </style:style>
    <style:style style:name="P213" style:family="paragraph" style:parent-style-name="Text_20_body">
      <style:text-properties style:font-name="Arial1" fo:font-size="10pt" officeooo:rsid="00d62bd4" officeooo:paragraph-rsid="00e03bab" style:font-size-asian="10pt" style:font-size-complex="10pt"/>
    </style:style>
    <style:style style:name="P214" style:family="paragraph" style:parent-style-name="Text_20_body">
      <style:text-properties style:font-name="Arial1" fo:font-size="10pt" officeooo:paragraph-rsid="00e03bab" style:font-size-asian="10pt" style:font-size-complex="10pt"/>
    </style:style>
    <style:style style:name="P215" style:family="paragraph" style:parent-style-name="Text_20_body">
      <style:paragraph-properties fo:text-align="center" style:justify-single-word="false"/>
      <style:text-properties style:font-name="Arial1" fo:font-size="10pt" fo:font-weight="bold" officeooo:paragraph-rsid="00e03bab" style:font-size-asian="10pt" style:font-weight-asian="bold" style:font-size-complex="10pt" style:font-weight-complex="bold"/>
    </style:style>
    <style:style style:name="P216" style:family="paragraph" style:parent-style-name="Text_20_body">
      <style:text-properties style:font-name="Arial1" fo:font-size="10pt" officeooo:rsid="00202db7" officeooo:paragraph-rsid="00e03bab" fo:background-color="transparent" style:font-size-asian="10pt" style:font-size-complex="10pt"/>
    </style:style>
    <style:style style:name="P217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8" style:family="paragraph" style:parent-style-name="Standard">
      <style:text-properties style:font-name="Arial1" fo:font-size="10pt" fo:font-style="normal" style:text-underline-style="none" fo:font-weight="normal" officeooo:rsid="004d9ad9" officeooo:paragraph-rsid="00e03ba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9" style:family="paragraph" style:parent-style-name="Standard" style:master-page-name="">
      <style:paragraph-properties style:page-number="auto" fo:break-before="auto" fo:break-after="auto"/>
      <style:text-properties style:font-name="Arial1" fo:font-size="10pt" fo:font-style="normal" style:text-underline-style="none" fo:font-weight="normal" officeooo:rsid="004d9ad9" officeooo:paragraph-rsid="00ca43e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fe25aa1" style:font-weight-asian="bold" style:font-weight-complex="bold"/>
    </style:style>
    <style:style style:name="T3" style:family="text">
      <style:text-properties fo:font-weight="bold" officeooo:rsid="0c8377e4" style:font-weight-asian="bold" style:font-weight-complex="bold"/>
    </style:style>
    <style:style style:name="T4" style:family="text">
      <style:text-properties fo:font-weight="bold" officeooo:rsid="073232d6" style:font-weight-asian="bold" style:font-weight-complex="bold"/>
    </style:style>
    <style:style style:name="T5" style:family="text">
      <style:text-properties fo:font-weight="bold" officeooo:rsid="03d824d4" style:font-weight-asian="bold" style:font-weight-complex="bold"/>
    </style:style>
    <style:style style:name="T6" style:family="text">
      <style:text-properties fo:font-weight="bold" officeooo:rsid="10494cfa" style:font-weight-asian="bold" style:font-weight-complex="bold"/>
    </style:style>
    <style:style style:name="T7" style:family="text">
      <style:text-properties fo:font-weight="bold" officeooo:rsid="0da558c6" style:font-weight-asian="bold" style:font-weight-complex="bold"/>
    </style:style>
    <style:style style:name="T8" style:family="text">
      <style:text-properties fo:font-weight="bold" officeooo:rsid="0ec81b84" style:font-weight-asian="bold" style:font-weight-complex="bold"/>
    </style:style>
    <style:style style:name="T9" style:family="text">
      <style:text-properties fo:font-weight="bold" officeooo:rsid="023433d1" style:font-weight-asian="bold" style:font-weight-complex="bold"/>
    </style:style>
    <style:style style:name="T10" style:family="text">
      <style:text-properties fo:font-weight="bold" officeooo:rsid="0a7b7cf1" style:font-weight-asian="bold" style:font-weight-complex="bold"/>
    </style:style>
    <style:style style:name="T11" style:family="text">
      <style:text-properties fo:font-weight="bold" officeooo:rsid="0c7dc6e3" style:font-weight-asian="bold" style:font-weight-complex="bold"/>
    </style:style>
    <style:style style:name="T12" style:family="text">
      <style:text-properties fo:font-weight="bold" officeooo:rsid="0502f836" style:font-weight-asian="bold" style:font-weight-complex="bold"/>
    </style:style>
    <style:style style:name="T13" style:family="text">
      <style:text-properties fo:font-weight="bold" officeooo:rsid="08a6f58b" style:font-weight-asian="bold" style:font-weight-complex="bold"/>
    </style:style>
    <style:style style:name="T14" style:family="text">
      <style:text-properties fo:font-weight="bold" officeooo:rsid="0af84b7a" style:font-weight-asian="bold" style:font-weight-complex="bold"/>
    </style:style>
    <style:style style:name="T15" style:family="text">
      <style:text-properties fo:font-weight="bold" officeooo:rsid="06d0336f" style:font-weight-asian="bold" style:font-weight-complex="bold"/>
    </style:style>
    <style:style style:name="T16" style:family="text">
      <style:text-properties fo:font-weight="bold" officeooo:rsid="0dc1a039" style:font-weight-asian="bold" style:font-weight-complex="bold"/>
    </style:style>
    <style:style style:name="T17" style:family="text">
      <style:text-properties fo:font-weight="bold" officeooo:rsid="007e1f45" style:font-weight-asian="bold" style:font-weight-complex="bold"/>
    </style:style>
    <style:style style:name="T18" style:family="text">
      <style:text-properties fo:font-weight="bold" officeooo:rsid="0d2112bc" style:font-weight-asian="bold" style:font-weight-complex="bold"/>
    </style:style>
    <style:style style:name="T19" style:family="text">
      <style:text-properties fo:font-weight="bold" officeooo:rsid="0049c2ad" style:font-weight-asian="bold" style:font-weight-complex="bold"/>
    </style:style>
    <style:style style:name="T20" style:family="text">
      <style:text-properties fo:font-weight="bold" officeooo:rsid="07838b15" style:font-weight-asian="bold" style:font-weight-complex="bold"/>
    </style:style>
    <style:style style:name="T21" style:family="text">
      <style:text-properties fo:font-weight="bold" officeooo:rsid="0473e9e7" style:font-weight-asian="bold" style:font-weight-complex="bold"/>
    </style:style>
    <style:style style:name="T22" style:family="text">
      <style:text-properties fo:font-weight="bold" officeooo:rsid="06fdcfa6" style:font-weight-asian="bold" style:font-weight-complex="bold"/>
    </style:style>
    <style:style style:name="T23" style:family="text">
      <style:text-properties fo:font-weight="bold" officeooo:rsid="032efb1d" style:font-weight-asian="bold" style:font-weight-complex="bold"/>
    </style:style>
    <style:style style:name="T24" style:family="text">
      <style:text-properties fo:font-weight="bold" officeooo:rsid="029f44ee" style:font-weight-asian="bold" style:font-weight-complex="bold"/>
    </style:style>
    <style:style style:name="T25" style:family="text">
      <style:text-properties fo:font-weight="bold" officeooo:rsid="02915f76" style:font-weight-asian="bold" style:font-weight-complex="bold"/>
    </style:style>
    <style:style style:name="T26" style:family="text">
      <style:text-properties fo:font-weight="bold" officeooo:rsid="06766941" style:font-weight-asian="bold" style:font-weight-complex="bold"/>
    </style:style>
    <style:style style:name="T27" style:family="text">
      <style:text-properties fo:font-weight="bold" officeooo:rsid="0677d1f7" style:font-weight-asian="bold" style:font-weight-complex="bold"/>
    </style:style>
    <style:style style:name="T28" style:family="text">
      <style:text-properties fo:font-weight="bold" officeooo:rsid="064e3072" style:font-weight-asian="bold" style:font-weight-complex="bold"/>
    </style:style>
    <style:style style:name="T29" style:family="text">
      <style:text-properties fo:font-weight="bold" officeooo:rsid="0dbf7a19" style:font-weight-asian="bold" style:font-weight-complex="bold"/>
    </style:style>
    <style:style style:name="T30" style:family="text">
      <style:text-properties fo:font-weight="bold" officeooo:rsid="0eb9a6a8" style:font-weight-asian="bold" style:font-weight-complex="bold"/>
    </style:style>
    <style:style style:name="T31" style:family="text">
      <style:text-properties fo:font-weight="bold" officeooo:rsid="022b71ff" style:font-weight-asian="bold" style:font-weight-complex="bold"/>
    </style:style>
    <style:style style:name="T32" style:family="text">
      <style:text-properties fo:font-weight="bold" officeooo:rsid="074fe11a" style:font-weight-asian="bold" style:font-weight-complex="bold"/>
    </style:style>
    <style:style style:name="T33" style:family="text">
      <style:text-properties fo:font-weight="bold" officeooo:rsid="057d6681" style:font-weight-asian="bold" style:font-weight-complex="bold"/>
    </style:style>
    <style:style style:name="T34" style:family="text">
      <style:text-properties fo:font-weight="bold" officeooo:rsid="0731cc29" style:font-weight-asian="bold" style:font-weight-complex="bold"/>
    </style:style>
    <style:style style:name="T35" style:family="text">
      <style:text-properties fo:font-weight="bold" officeooo:rsid="06fe92dc" style:font-weight-asian="bold" style:font-weight-complex="bold"/>
    </style:style>
    <style:style style:name="T36" style:family="text">
      <style:text-properties fo:font-weight="bold" officeooo:rsid="0c91ca0e" style:font-weight-asian="bold" style:font-weight-complex="bold"/>
    </style:style>
    <style:style style:name="T37" style:family="text">
      <style:text-properties fo:font-weight="bold" officeooo:rsid="0d71706e" style:font-weight-asian="bold" style:font-weight-complex="bold"/>
    </style:style>
    <style:style style:name="T38" style:family="text">
      <style:text-properties fo:font-weight="bold" officeooo:rsid="0f7df205" style:font-weight-asian="bold" style:font-weight-complex="bold"/>
    </style:style>
    <style:style style:name="T39" style:family="text">
      <style:text-properties fo:font-weight="bold" officeooo:rsid="0c493a3b" style:font-weight-asian="bold" style:font-weight-complex="bold"/>
    </style:style>
    <style:style style:name="T40" style:family="text">
      <style:text-properties fo:font-weight="bold" officeooo:rsid="0b0d2db5" style:font-weight-asian="bold" style:font-weight-complex="bold"/>
    </style:style>
    <style:style style:name="T41" style:family="text">
      <style:text-properties fo:font-weight="bold" officeooo:rsid="09140504" style:font-weight-asian="bold" style:font-weight-complex="bold"/>
    </style:style>
    <style:style style:name="T42" style:family="text">
      <style:text-properties fo:font-weight="bold" officeooo:rsid="09051d64" style:font-weight-asian="bold" style:font-weight-complex="bold"/>
    </style:style>
    <style:style style:name="T43" style:family="text">
      <style:text-properties fo:font-weight="bold" officeooo:rsid="0e272417" style:font-weight-asian="bold" style:font-weight-complex="bold"/>
    </style:style>
    <style:style style:name="T44" style:family="text">
      <style:text-properties fo:font-weight="bold" officeooo:rsid="0fbc71e2" style:font-weight-asian="bold" style:font-weight-complex="bold"/>
    </style:style>
    <style:style style:name="T45" style:family="text">
      <style:text-properties fo:font-weight="bold" officeooo:rsid="0992542f" style:font-weight-asian="bold" style:font-weight-complex="bold"/>
    </style:style>
    <style:style style:name="T46" style:family="text">
      <style:text-properties fo:font-weight="bold" officeooo:rsid="071cbd5c" style:font-weight-asian="bold" style:font-weight-complex="bold"/>
    </style:style>
    <style:style style:name="T47" style:family="text">
      <style:text-properties fo:font-weight="bold" officeooo:rsid="08f24702" style:font-weight-asian="bold" style:font-weight-complex="bold"/>
    </style:style>
    <style:style style:name="T48" style:family="text">
      <style:text-properties fo:font-weight="bold" officeooo:rsid="06fcfcc9" style:font-weight-asian="bold" style:font-weight-complex="bold"/>
    </style:style>
    <style:style style:name="T49" style:family="text">
      <style:text-properties fo:font-weight="bold" officeooo:rsid="0b589ea7" style:font-weight-asian="bold" style:font-weight-complex="bold"/>
    </style:style>
    <style:style style:name="T50" style:family="text">
      <style:text-properties fo:font-weight="bold" officeooo:rsid="08743144" style:font-weight-asian="bold" style:font-weight-complex="bold"/>
    </style:style>
    <style:style style:name="T51" style:family="text">
      <style:text-properties fo:font-weight="bold" style:font-weight-asian="bold" style:font-name-complex="Arial1" style:font-weight-complex="bold"/>
    </style:style>
    <style:style style:name="T52" style:family="text">
      <style:text-properties fo:font-weight="bold" officeooo:rsid="06f1c1ca" style:font-weight-asian="bold" style:font-name-complex="Arial1" style:font-weight-complex="bold"/>
    </style:style>
    <style:style style:name="T53" style:family="text">
      <style:text-properties fo:font-weight="bold" officeooo:rsid="081a550b" style:font-weight-asian="bold" style:font-name-complex="Arial1" style:font-weight-complex="bold"/>
    </style:style>
    <style:style style:name="T54" style:family="text">
      <style:text-properties fo:font-weight="bold" officeooo:rsid="0992542f" style:font-weight-asian="bold" style:font-name-complex="Arial1" style:font-weight-complex="bold"/>
    </style:style>
    <style:style style:name="T55" style:family="text">
      <style:text-properties fo:font-weight="bold" officeooo:rsid="06b1f604" style:font-weight-asian="bold" style:font-name-complex="Arial1" style:font-weight-complex="bold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3f97906"/>
    </style:style>
    <style:style style:name="T59" style:family="text">
      <style:text-properties style:text-underline-style="none" officeooo:rsid="0296c844"/>
    </style:style>
    <style:style style:name="T60" style:family="text">
      <style:text-properties style:text-underline-style="none" officeooo:rsid="004d9ad9"/>
    </style:style>
    <style:style style:name="T61" style:family="text">
      <style:text-properties style:text-underline-style="none" officeooo:rsid="006e7e93"/>
    </style:style>
    <style:style style:name="T62" style:family="text">
      <style:text-properties style:text-underline-style="none" officeooo:rsid="006f477d"/>
    </style:style>
    <style:style style:name="T63" style:family="text">
      <style:text-properties style:text-underline-style="none" officeooo:rsid="008c6957"/>
    </style:style>
    <style:style style:name="T64" style:family="text">
      <style:text-properties style:text-underline-style="none" officeooo:rsid="00411426"/>
    </style:style>
    <style:style style:name="T65" style:family="text">
      <style:text-properties style:text-underline-style="none" officeooo:rsid="008fe789"/>
    </style:style>
    <style:style style:name="T66" style:family="text">
      <style:text-properties style:text-underline-style="none" officeooo:rsid="00a2a98f"/>
    </style:style>
    <style:style style:name="T67" style:family="text">
      <style:text-properties style:text-underline-style="none" officeooo:rsid="00a695a8"/>
    </style:style>
    <style:style style:name="T68" style:family="text">
      <style:text-properties fo:font-style="normal" style:text-underline-style="none" fo:font-weight="normal" officeooo:rsid="0a5fbeb1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411426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3d5fcb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4ef8ec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7c93a5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officeooo:rsid="07eaeb38"/>
    </style:style>
    <style:style style:name="T74" style:family="text">
      <style:text-properties officeooo:rsid="06766941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a43f0af" fo:background-color="transparent" loext:char-shading-value="0"/>
    </style:style>
    <style:style style:name="T77" style:family="text">
      <style:text-properties officeooo:rsid="0a2b20f4" fo:background-color="transparent" loext:char-shading-value="0"/>
    </style:style>
    <style:style style:name="T78" style:family="text">
      <style:text-properties officeooo:rsid="0cbf1590" fo:background-color="transparent" loext:char-shading-value="0"/>
    </style:style>
    <style:style style:name="T79" style:family="text">
      <style:text-properties officeooo:rsid="0a622c31" fo:background-color="transparent" loext:char-shading-value="0"/>
    </style:style>
    <style:style style:name="T80" style:family="text">
      <style:text-properties officeooo:rsid="0a5fbeb1" fo:background-color="transparent" loext:char-shading-value="0"/>
    </style:style>
    <style:style style:name="T81" style:family="text">
      <style:text-properties officeooo:rsid="0b46d09a" fo:background-color="transparent" loext:char-shading-value="0"/>
    </style:style>
    <style:style style:name="T82" style:family="text">
      <style:text-properties officeooo:rsid="0b23620d" fo:background-color="transparent" loext:char-shading-value="0"/>
    </style:style>
    <style:style style:name="T83" style:family="text">
      <style:text-properties officeooo:rsid="004d9ad9" fo:background-color="transparent" loext:char-shading-value="0"/>
    </style:style>
    <style:style style:name="T84" style:family="text">
      <style:text-properties officeooo:rsid="004ef8ec" fo:background-color="transparent" loext:char-shading-value="0"/>
    </style:style>
    <style:style style:name="T85" style:family="text">
      <style:text-properties officeooo:rsid="0082177b" fo:background-color="transparent" loext:char-shading-value="0"/>
    </style:style>
    <style:style style:name="T86" style:family="text">
      <style:text-properties officeooo:rsid="009b7e58" fo:background-color="transparent" loext:char-shading-value="0"/>
    </style:style>
    <style:style style:name="T87" style:family="text">
      <style:text-properties officeooo:rsid="05ab0059" fo:background-color="transparent" loext:char-shading-value="0"/>
    </style:style>
    <style:style style:name="T88" style:family="text">
      <style:text-properties officeooo:rsid="0dc2f2d2" fo:background-color="transparent" loext:char-shading-value="0"/>
    </style:style>
    <style:style style:name="T89" style:family="text">
      <style:text-properties officeooo:rsid="00202db7"/>
    </style:style>
    <style:style style:name="T90" style:family="text">
      <style:text-properties officeooo:rsid="0028c9ed"/>
    </style:style>
    <style:style style:name="T91" style:family="text">
      <style:text-properties officeooo:rsid="003d5fcb"/>
    </style:style>
    <style:style style:name="T92" style:family="text">
      <style:text-properties officeooo:rsid="00411426"/>
    </style:style>
    <style:style style:name="T93" style:family="text">
      <style:text-properties officeooo:rsid="04576489"/>
    </style:style>
    <style:style style:name="T94" style:family="text">
      <style:text-properties officeooo:rsid="08b79757"/>
    </style:style>
    <style:style style:name="T95" style:family="text">
      <style:text-properties officeooo:rsid="004a24e2"/>
    </style:style>
    <style:style style:name="T96" style:family="text">
      <style:text-properties officeooo:rsid="004a695e"/>
    </style:style>
    <style:style style:name="T97" style:family="text">
      <style:text-properties officeooo:rsid="004d9ad9"/>
    </style:style>
    <style:style style:name="T98" style:family="text">
      <style:text-properties officeooo:rsid="07737d77"/>
    </style:style>
    <style:style style:name="T99" style:family="text">
      <style:text-properties officeooo:rsid="0eac2174"/>
    </style:style>
    <style:style style:name="T100" style:family="text">
      <style:text-properties officeooo:rsid="0f13bb51"/>
    </style:style>
    <style:style style:name="T101" style:family="text">
      <style:text-properties officeooo:rsid="0a9eaf37"/>
    </style:style>
    <style:style style:name="T102" style:family="text">
      <style:text-properties officeooo:rsid="06f042fa"/>
    </style:style>
    <style:style style:name="T103" style:family="text">
      <style:text-properties officeooo:rsid="02517b5d"/>
    </style:style>
    <style:style style:name="T104" style:family="text">
      <style:text-properties officeooo:rsid="06a0ca03"/>
    </style:style>
    <style:style style:name="T105" style:family="text">
      <style:text-properties officeooo:rsid="0a9a910d"/>
    </style:style>
    <style:style style:name="T106" style:family="text">
      <style:text-properties officeooo:rsid="09737178"/>
    </style:style>
    <style:style style:name="T107" style:family="text">
      <style:text-properties officeooo:rsid="04a8443a"/>
    </style:style>
    <style:style style:name="T108" style:family="text">
      <style:text-properties officeooo:rsid="0b632a41"/>
    </style:style>
    <style:style style:name="T109" style:family="text">
      <style:text-properties officeooo:rsid="004ef8ec"/>
    </style:style>
    <style:style style:name="T110" style:family="text">
      <style:text-properties officeooo:rsid="0052a06a"/>
    </style:style>
    <style:style style:name="T111" style:family="text">
      <style:text-properties officeooo:rsid="005a33cf"/>
    </style:style>
    <style:style style:name="T112" style:family="text">
      <style:text-properties officeooo:rsid="005ff605"/>
    </style:style>
    <style:style style:name="T113" style:family="text">
      <style:text-properties fo:text-shadow="none" style:text-underline-style="solid" style:text-underline-width="auto" style:text-underline-color="font-color" officeooo:rsid="0a2abf2b" style:text-blinking="false" fo:background-color="transparent" loext:char-shading-value="0" text:display="true"/>
    </style:style>
    <style:style style:name="T114" style:family="text">
      <style:text-properties fo:text-shadow="none" officeooo:rsid="004d9ad9" style:text-blinking="false" fo:background-color="transparent" loext:char-shading-value="0" text:display="true"/>
    </style:style>
    <style:style style:name="T115" style:family="text">
      <style:text-properties fo:text-shadow="none" officeooo:rsid="0082177b" style:text-blinking="false" fo:background-color="transparent" loext:char-shading-value="0" text:display="true"/>
    </style:style>
    <style:style style:name="T116" style:family="text">
      <style:text-properties fo:text-shadow="none" officeooo:rsid="00a695a8" style:text-blinking="false" fo:background-color="transparent" loext:char-shading-value="0" text:display="true"/>
    </style:style>
    <style:style style:name="T117" style:family="text">
      <style:text-properties officeooo:rsid="006e7e93"/>
    </style:style>
    <style:style style:name="T118" style:family="text">
      <style:text-properties officeooo:rsid="0082177b"/>
    </style:style>
    <style:style style:name="T119" style:family="text">
      <style:text-properties officeooo:rsid="0088b711"/>
    </style:style>
    <style:style style:name="T120" style:family="text">
      <style:text-properties officeooo:rsid="008a9958"/>
    </style:style>
    <style:style style:name="T121" style:family="text">
      <style:text-properties officeooo:rsid="008ae6b9"/>
    </style:style>
    <style:style style:name="T122" style:family="text">
      <style:text-properties officeooo:rsid="009b7e58"/>
    </style:style>
    <style:style style:name="T123" style:family="text">
      <style:text-properties officeooo:rsid="00a2a98f"/>
    </style:style>
    <style:style style:name="T124" style:family="text">
      <style:text-properties officeooo:rsid="00a41703"/>
    </style:style>
    <style:style style:name="T125" style:family="text">
      <style:text-properties officeooo:rsid="00a695a8"/>
    </style:style>
    <style:style style:name="T126" style:family="text">
      <style:text-properties officeooo:rsid="00a7ca7b"/>
    </style:style>
    <style:style style:name="T127" style:family="text">
      <style:text-properties officeooo:rsid="00a83c1a"/>
    </style:style>
    <style:style style:name="T128" style:family="text">
      <style:text-properties officeooo:rsid="00af6f4e"/>
    </style:style>
    <style:style style:name="T129" style:family="text">
      <style:text-properties officeooo:rsid="09a6399b"/>
    </style:style>
    <style:style style:name="T130" style:family="text">
      <style:text-properties officeooo:rsid="02af1722"/>
    </style:style>
    <style:style style:name="T131" style:family="text">
      <style:text-properties officeooo:rsid="02ae5c8e"/>
    </style:style>
    <style:style style:name="T132" style:family="text">
      <style:text-properties officeooo:rsid="057d6681"/>
    </style:style>
    <style:style style:name="T133" style:family="text">
      <style:text-properties officeooo:rsid="033de14f"/>
    </style:style>
    <style:style style:name="T134" style:family="text">
      <style:text-properties officeooo:rsid="08df573b"/>
    </style:style>
    <style:style style:name="T135" style:family="text">
      <style:text-properties officeooo:rsid="06fdcfa6"/>
    </style:style>
    <style:style style:name="T136" style:family="text">
      <style:text-properties officeooo:rsid="0972216e"/>
    </style:style>
    <style:style style:name="T137" style:family="text">
      <style:text-properties officeooo:rsid="00b12051"/>
    </style:style>
    <style:style style:name="T138" style:family="text">
      <style:text-properties officeooo:rsid="00c0b87d"/>
    </style:style>
    <style:style style:name="T139" style:family="text">
      <style:text-properties officeooo:rsid="0ec81b84"/>
    </style:style>
    <style:style style:name="T140" style:family="text">
      <style:text-properties officeooo:rsid="00cc0bcb"/>
    </style:style>
    <style:style style:name="T141" style:family="text">
      <style:text-properties officeooo:rsid="00cd8ea6"/>
    </style:style>
    <style:style style:name="T142" style:family="text">
      <style:text-properties officeooo:rsid="00cdd352"/>
    </style:style>
    <style:style style:name="T143" style:family="text">
      <style:text-properties officeooo:rsid="00d10bf5"/>
    </style:style>
    <style:style style:name="T144" style:family="text">
      <style:text-properties officeooo:rsid="05d56712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fe25aa1" style:font-weight-asian="normal" style:font-weight-complex="normal"/>
    </style:style>
    <style:style style:name="T147" style:family="text">
      <style:text-properties fo:font-weight="normal" officeooo:rsid="0f909eb5" style:font-weight-asian="normal" style:font-weight-complex="normal"/>
    </style:style>
    <style:style style:name="T148" style:family="text">
      <style:text-properties fo:font-weight="normal" officeooo:rsid="052de1f8" style:font-weight-asian="normal" style:font-weight-complex="normal"/>
    </style:style>
    <style:style style:name="T149" style:family="text">
      <style:text-properties fo:font-weight="normal" officeooo:rsid="0cf7599e" style:font-weight-asian="normal" style:font-weight-complex="normal"/>
    </style:style>
    <style:style style:name="T150" style:family="text">
      <style:text-properties fo:font-weight="normal" officeooo:rsid="088e38af" style:font-weight-asian="normal" style:font-weight-complex="normal"/>
    </style:style>
    <style:style style:name="T151" style:family="text">
      <style:text-properties fo:font-weight="normal" officeooo:rsid="04cedd57" style:font-weight-asian="normal" style:font-weight-complex="normal"/>
    </style:style>
    <style:style style:name="T152" style:family="text">
      <style:text-properties fo:font-weight="normal" officeooo:rsid="07a3a7f7" style:font-weight-asian="normal" style:font-weight-complex="normal"/>
    </style:style>
    <style:style style:name="T153" style:family="text">
      <style:text-properties fo:font-weight="normal" officeooo:rsid="07886a5c" style:font-weight-asian="normal" style:font-weight-complex="normal"/>
    </style:style>
    <style:style style:name="T154" style:family="text">
      <style:text-properties fo:font-weight="normal" officeooo:rsid="0dc1a039" style:font-weight-asian="normal" style:font-weight-complex="normal"/>
    </style:style>
    <style:style style:name="T155" style:family="text">
      <style:text-properties fo:font-weight="normal" officeooo:rsid="09c872c0" style:font-weight-asian="normal" style:font-weight-complex="normal"/>
    </style:style>
    <style:style style:name="T156" style:family="text">
      <style:text-properties fo:font-weight="normal" officeooo:rsid="0dffbf13" style:font-weight-asian="normal" style:font-weight-complex="normal"/>
    </style:style>
    <style:style style:name="T157" style:family="text">
      <style:text-properties fo:font-weight="normal" officeooo:rsid="0d2112bc" style:font-weight-asian="normal" style:font-weight-complex="normal"/>
    </style:style>
    <style:style style:name="T158" style:family="text">
      <style:text-properties fo:font-weight="normal" officeooo:rsid="032efb1d" style:font-weight-asian="normal" style:font-weight-complex="normal"/>
    </style:style>
    <style:style style:name="T159" style:family="text">
      <style:text-properties fo:font-weight="normal" officeooo:rsid="06ff5266" style:font-weight-asian="normal" style:font-weight-complex="normal"/>
    </style:style>
    <style:style style:name="T160" style:family="text">
      <style:text-properties fo:font-weight="normal" officeooo:rsid="0cb5d094" style:font-weight-asian="normal" style:font-weight-complex="normal"/>
    </style:style>
    <style:style style:name="T161" style:family="text">
      <style:text-properties fo:font-weight="normal" officeooo:rsid="064e3072" style:font-weight-asian="normal" style:font-weight-complex="normal"/>
    </style:style>
    <style:style style:name="T162" style:family="text">
      <style:text-properties fo:font-weight="normal" officeooo:rsid="09aab3ec" style:font-weight-asian="normal" style:font-weight-complex="normal"/>
    </style:style>
    <style:style style:name="T163" style:family="text">
      <style:text-properties fo:font-weight="normal" officeooo:rsid="029f44ee" style:font-weight-asian="normal" style:font-weight-complex="normal"/>
    </style:style>
    <style:style style:name="T164" style:family="text">
      <style:text-properties fo:font-weight="normal" officeooo:rsid="0731cc29" style:font-weight-asian="normal" style:font-weight-complex="normal"/>
    </style:style>
    <style:style style:name="T165" style:family="text">
      <style:text-properties fo:font-weight="normal" officeooo:rsid="0d0f201d" style:font-weight-asian="normal" style:font-weight-complex="normal"/>
    </style:style>
    <style:style style:name="T166" style:family="text">
      <style:text-properties fo:font-weight="normal" officeooo:rsid="07838b15" style:font-weight-asian="normal" style:font-weight-complex="normal"/>
    </style:style>
    <style:style style:name="T167" style:family="text">
      <style:text-properties fo:font-weight="normal" officeooo:rsid="0a46d80d" style:font-weight-asian="normal" style:font-weight-complex="normal"/>
    </style:style>
    <style:style style:name="T168" style:family="text">
      <style:text-properties fo:font-weight="normal" officeooo:rsid="0a1dd37b" style:font-weight-asian="normal" style:font-weight-complex="normal"/>
    </style:style>
    <style:style style:name="T169" style:family="text">
      <style:text-properties fo:font-weight="normal" officeooo:rsid="0d71706e" style:font-weight-asian="normal" style:font-weight-complex="normal"/>
    </style:style>
    <style:style style:name="T170" style:family="text">
      <style:text-properties fo:font-weight="normal" officeooo:rsid="0ca0551c" style:font-weight-asian="normal" style:font-weight-complex="normal"/>
    </style:style>
    <style:style style:name="T171" style:family="text">
      <style:text-properties fo:font-weight="normal" officeooo:rsid="0a586483" style:font-weight-asian="normal" style:font-weight-complex="normal"/>
    </style:style>
    <style:style style:name="T172" style:family="text">
      <style:text-properties fo:font-weight="normal" officeooo:rsid="059f09e2" style:font-weight-asian="normal" style:font-weight-complex="normal"/>
    </style:style>
    <style:style style:name="T173" style:family="text">
      <style:text-properties fo:font-weight="normal" officeooo:rsid="068c185c" style:font-weight-asian="normal" style:font-weight-complex="normal"/>
    </style:style>
    <style:style style:name="T174" style:family="text">
      <style:text-properties fo:font-weight="normal" officeooo:rsid="06e3bf9a" style:font-weight-asian="normal" style:font-weight-complex="normal"/>
    </style:style>
    <style:style style:name="T175" style:family="text">
      <style:text-properties fo:font-weight="normal" officeooo:rsid="0739c586" style:font-weight-asian="normal" style:font-weight-complex="normal"/>
    </style:style>
    <style:style style:name="T176" style:family="text">
      <style:text-properties fo:font-weight="normal" officeooo:rsid="09941ff7" style:font-weight-asian="normal" style:font-weight-complex="normal"/>
    </style:style>
    <style:style style:name="T177" style:family="text">
      <style:text-properties fo:font-weight="normal" officeooo:rsid="0a2903d2" style:font-weight-asian="normal" style:font-weight-complex="normal"/>
    </style:style>
    <style:style style:name="T178" style:family="text">
      <style:text-properties fo:font-weight="normal" officeooo:rsid="0a214317" style:font-weight-asian="normal" style:font-weight-complex="normal"/>
    </style:style>
    <style:style style:name="T179" style:family="text">
      <style:text-properties fo:font-weight="normal" officeooo:rsid="06fdcfa6" style:font-weight-asian="normal" style:font-weight-complex="normal"/>
    </style:style>
    <style:style style:name="T180" style:family="text">
      <style:text-properties fo:font-weight="normal" officeooo:rsid="0a3765ad" style:font-weight-asian="normal" style:font-weight-complex="normal"/>
    </style:style>
    <style:style style:name="T181" style:family="text">
      <style:text-properties fo:font-weight="normal" officeooo:rsid="08dab2f0" style:font-weight-asian="normal" style:font-weight-complex="normal"/>
    </style:style>
    <style:style style:name="T182" style:family="text">
      <style:text-properties fo:font-weight="normal" officeooo:rsid="08d7cc98" style:font-weight-asian="normal" style:font-weight-complex="normal"/>
    </style:style>
    <style:style style:name="T183" style:family="text">
      <style:text-properties fo:font-weight="normal" officeooo:rsid="0a253c8a" style:font-weight-asian="normal" style:font-weight-complex="normal"/>
    </style:style>
    <style:style style:name="T184" style:family="text">
      <style:text-properties fo:font-weight="normal" officeooo:rsid="02b67644" style:font-weight-asian="normal" style:font-weight-complex="normal"/>
    </style:style>
    <style:style style:name="T185" style:family="text">
      <style:text-properties fo:font-weight="normal" officeooo:rsid="09051d64" style:font-weight-asian="normal" style:font-weight-complex="normal"/>
    </style:style>
    <style:style style:name="T186" style:family="text">
      <style:text-properties fo:font-weight="normal" officeooo:rsid="057d6681" style:font-weight-asian="normal" style:font-weight-complex="normal"/>
    </style:style>
    <style:style style:name="T187" style:family="text">
      <style:text-properties fo:font-weight="normal" officeooo:rsid="05b5195b" style:font-weight-asian="normal" style:font-weight-complex="normal"/>
    </style:style>
    <style:style style:name="T188" style:family="text">
      <style:text-properties fo:font-weight="normal" officeooo:rsid="06f042fa" style:font-weight-asian="normal" style:font-weight-complex="normal"/>
    </style:style>
    <style:style style:name="T189" style:family="text">
      <style:text-properties fo:font-weight="normal" officeooo:rsid="063681c0" style:font-weight-asian="normal" style:font-weight-complex="normal"/>
    </style:style>
    <style:style style:name="T190" style:family="text">
      <style:text-properties fo:font-weight="normal" officeooo:rsid="02a4f362" style:font-weight-asian="normal" style:font-weight-complex="normal"/>
    </style:style>
    <style:style style:name="T191" style:family="text">
      <style:text-properties fo:font-weight="normal" officeooo:rsid="0e272417" style:font-weight-asian="normal" style:font-weight-complex="normal"/>
    </style:style>
    <style:style style:name="T192" style:family="text">
      <style:text-properties fo:font-weight="normal" officeooo:rsid="0e253a26" style:font-weight-asian="normal" style:font-weight-complex="normal"/>
    </style:style>
    <style:style style:name="T193" style:family="text">
      <style:text-properties fo:font-weight="normal" officeooo:rsid="07385438" style:font-weight-asian="normal" style:font-weight-complex="normal"/>
    </style:style>
    <style:style style:name="T194" style:family="text">
      <style:text-properties fo:font-weight="normal" officeooo:rsid="06766941" style:font-weight-asian="normal" style:font-weight-complex="normal"/>
    </style:style>
    <style:style style:name="T195" style:family="text">
      <style:text-properties fo:font-weight="normal" officeooo:rsid="08f24702" style:font-weight-asian="normal" style:font-weight-complex="normal"/>
    </style:style>
    <style:style style:name="T196" style:family="text">
      <style:text-properties fo:font-weight="normal" officeooo:rsid="0992542f" style:font-weight-asian="normal" style:font-weight-complex="normal"/>
    </style:style>
    <style:style style:name="T197" style:family="text">
      <style:text-properties fo:font-weight="normal" officeooo:rsid="012730da" style:font-weight-asian="normal" style:font-weight-complex="normal"/>
    </style:style>
    <style:style style:name="T198" style:family="text">
      <style:text-properties fo:font-weight="normal" officeooo:rsid="06fe92dc" style:font-weight-asian="normal" style:font-weight-complex="normal"/>
    </style:style>
    <style:style style:name="T199" style:family="text">
      <style:text-properties fo:font-weight="normal" officeooo:rsid="0707adaf" style:font-weight-asian="normal" style:font-weight-complex="normal"/>
    </style:style>
    <style:style style:name="T200" style:family="text">
      <style:text-properties fo:font-weight="normal" officeooo:rsid="06fcfcc9" style:font-weight-asian="normal" style:font-weight-complex="normal"/>
    </style:style>
    <style:style style:name="T201" style:family="text">
      <style:text-properties fo:font-weight="normal" officeooo:rsid="0d801c1e" style:font-weight-asian="normal" style:font-weight-complex="normal"/>
    </style:style>
    <style:style style:name="T202" style:family="text">
      <style:text-properties fo:font-weight="normal" officeooo:rsid="0a87344b" style:font-weight-asian="normal" style:font-weight-complex="normal"/>
    </style:style>
    <style:style style:name="T203" style:family="text">
      <style:text-properties fo:font-weight="normal" officeooo:rsid="03d8999e" style:font-weight-asian="normal" style:font-weight-complex="normal"/>
    </style:style>
    <style:style style:name="T204" style:family="text">
      <style:text-properties fo:font-weight="normal" officeooo:rsid="04b8a486" style:font-weight-asian="normal" style:font-weight-complex="normal"/>
    </style:style>
    <style:style style:name="T205" style:family="text">
      <style:text-properties fo:font-weight="normal" officeooo:rsid="0564336d" style:font-weight-asian="normal" style:font-weight-complex="normal"/>
    </style:style>
    <style:style style:name="T206" style:family="text">
      <style:text-properties fo:font-weight="normal" officeooo:rsid="073a1cc7" style:font-weight-asian="normal" style:font-name-complex="Arial1" style:font-weight-complex="normal"/>
    </style:style>
    <style:style style:name="T207" style:family="text">
      <style:text-properties officeooo:rsid="0d2752e2"/>
    </style:style>
    <style:style style:name="T208" style:family="text">
      <style:text-properties officeooo:rsid="0c8377e4"/>
    </style:style>
    <style:style style:name="T209" style:family="text">
      <style:text-properties officeooo:rsid="05d26427"/>
    </style:style>
    <style:style style:name="T210" style:family="text">
      <style:text-properties officeooo:rsid="052de1f8"/>
    </style:style>
    <style:style style:name="T211" style:family="text">
      <style:text-properties officeooo:rsid="0cf7599e"/>
    </style:style>
    <style:style style:name="T212" style:family="text">
      <style:text-properties officeooo:rsid="073232d6"/>
    </style:style>
    <style:style style:name="T213" style:family="text">
      <style:text-properties officeooo:rsid="0dc1a039"/>
    </style:style>
    <style:style style:name="T214" style:family="text">
      <style:text-properties officeooo:rsid="0d5fec97"/>
    </style:style>
    <style:style style:name="T215" style:family="text">
      <style:text-properties officeooo:rsid="02ba9b1c"/>
    </style:style>
    <style:style style:name="T216" style:family="text">
      <style:text-properties officeooo:rsid="0e0e1545"/>
    </style:style>
    <style:style style:name="T217" style:family="text">
      <style:text-properties officeooo:rsid="0da558c6"/>
    </style:style>
    <style:style style:name="T218" style:family="text">
      <style:text-properties officeooo:rsid="01e13564"/>
    </style:style>
    <style:style style:name="T219" style:family="text">
      <style:text-properties style:font-name-complex="Arial1"/>
    </style:style>
    <style:style style:name="T220" style:family="text">
      <style:text-properties officeooo:rsid="081a550b" style:font-name-complex="Arial1"/>
    </style:style>
    <style:style style:name="T221" style:family="text">
      <style:text-properties officeooo:rsid="06b1f604" style:font-name-complex="Arial1"/>
    </style:style>
    <style:style style:name="T222" style:family="text">
      <style:text-properties officeooo:rsid="07886a5c" style:font-name-complex="Arial1"/>
    </style:style>
    <style:style style:name="T223" style:family="text">
      <style:text-properties officeooo:rsid="07a5d009" style:font-name-complex="Arial1"/>
    </style:style>
    <style:style style:name="T224" style:family="text">
      <style:text-properties officeooo:rsid="088ce507" style:font-name-complex="Arial1"/>
    </style:style>
    <style:style style:name="T225" style:family="text">
      <style:text-properties officeooo:rsid="0a78a8b7"/>
    </style:style>
    <style:style style:name="T226" style:family="text">
      <style:text-properties officeooo:rsid="0a7b7cf1"/>
    </style:style>
    <style:style style:name="T227" style:family="text">
      <style:text-properties officeooo:rsid="0a7950a5"/>
    </style:style>
    <style:style style:name="T228" style:family="text">
      <style:text-properties officeooo:rsid="05c3c408"/>
    </style:style>
    <style:style style:name="T229" style:family="text">
      <style:text-properties officeooo:rsid="0ae7cb5c"/>
    </style:style>
    <style:style style:name="T230" style:family="text">
      <style:text-properties officeooo:rsid="0a797e61"/>
    </style:style>
    <style:style style:name="T231" style:family="text">
      <style:text-properties officeooo:rsid="0335cc6e"/>
    </style:style>
    <style:style style:name="T232" style:family="text">
      <style:text-properties officeooo:rsid="0e7eba1f"/>
    </style:style>
    <style:style style:name="T233" style:family="text">
      <style:text-properties officeooo:rsid="01f04c30"/>
    </style:style>
    <style:style style:name="T234" style:family="text">
      <style:text-properties officeooo:rsid="01f0df42"/>
    </style:style>
    <style:style style:name="T235" style:family="text">
      <style:text-properties officeooo:rsid="0c9359d4"/>
    </style:style>
    <style:style style:name="T236" style:family="text">
      <style:text-properties officeooo:rsid="02163e6d"/>
    </style:style>
    <style:style style:name="T237" style:family="text">
      <style:text-properties officeooo:rsid="0502f836"/>
    </style:style>
    <style:style style:name="T238" style:family="text">
      <style:text-properties officeooo:rsid="0a1dd37b"/>
    </style:style>
    <style:style style:name="T239" style:family="text">
      <style:text-properties officeooo:rsid="03083909"/>
    </style:style>
    <style:style style:name="T240" style:family="text">
      <style:text-properties officeooo:rsid="0c7dc6e3"/>
    </style:style>
    <style:style style:name="T241" style:family="text">
      <style:text-properties officeooo:rsid="021028cf"/>
    </style:style>
    <style:style style:name="T242" style:family="text">
      <style:text-properties officeooo:rsid="01efd550"/>
    </style:style>
    <style:style style:name="T243" style:family="text">
      <style:text-properties officeooo:rsid="063fa2a2"/>
    </style:style>
    <style:style style:name="T244" style:family="text">
      <style:text-properties officeooo:rsid="046ae034"/>
    </style:style>
    <style:style style:name="T245" style:family="text">
      <style:text-properties officeooo:rsid="02e281cc"/>
    </style:style>
    <style:style style:name="T246" style:family="text">
      <style:text-properties officeooo:rsid="02651287"/>
    </style:style>
    <style:style style:name="T247" style:family="text">
      <style:text-properties officeooo:rsid="04835bdc"/>
    </style:style>
    <style:style style:name="T248" style:family="text">
      <style:text-properties officeooo:rsid="01ee186c"/>
    </style:style>
    <style:style style:name="T249" style:family="text">
      <style:text-properties officeooo:rsid="0ad3e1b7"/>
    </style:style>
    <style:style style:name="T250" style:family="text">
      <style:text-properties officeooo:rsid="0af84b7a"/>
    </style:style>
    <style:style style:name="T251" style:family="text">
      <style:text-properties officeooo:rsid="0dc2f2d2"/>
    </style:style>
    <style:style style:name="T252" style:family="text">
      <style:text-properties officeooo:rsid="0a172651"/>
    </style:style>
    <style:style style:name="T253" style:family="text">
      <style:text-properties officeooo:rsid="053f0a88"/>
    </style:style>
    <style:style style:name="T254" style:family="text">
      <style:text-properties officeooo:rsid="05ab0059"/>
    </style:style>
    <style:style style:name="T255" style:family="text">
      <style:text-properties officeooo:rsid="0a9a3d5a"/>
    </style:style>
    <style:style style:name="T256" style:family="text">
      <style:text-properties officeooo:rsid="05b4f415"/>
    </style:style>
    <style:style style:name="T257" style:family="text">
      <style:text-properties officeooo:rsid="05b5195b"/>
    </style:style>
    <style:style style:name="T258" style:family="text">
      <style:text-properties officeooo:rsid="04cea0ae"/>
    </style:style>
    <style:style style:name="T259" style:family="text">
      <style:text-properties officeooo:rsid="0d801c1e"/>
    </style:style>
    <style:style style:name="T260" style:family="text">
      <style:text-properties officeooo:rsid="0a253c8a"/>
    </style:style>
    <style:style style:name="T261" style:family="text">
      <style:text-properties officeooo:rsid="0fbc71e2"/>
    </style:style>
    <style:style style:name="T262" style:family="text">
      <style:text-properties officeooo:rsid="0049c2ad"/>
    </style:style>
    <style:style style:name="T263" style:family="text">
      <style:text-properties officeooo:rsid="02db3c93"/>
    </style:style>
    <style:style style:name="T264" style:family="text">
      <style:text-properties officeooo:rsid="07838b15"/>
    </style:style>
    <style:style style:name="T265" style:family="text">
      <style:text-properties officeooo:rsid="0473e9e7"/>
    </style:style>
    <style:style style:name="T266" style:family="text">
      <style:text-properties officeooo:rsid="02782f11"/>
    </style:style>
    <style:style style:name="T267" style:family="text">
      <style:text-properties officeooo:rsid="01e2a94e"/>
    </style:style>
    <style:style style:name="T268" style:family="text">
      <style:text-properties officeooo:rsid="073f6197"/>
    </style:style>
    <style:style style:name="T269" style:family="text">
      <style:text-properties officeooo:rsid="07542510"/>
    </style:style>
    <style:style style:name="T270" style:family="text">
      <style:text-properties officeooo:rsid="0f13b9c0"/>
    </style:style>
    <style:style style:name="T271" style:family="text">
      <style:text-properties officeooo:rsid="0762c8d2"/>
    </style:style>
    <style:style style:name="T272" style:family="text">
      <style:text-properties officeooo:rsid="029f44ee"/>
    </style:style>
    <style:style style:name="T273" style:family="text">
      <style:text-properties officeooo:rsid="0e5081fe"/>
    </style:style>
    <style:style style:name="T274" style:family="text">
      <style:text-properties officeooo:rsid="012730da"/>
    </style:style>
    <style:style style:name="T275" style:family="text">
      <style:text-properties officeooo:rsid="06ff5266"/>
    </style:style>
    <style:style style:name="T276" style:family="text">
      <style:text-properties officeooo:rsid="071cbd5c"/>
    </style:style>
    <style:style style:name="T277" style:family="text">
      <style:text-properties officeooo:rsid="0dbf7a19"/>
    </style:style>
    <style:style style:name="T278" style:family="text">
      <style:text-properties officeooo:rsid="068d1fb7"/>
    </style:style>
    <style:style style:name="T279" style:family="text">
      <style:text-properties officeooo:rsid="06fe92dc"/>
    </style:style>
    <style:style style:name="T280" style:family="text">
      <style:text-properties officeooo:rsid="064e3072"/>
    </style:style>
    <style:style style:name="T281" style:family="text">
      <style:text-properties officeooo:rsid="06de485a"/>
    </style:style>
    <style:style style:name="T282" style:family="text">
      <style:text-properties officeooo:rsid="07065d68"/>
    </style:style>
    <style:style style:name="T283" style:family="text">
      <style:text-properties officeooo:rsid="074fe11a"/>
    </style:style>
    <style:style style:name="T284" style:family="text">
      <style:text-properties officeooo:rsid="0a752b0a"/>
    </style:style>
    <style:style style:name="T285" style:family="text">
      <style:text-properties officeooo:rsid="0704dc53"/>
    </style:style>
    <style:style style:name="T286" style:family="text">
      <style:text-properties officeooo:rsid="0dc45e68"/>
    </style:style>
    <style:style style:name="T287" style:family="text">
      <style:text-properties officeooo:rsid="0fbcbe9c"/>
    </style:style>
    <style:style style:name="T288" style:family="text">
      <style:text-properties officeooo:rsid="04cedd57"/>
    </style:style>
    <style:style style:name="T289" style:family="text">
      <style:text-properties officeooo:rsid="07fb1ad2"/>
    </style:style>
    <style:style style:name="T290" style:family="text">
      <style:text-properties officeooo:rsid="09954fd9"/>
    </style:style>
    <style:style style:name="T291" style:family="text">
      <style:text-properties officeooo:rsid="06f30851"/>
    </style:style>
    <style:style style:name="T292" style:family="text">
      <style:text-properties officeooo:rsid="06fcfcc9"/>
    </style:style>
    <style:style style:name="T293" style:family="text">
      <style:text-properties officeooo:rsid="00be458b"/>
    </style:style>
    <style:style style:name="T294" style:family="text">
      <style:text-properties officeooo:rsid="0731cc29"/>
    </style:style>
    <style:style style:name="T295" style:family="text">
      <style:text-properties officeooo:rsid="00d5a284"/>
    </style:style>
    <style:style style:name="T296" style:family="text">
      <style:text-properties officeooo:rsid="00d67bc7"/>
    </style:style>
    <style:style style:name="T297" style:family="text">
      <style:text-properties officeooo:rsid="00d7a0a0"/>
    </style:style>
    <style:style style:name="T298" style:family="text">
      <style:text-properties officeooo:rsid="0d71706e"/>
    </style:style>
    <style:style style:name="T299" style:family="text">
      <style:text-properties officeooo:rsid="04cfcc44"/>
    </style:style>
    <style:style style:name="T300" style:family="text">
      <style:text-properties officeooo:rsid="0e80b9cc"/>
    </style:style>
    <style:style style:name="T301" style:family="text">
      <style:text-properties officeooo:rsid="0a6d444b"/>
    </style:style>
    <style:style style:name="T302" style:family="text">
      <style:text-properties officeooo:rsid="0b57a8f8"/>
    </style:style>
    <style:style style:name="T303" style:family="text">
      <style:text-properties officeooo:rsid="02b67644"/>
    </style:style>
    <style:style style:name="T304" style:family="text">
      <style:text-properties officeooo:rsid="09b08468"/>
    </style:style>
    <style:style style:name="T305" style:family="text">
      <style:text-properties officeooo:rsid="0b3ad0ab"/>
    </style:style>
    <style:style style:name="T306" style:family="text">
      <style:text-properties officeooo:rsid="0dffbf13"/>
    </style:style>
    <style:style style:name="T307" style:family="text">
      <style:text-properties officeooo:rsid="05cfe21e"/>
    </style:style>
    <style:style style:name="T308" style:family="text">
      <style:text-properties officeooo:rsid="0ebb597c"/>
    </style:style>
    <style:style style:name="T309" style:family="text">
      <style:text-properties officeooo:rsid="0a9ca86e"/>
    </style:style>
    <style:style style:name="T310" style:family="text">
      <style:text-properties officeooo:rsid="099240da"/>
    </style:style>
    <style:style style:name="T311" style:family="text">
      <style:text-properties officeooo:rsid="0c3c0109"/>
    </style:style>
    <style:style style:name="T312" style:family="text">
      <style:text-properties officeooo:rsid="0742e5bd"/>
    </style:style>
    <style:style style:name="T313" style:family="text">
      <style:text-properties officeooo:rsid="0739c586"/>
    </style:style>
    <style:style style:name="T314" style:family="text">
      <style:text-properties officeooo:rsid="00dfd9ac"/>
    </style:style>
    <style:style style:name="T315" style:family="text">
      <style:text-properties officeooo:rsid="00dd34a9"/>
    </style:style>
    <style:style style:name="T316" style:family="text">
      <style:text-properties officeooo:rsid="00de6f9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7"><text:bookmark text:name="Ch_9_GEAR"/>GEAR</text:p>
      <text:p text:style-name="P2"/>
      <text:p text:style-name="P12">CURRENT ITEM COUNT: 54</text:p>
      <text:p text:style-name="P12">7 calibers, 21 combinations of caliber and type</text:p>
      <text:p text:style-name="P2"/>
      <table:table table:name="Armor" table:style-name="Armor">
        <table:table-column table:style-name="Armor.A"/>
        <table:table-column table:style-name="Armor.B"/>
        <table:table-column table:style-name="Armor.C"/>
        <table:table-column table:style-name="Armor.D"/>
        <table:table-column table:style-name="Armor.E"/>
        <table:table-row table:style-name="Armor.1">
          <table:table-cell table:style-name="Armor.A1" office:value-type="string">
            <text:p text:style-name="P115">ARMOR</text:p>
          </table:table-cell>
          <table:table-cell table:style-name="Armor.A1" office:value-type="string">
            <text:p text:style-name="P118"><text:span text:style-name="T92">D</text:span>R</text:p>
          </table:table-cell>
          <table:table-cell table:style-name="Armor.A1" office:value-type="string">
            <text:p text:style-name="P121">Location</text:p>
          </table:table-cell>
          <table:table-cell table:style-name="Armor.A1" office:value-type="string">
            <text:p text:style-name="P123">Notes</text:p>
          </table:table-cell>
          <table:table-cell table:style-name="Armor.A1" office:value-type="string">
            <text:p text:style-name="P118">Sz</text:p>
          </table:table-cell>
        </table:table-row>
        <table:table-row table:style-name="Armor.1">
          <table:table-cell table:style-name="Armor.A2" office:value-type="string">
            <text:p text:style-name="P126">Sports Helmet</text:p>
          </table:table-cell>
          <table:table-cell table:style-name="Armor.A2" office:value-type="string">
            <text:p text:style-name="P127">1</text:p>
          </table:table-cell>
          <table:table-cell table:style-name="Armor.A2" office:value-type="string">
            <text:p text:style-name="P129">Head</text:p>
          </table:table-cell>
          <table:table-cell table:style-name="Armor.A2" office:value-type="string">
            <text:p text:style-name="P126"/>
          </table:table-cell>
          <table:table-cell table:style-name="Armor.A2" office:value-type="string">
            <text:p text:style-name="P131">2</text:p>
          </table:table-cell>
        </table:table-row>
        <table:table-row table:style-name="Armor.1">
          <table:table-cell table:style-name="Armor.A3" office:value-type="string">
            <text:p text:style-name="P126">Motorcycle Helmet</text:p>
          </table:table-cell>
          <table:table-cell table:style-name="Armor.A3" office:value-type="string">
            <text:p text:style-name="P127">2</text:p>
          </table:table-cell>
          <table:table-cell table:style-name="Armor.A3" office:value-type="string">
            <text:p text:style-name="P129">Head</text:p>
          </table:table-cell>
          <table:table-cell table:style-name="Armor.A3" office:value-type="string">
            <text:p text:style-name="P126"><text:span text:style-name="T130">FR. </text:span>Mask.</text:p>
          </table:table-cell>
          <table:table-cell table:style-name="Armor.A3" office:value-type="string">
            <text:p text:style-name="P131">2</text:p>
          </table:table-cell>
        </table:table-row>
        <table:table-row table:style-name="Armor.1">
          <table:table-cell table:style-name="Armor.A2" office:value-type="string">
            <text:p text:style-name="P126"><text:span text:style-name="T128">Combat</text:span> Helmet</text:p>
          </table:table-cell>
          <table:table-cell table:style-name="Armor.A2" office:value-type="string">
            <text:p text:style-name="P127">3</text:p>
          </table:table-cell>
          <table:table-cell table:style-name="Armor.A2" office:value-type="string">
            <text:p text:style-name="P129">Head</text:p>
          </table:table-cell>
          <table:table-cell table:style-name="Armor.A2" office:value-type="string">
            <text:p text:style-name="P126">Camo.</text:p>
          </table:table-cell>
          <table:table-cell table:style-name="Armor.A2" office:value-type="string">
            <text:p text:style-name="P131">2</text:p>
          </table:table-cell>
        </table:table-row>
        <table:table-row table:style-name="Armor.1">
          <table:table-cell table:style-name="Armor.A3" office:value-type="string">
            <text:p text:style-name="P126">Work Gloves</text:p>
          </table:table-cell>
          <table:table-cell table:style-name="Armor.A3" office:value-type="string">
            <text:p text:style-name="P131">1</text:p>
          </table:table-cell>
          <table:table-cell table:style-name="Armor.A3" office:value-type="string">
            <text:p text:style-name="P129">Arms</text:p>
          </table:table-cell>
          <table:table-cell table:style-name="Armor.A3" office:value-type="string">
            <text:p text:style-name="P133">FR.</text:p>
          </table:table-cell>
          <table:table-cell table:style-name="Armor.A3" office:value-type="string">
            <text:p text:style-name="P131">1</text:p>
          </table:table-cell>
        </table:table-row>
        <table:table-row table:style-name="Armor.1">
          <table:table-cell table:style-name="Armor.A2" office:value-type="string">
            <text:p text:style-name="P126">Athletic Pads</text:p>
          </table:table-cell>
          <table:table-cell table:style-name="Armor.A2" office:value-type="string">
            <text:p text:style-name="P134">1</text:p>
          </table:table-cell>
          <table:table-cell table:style-name="Armor.A2" office:value-type="string">
            <text:p text:style-name="P130">T<text:span text:style-name="T128">orso</text:span></text:p>
          </table:table-cell>
          <table:table-cell table:style-name="Armor.A2" office:value-type="string">
            <text:p text:style-name="P126"/>
          </table:table-cell>
          <table:table-cell table:style-name="Armor.A2" office:value-type="string">
            <text:p text:style-name="P135">2</text:p>
          </table:table-cell>
        </table:table-row>
        <table:table-row table:style-name="Armor.1">
          <table:table-cell table:style-name="Armor.A3" office:value-type="string">
            <text:p text:style-name="P126">Flak Jacket</text:p>
          </table:table-cell>
          <table:table-cell table:style-name="Armor.A3" office:value-type="string">
            <text:p text:style-name="P131">2</text:p>
          </table:table-cell>
          <table:table-cell table:style-name="Armor.A3" office:value-type="string">
            <text:p text:style-name="P129">Torso</text:p>
          </table:table-cell>
          <table:table-cell table:style-name="Armor.A3" office:value-type="string">
            <text:p text:style-name="P126">Camo.</text:p>
          </table:table-cell>
          <table:table-cell table:style-name="Armor.A3" office:value-type="string">
            <text:p text:style-name="P135">3</text:p>
          </table:table-cell>
        </table:table-row>
        <table:table-row table:style-name="Armor.1">
          <table:table-cell table:style-name="Armor.A2" office:value-type="string">
            <text:p text:style-name="P126">Kevlar Vest</text:p>
          </table:table-cell>
          <table:table-cell table:style-name="Armor.A2" office:value-type="string">
            <text:p text:style-name="P127">3</text:p>
          </table:table-cell>
          <table:table-cell table:style-name="Armor.A2" office:value-type="string">
            <text:p text:style-name="P129">Torso</text:p>
          </table:table-cell>
          <table:table-cell table:style-name="Armor.A2" office:value-type="string">
            <text:p text:style-name="P137">CR. FR.</text:p>
          </table:table-cell>
          <table:table-cell table:style-name="Armor.A2" office:value-type="string">
            <text:p text:style-name="P131">4</text:p>
          </table:table-cell>
        </table:table-row>
        <table:table-row table:style-name="Armor.1">
          <table:table-cell table:style-name="Armor.A3" office:value-type="string">
            <text:p text:style-name="P136">Plate Carrier</text:p>
          </table:table-cell>
          <table:table-cell table:style-name="Armor.A3" office:value-type="string">
            <text:p text:style-name="P138">4</text:p>
          </table:table-cell>
          <table:table-cell table:style-name="Armor.A3" office:value-type="string">
            <text:p text:style-name="P130">T<text:span text:style-name="T128">orso</text:span></text:p>
          </table:table-cell>
          <table:table-cell table:style-name="Armor.A3" office:value-type="string">
            <text:p text:style-name="P126">Camo. <text:span text:style-name="T133">CR. FR.</text:span></text:p>
          </table:table-cell>
          <table:table-cell table:style-name="Armor.A3" office:value-type="string">
            <text:p text:style-name="P131">5</text:p>
          </table:table-cell>
        </table:table-row>
        <table:table-row table:style-name="Armor.1">
          <table:table-cell table:style-name="Armor.A2" office:value-type="string">
            <text:p text:style-name="P126">Hiking Boots</text:p>
          </table:table-cell>
          <table:table-cell table:style-name="Armor.A2" office:value-type="string">
            <text:p text:style-name="P131">1</text:p>
          </table:table-cell>
          <table:table-cell table:style-name="Armor.A2" office:value-type="string">
            <text:p text:style-name="P129">Legs</text:p>
          </table:table-cell>
          <table:table-cell table:style-name="Armor.A2" office:value-type="string">
            <text:p text:style-name="P137">CR. FR.</text:p>
          </table:table-cell>
          <table:table-cell table:style-name="Armor.A2" office:value-type="string">
            <text:p text:style-name="P131">2</text:p>
          </table:table-cell>
        </table:table-row>
        <table:table-row table:style-name="Armor.1">
          <table:table-cell table:style-name="Armor.A3" office:value-type="string">
            <text:p text:style-name="P126">Leather Jacket</text:p>
          </table:table-cell>
          <table:table-cell table:style-name="Armor.A3" office:value-type="string">
            <text:p text:style-name="P139">1</text:p>
          </table:table-cell>
          <table:table-cell table:style-name="Armor.A3" office:value-type="string">
            <text:p text:style-name="P130"><text:span text:style-name="T129">Arms, </text:span>T<text:span text:style-name="T128">orso</text:span></text:p>
          </table:table-cell>
          <table:table-cell table:style-name="Armor.A3" office:value-type="string">
            <text:p text:style-name="P133"/>
          </table:table-cell>
          <table:table-cell table:style-name="Armor.A3" office:value-type="string">
            <text:p text:style-name="P135">1</text:p>
          </table:table-cell>
        </table:table-row>
        <table:table-row table:style-name="Armor.1">
          <table:table-cell table:style-name="Armor.A2" office:value-type="string">
            <text:p text:style-name="P126">Winter Coat</text:p>
          </table:table-cell>
          <table:table-cell table:style-name="Armor.A2" office:value-type="string">
            <text:p text:style-name="P139">1</text:p>
          </table:table-cell>
          <table:table-cell table:style-name="Armor.A2" office:value-type="string">
            <text:p text:style-name="P130"><text:span text:style-name="T129">Arms, </text:span>T<text:span text:style-name="T128">orso</text:span></text:p>
          </table:table-cell>
          <table:table-cell table:style-name="Armor.A2" office:value-type="string">
            <text:p text:style-name="P140">CR.</text:p>
          </table:table-cell>
          <table:table-cell table:style-name="Armor.A2" office:value-type="string">
            <text:p text:style-name="P131">2</text:p>
          </table:table-cell>
        </table:table-row>
        <table:table-row table:style-name="Armor.1">
          <table:table-cell table:style-name="Armor.A3" office:value-type="string">
            <text:p text:style-name="P126">Coveralls</text:p>
          </table:table-cell>
          <table:table-cell table:style-name="Armor.A3" office:value-type="string">
            <text:p text:style-name="P139">1</text:p>
          </table:table-cell>
          <table:table-cell table:style-name="Armor.A3" office:value-type="string">
            <text:p text:style-name="P129"><text:span text:style-name="T129">Arms, </text:span>T<text:span text:style-name="T128">orso</text:span>, <text:span text:style-name="T129">Legs</text:span></text:p>
          </table:table-cell>
          <table:table-cell table:style-name="Armor.A3" office:value-type="string">
            <text:p text:style-name="P126">Camo.<text:span text:style-name="T131"> CR.</text:span></text:p>
          </table:table-cell>
          <table:table-cell table:style-name="Armor.A3" office:value-type="string">
            <text:p text:style-name="P131">3</text:p>
          </table:table-cell>
        </table:table-row>
        <table:table-row table:style-name="Armor.1">
          <table:table-cell table:style-name="Armor.A2" office:value-type="string">
            <text:p text:style-name="P126">Firefighter Suit</text:p>
          </table:table-cell>
          <table:table-cell table:style-name="Armor.A2" office:value-type="string">
            <text:p text:style-name="P141">2</text:p>
          </table:table-cell>
          <table:table-cell table:style-name="Armor.A2" office:value-type="string">
            <text:p text:style-name="P128">Full Body</text:p>
          </table:table-cell>
          <table:table-cell table:style-name="Armor.A2" office:value-type="string">
            <text:p text:style-name="P126"><text:span text:style-name="T133">CR. FR. </text:span>Mask.</text:p>
          </table:table-cell>
          <table:table-cell table:style-name="Armor.A2" office:value-type="string">
            <text:p text:style-name="P131">5</text:p>
          </table:table-cell>
        </table:table-row>
        <table:table-row table:style-name="Armor.1">
          <table:table-cell table:style-name="Armor.A3" office:value-type="string">
            <text:p text:style-name="P126">Ghillie Suit</text:p>
          </table:table-cell>
          <table:table-cell table:style-name="Armor.A3" office:value-type="string">
            <text:p text:style-name="P141">1</text:p>
          </table:table-cell>
          <table:table-cell table:style-name="Armor.A3" office:value-type="string">
            <text:p text:style-name="P128">Full Body</text:p>
          </table:table-cell>
          <table:table-cell table:style-name="Armor.A3" office:value-type="string">
            <text:p text:style-name="P126"><text:span text:style-name="T134">Camo.</text:span> <text:span text:style-name="T132">CR.</text:span></text:p>
          </table:table-cell>
          <table:table-cell table:style-name="Armor.A3" office:value-type="string">
            <text:p text:style-name="P131">4</text:p>
          </table:table-cell>
        </table:table-row>
        <table:table-row table:style-name="Armor.1">
          <table:table-cell table:style-name="Armor.A16" office:value-type="string">
            <text:p text:style-name="P126"><text:span text:style-name="T135">N</text:span>BC Suit</text:p>
          </table:table-cell>
          <table:table-cell table:style-name="Armor.A16" office:value-type="string">
            <text:p text:style-name="P143">0</text:p>
          </table:table-cell>
          <table:table-cell table:style-name="Armor.A16" office:value-type="string">
            <text:p text:style-name="P128">Full Body</text:p>
          </table:table-cell>
          <table:table-cell table:style-name="Armor.A16" office:value-type="string">
            <text:p text:style-name="P126"><text:span text:style-name="T128">Ignore</text:span> <text:span text:style-name="T136">toxins</text:span>.</text:p>
          </table:table-cell>
          <table:table-cell table:style-name="Armor.A16" office:value-type="string">
            <text:p text:style-name="P131">2</text:p>
          </table:table-cell>
        </table:table-row>
      </table:table>
      <text:p text:style-name="P3"><text:span text:style-name="T65"><text:s text:c="3"/>Roll [Build 9#] to repair</text:span> d6<text:span text:style-name="T92">D</text:span>R <text:span text:style-name="T124">per </text:span>day <text:span text:style-name="T92">using</text:span> 1 Part <text:span text:style-name="T123">per DR</text:span>.</text:p>
      <text:p text:style-name="P4"/>
      <text:p text:style-name="P4"/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17"><text:span text:style-name="T95">ARMOR</text:span> ATTRIBUTES</text:p>
          </table:table-cell>
          <table:covered-table-cell/>
        </table:table-row>
        <table:table-row>
          <table:table-cell table:style-name="Table6.A2" office:value-type="string">
            <text:p text:style-name="P176">Camo</text:p>
          </table:table-cell>
          <table:table-cell table:style-name="Table6.A2" office:value-type="string">
            <text:p text:style-name="P176">+1 Stealth per Location <text:span text:style-name="T118">when in a given Biome.</text:span></text:p>
          </table:table-cell>
        </table:table-row>
        <table:table-row>
          <table:table-cell table:style-name="Table6.A3" office:value-type="string">
            <text:p text:style-name="P176">CR</text:p>
          </table:table-cell>
          <table:table-cell table:style-name="Table6.B3" office:value-type="string">
            <text:p text:style-name="P176"><text:span text:style-name="T118">Delay</text:span> Hypothermia <text:span text:style-name="T118">for 1hr per Location</text:span>.</text:p>
          </table:table-cell>
        </table:table-row>
        <table:table-row>
          <table:table-cell table:style-name="Table6.A2" office:value-type="string">
            <text:p text:style-name="P176">FR</text:p>
          </table:table-cell>
          <table:table-cell table:style-name="Table6.A2" office:value-type="string">
            <text:p text:style-name="P176"><text:span text:style-name="T111">Armor DR r</text:span>educes FDMG.</text:p>
          </table:table-cell>
        </table:table-row>
        <table:table-row>
          <table:table-cell table:style-name="Table6.A5" office:value-type="string">
            <text:p text:style-name="P176">Mask</text:p>
          </table:table-cell>
          <table:table-cell table:style-name="Table6.B5" office:value-type="string">
            <text:p text:style-name="P176">Obscures <text:span text:style-name="T118">identity </text:span>and protects face. -1 Perception.</text:p>
          </table:table-cell>
        </table:table-row>
      </table:table>
      <text:p text:style-name="P16"/>
      <text:p text:style-name="P16"/>
      <text:p text:style-name="P17"/>
      <text:p text:style-name="P16"/>
      <text:p text:style-name="P16"/>
      <text:p text:style-name="P16"/>
      <text:p text:style-name="P16"><text:soft-page-break/></text:p>
      <text:p text:style-name="P16"/>
      <table:table table:name="MeleeWeapons" table:style-name="MeleeWeapons">
        <table:table-column table:style-name="MeleeWeapons.A"/>
        <table:table-column table:style-name="MeleeWeapons.B"/>
        <table:table-column table:style-name="MeleeWeapons.C"/>
        <table:table-column table:style-name="MeleeWeapons.D"/>
        <table:table-column table:style-name="MeleeWeapons.E"/>
        <table:table-column table:style-name="MeleeWeapons.F"/>
        <table:table-row table:style-name="MeleeWeapons.1">
          <table:table-cell table:style-name="MeleeWeapons.A1" office:value-type="string">
            <text:p text:style-name="P30">MELEE</text:p>
          </table:table-cell>
          <table:table-cell table:style-name="MeleeWeapons.A1" office:value-type="string">
            <text:p text:style-name="P31">DMG</text:p>
          </table:table-cell>
          <table:table-cell table:style-name="MeleeWeapons.A1" office:value-type="string">
            <text:p text:style-name="P33">h</text:p>
          </table:table-cell>
          <table:table-cell table:style-name="MeleeWeapons.A1" office:value-type="string">
            <text:p text:style-name="P32">RNG</text:p>
          </table:table-cell>
          <table:table-cell table:style-name="MeleeWeapons.A1" office:value-type="string">
            <text:p text:style-name="P34">Notes</text:p>
          </table:table-cell>
          <table:table-cell table:style-name="MeleeWeapons.A1" office:value-type="string">
            <text:p text:style-name="P35">Sz</text:p>
          </table:table-cell>
        </table:table-row>
        <table:table-row table:style-name="MeleeWeapons.1">
          <table:table-cell table:style-name="MeleeWeapons.A2" office:value-type="string">
            <text:p text:style-name="P36">Ax</text:p>
          </table:table-cell>
          <table:table-cell table:style-name="MeleeWeapons.A2" office:value-type="string">
            <text:p text:style-name="P50">3</text:p>
          </table:table-cell>
          <table:table-cell table:style-name="MeleeWeapons.A2" office:value-type="string">
            <text:p text:style-name="P53">2</text:p>
          </table:table-cell>
          <table:table-cell table:style-name="MeleeWeapons.A2" office:value-type="string">
            <text:p text:style-name="P39">2</text:p>
          </table:table-cell>
          <table:table-cell table:style-name="MeleeWeapons.A2" office:value-type="string">
            <text:p text:style-name="P54"><text:span text:style-name="T140">2AP. </text:span>Chop.</text:p>
          </table:table-cell>
          <table:table-cell table:style-name="MeleeWeapons.A2" office:value-type="string">
            <text:p text:style-name="P40">4</text:p>
          </table:table-cell>
        </table:table-row>
        <table:table-row table:style-name="MeleeWeapons.1">
          <table:table-cell table:style-name="MeleeWeapons.A3" office:value-type="string">
            <text:p text:style-name="P41">Baseball Bat</text:p>
          </table:table-cell>
          <table:table-cell table:style-name="MeleeWeapons.A3" office:value-type="string">
            <text:p text:style-name="P50">2</text:p>
          </table:table-cell>
          <table:table-cell table:style-name="MeleeWeapons.A3" office:value-type="string">
            <text:p text:style-name="P57">2</text:p>
          </table:table-cell>
          <table:table-cell table:style-name="MeleeWeapons.A3" office:value-type="string">
            <text:p text:style-name="P56">2</text:p>
          </table:table-cell>
          <table:table-cell table:style-name="MeleeWeapons.A3" office:value-type="string">
            <text:p text:style-name="P59"/>
          </table:table-cell>
          <table:table-cell table:style-name="MeleeWeapons.A3" office:value-type="string">
            <text:p text:style-name="P40">3</text:p>
          </table:table-cell>
        </table:table-row>
        <table:table-row table:style-name="MeleeWeapons.1">
          <table:table-cell table:style-name="MeleeWeapons.A2" office:value-type="string">
            <text:p text:style-name="P126">Brass Knuckles</text:p>
          </table:table-cell>
          <table:table-cell table:style-name="MeleeWeapons.A2" office:value-type="string">
            <text:p text:style-name="P141">1</text:p>
          </table:table-cell>
          <table:table-cell table:style-name="MeleeWeapons.A2" office:value-type="string">
            <text:p text:style-name="P131">1</text:p>
          </table:table-cell>
          <table:table-cell table:style-name="MeleeWeapons.A2" office:value-type="string">
            <text:p text:style-name="P131">1</text:p>
          </table:table-cell>
          <table:table-cell table:style-name="MeleeWeapons.A2" office:value-type="string">
            <text:p text:style-name="P142">Unarmed.</text:p>
          </table:table-cell>
          <table:table-cell table:style-name="MeleeWeapons.A2" office:value-type="string">
            <text:p text:style-name="P131">1</text:p>
          </table:table-cell>
        </table:table-row>
        <table:table-row table:style-name="MeleeWeapons.1">
          <table:table-cell table:style-name="MeleeWeapons.A3" office:value-type="string">
            <text:p text:style-name="P41">Crowbar</text:p>
          </table:table-cell>
          <table:table-cell table:style-name="MeleeWeapons.A3" office:value-type="string">
            <text:p text:style-name="P50">2</text:p>
          </table:table-cell>
          <table:table-cell table:style-name="MeleeWeapons.A3" office:value-type="string">
            <text:p text:style-name="P57">1</text:p>
          </table:table-cell>
          <table:table-cell table:style-name="MeleeWeapons.A3" office:value-type="string">
            <text:p text:style-name="P56">2</text:p>
          </table:table-cell>
          <table:table-cell table:style-name="MeleeWeapons.A3" office:value-type="string">
            <text:p text:style-name="P55"/>
          </table:table-cell>
          <table:table-cell table:style-name="MeleeWeapons.A3" office:value-type="string">
            <text:p text:style-name="P40">3</text:p>
          </table:table-cell>
        </table:table-row>
        <table:table-row table:style-name="MeleeWeapons.1">
          <table:table-cell table:style-name="MeleeWeapons.A2" office:value-type="string">
            <text:p text:style-name="P41">Hammer</text:p>
          </table:table-cell>
          <table:table-cell table:style-name="MeleeWeapons.A2" office:value-type="string">
            <text:p text:style-name="P38">1</text:p>
          </table:table-cell>
          <table:table-cell table:style-name="MeleeWeapons.A2" office:value-type="string">
            <text:p text:style-name="P62">1</text:p>
          </table:table-cell>
          <table:table-cell table:style-name="MeleeWeapons.A2" office:value-type="string">
            <text:p text:style-name="P60">1</text:p>
          </table:table-cell>
          <table:table-cell table:style-name="MeleeWeapons.A2" office:value-type="string">
            <text:p text:style-name="P63"/>
          </table:table-cell>
          <table:table-cell table:style-name="MeleeWeapons.A2" office:value-type="string">
            <text:p text:style-name="P42">2</text:p>
          </table:table-cell>
        </table:table-row>
        <table:table-row table:style-name="MeleeWeapons.1">
          <table:table-cell table:style-name="MeleeWeapons.A3" office:value-type="string">
            <text:p text:style-name="P41">Hatchet</text:p>
          </table:table-cell>
          <table:table-cell table:style-name="MeleeWeapons.A3" office:value-type="string">
            <text:p text:style-name="P37">1</text:p>
          </table:table-cell>
          <table:table-cell table:style-name="MeleeWeapons.A3" office:value-type="string">
            <text:p text:style-name="P60">1</text:p>
          </table:table-cell>
          <table:table-cell table:style-name="MeleeWeapons.A3" office:value-type="string">
            <text:p text:style-name="P60">1</text:p>
          </table:table-cell>
          <table:table-cell table:style-name="MeleeWeapons.A3" office:value-type="string">
            <text:p text:style-name="P61">Chop.</text:p>
          </table:table-cell>
          <table:table-cell table:style-name="MeleeWeapons.A3" office:value-type="string">
            <text:p text:style-name="P43">2</text:p>
          </table:table-cell>
        </table:table-row>
        <table:table-row table:style-name="MeleeWeapons.1">
          <table:table-cell table:style-name="MeleeWeapons.A2" office:value-type="string">
            <text:p text:style-name="P41">Knife</text:p>
          </table:table-cell>
          <table:table-cell table:style-name="MeleeWeapons.A2" office:value-type="string">
            <text:p text:style-name="P38">1</text:p>
          </table:table-cell>
          <table:table-cell table:style-name="MeleeWeapons.A2" office:value-type="string">
            <text:p text:style-name="P53">1</text:p>
          </table:table-cell>
          <table:table-cell table:style-name="MeleeWeapons.A2" office:value-type="string">
            <text:p text:style-name="P65">1</text:p>
          </table:table-cell>
          <table:table-cell table:style-name="MeleeWeapons.A2" office:value-type="string">
            <text:p text:style-name="P66">Pierce.</text:p>
          </table:table-cell>
          <table:table-cell table:style-name="MeleeWeapons.A2" office:value-type="string">
            <text:p text:style-name="P44">1</text:p>
          </table:table-cell>
        </table:table-row>
        <table:table-row table:style-name="MeleeWeapons.1">
          <table:table-cell table:style-name="MeleeWeapons.A3" office:value-type="string">
            <text:p text:style-name="P41">Machete</text:p>
          </table:table-cell>
          <table:table-cell table:style-name="MeleeWeapons.A3" office:value-type="string">
            <text:p text:style-name="P38">2</text:p>
          </table:table-cell>
          <table:table-cell table:style-name="MeleeWeapons.A3" office:value-type="string">
            <text:p text:style-name="P57">1</text:p>
          </table:table-cell>
          <table:table-cell table:style-name="MeleeWeapons.A3" office:value-type="string">
            <text:p text:style-name="P56">2</text:p>
          </table:table-cell>
          <table:table-cell table:style-name="MeleeWeapons.A3" office:value-type="string">
            <text:p text:style-name="P58">Chop.</text:p>
          </table:table-cell>
          <table:table-cell table:style-name="MeleeWeapons.A3" office:value-type="string">
            <text:p text:style-name="P43">3</text:p>
          </table:table-cell>
        </table:table-row>
        <table:table-row table:style-name="MeleeWeapons.1">
          <table:table-cell table:style-name="MeleeWeapons.A2" office:value-type="string">
            <text:p text:style-name="P45">Shield</text:p>
          </table:table-cell>
          <table:table-cell table:style-name="MeleeWeapons.A2" office:value-type="string">
            <text:p text:style-name="P46">0</text:p>
          </table:table-cell>
          <table:table-cell table:style-name="MeleeWeapons.A2" office:value-type="string">
            <text:p text:style-name="P69">1</text:p>
          </table:table-cell>
          <table:table-cell table:style-name="MeleeWeapons.A2" office:value-type="string">
            <text:p text:style-name="P65">1</text:p>
          </table:table-cell>
          <table:table-cell table:style-name="MeleeWeapons.A2" office:value-type="string">
            <text:p text:style-name="P55"><text:span text:style-name="T58">3DR. </text:span><text:span text:style-name="T57">+</text:span><text:span text:style-name="T59">3 </text:span><text:span text:style-name="T57">Block</text:span>.</text:p>
          </table:table-cell>
          <table:table-cell table:style-name="MeleeWeapons.A2" office:value-type="string">
            <text:p text:style-name="P47">3</text:p>
          </table:table-cell>
        </table:table-row>
        <table:table-row table:style-name="MeleeWeapons.1">
          <table:table-cell table:style-name="MeleeWeapons.A3" office:value-type="string">
            <text:p text:style-name="P51">Sledgehammer</text:p>
          </table:table-cell>
          <table:table-cell table:style-name="MeleeWeapons.B11" office:value-type="float" office:value="3">
            <text:p text:style-name="P40">3</text:p>
          </table:table-cell>
          <table:table-cell table:style-name="MeleeWeapons.A3" office:value-type="string">
            <text:p text:style-name="P64">2</text:p>
          </table:table-cell>
          <table:table-cell table:style-name="MeleeWeapons.A3" office:value-type="string">
            <text:p text:style-name="P65">2</text:p>
          </table:table-cell>
          <table:table-cell table:style-name="MeleeWeapons.A3" office:value-type="string">
            <text:p text:style-name="P70">2AP.</text:p>
          </table:table-cell>
          <table:table-cell table:style-name="MeleeWeapons.A3" office:value-type="string">
            <text:p text:style-name="P48">5</text:p>
          </table:table-cell>
        </table:table-row>
        <table:table-row table:style-name="MeleeWeapons.1">
          <table:table-cell table:style-name="MeleeWeapons.A2" office:value-type="string">
            <text:p text:style-name="P52">Spear</text:p>
          </table:table-cell>
          <table:table-cell table:style-name="MeleeWeapons.A2" office:value-type="string">
            <text:p text:style-name="P38">3</text:p>
          </table:table-cell>
          <table:table-cell table:style-name="MeleeWeapons.A2" office:value-type="string">
            <text:p text:style-name="P68">2</text:p>
          </table:table-cell>
          <table:table-cell table:style-name="MeleeWeapons.A2" office:value-type="string">
            <text:p text:style-name="P65">3</text:p>
          </table:table-cell>
          <table:table-cell table:style-name="MeleeWeapons.A2" office:value-type="string">
            <text:p text:style-name="P67">Pierce.</text:p>
          </table:table-cell>
          <table:table-cell table:style-name="MeleeWeapons.A2" office:value-type="string">
            <text:p text:style-name="P49">4</text:p>
          </table:table-cell>
        </table:table-row>
        <table:table-row table:style-name="MeleeWeapons.1">
          <table:table-cell table:style-name="MeleeWeapons.A13" office:value-type="string">
            <text:p text:style-name="P45">Staff</text:p>
          </table:table-cell>
          <table:table-cell table:style-name="MeleeWeapons.B13" office:value-type="string">
            <text:p text:style-name="P38">2</text:p>
          </table:table-cell>
          <table:table-cell table:style-name="MeleeWeapons.C13" office:value-type="string">
            <text:p text:style-name="P72">2</text:p>
          </table:table-cell>
          <table:table-cell table:style-name="MeleeWeapons.D13" office:value-type="string">
            <text:p text:style-name="P71">3</text:p>
          </table:table-cell>
          <table:table-cell table:style-name="MeleeWeapons.E13" office:value-type="string">
            <text:p text:style-name="P73">Dual-Wield.</text:p>
          </table:table-cell>
          <table:table-cell table:style-name="MeleeWeapons.F13" office:value-type="string">
            <text:p text:style-name="P49">3</text:p>
          </table:table-cell>
        </table:table-row>
      </table:table>
      <text:p text:style-name="P177"><text:tab/><text:bookmark-start text:name="__DdeLink__111832_11346252151"/>Improvised M<text:span text:style-name="T92">elee weapons</text:span> do DMG = <text:span text:style-name="T91">[</text:span>Sz / <text:span text:style-name="T296">2]</text:span>.<text:bookmark-end text:name="__DdeLink__111832_11346252151"/></text:p>
      <text:p text:style-name="P18"><text:span text:style-name="T68"><text:tab/>MATKs with R</text:span><text:span text:style-name="T69">anged </text:span><text:span text:style-name="T72">w</text:span><text:span text:style-name="T69">eapons</text:span><text:span text:style-name="T68"> do DMG = </text:span><text:span text:style-name="T70">[</text:span><text:span text:style-name="T68">S</text:span><text:span text:style-name="T71">z </text:span><text:span text:style-name="T68">/ </text:span><text:span text:style-name="T69">2]</text:span><text:span text:style-name="T68">.</text:span></text:p>
      <text:p text:style-name="P177"><text:span text:style-name="T112"><text:tab/>Thrown </text:span><text:bookmark-start text:name="__DdeLink__111834_1134625215"/>M<text:span text:style-name="T92">elee weapons</text:span> <text:span text:style-name="T91">have</text:span> RNG = <text:span text:style-name="T91">[</text:span>C x 2<text:span text:style-name="T91">]</text:span>.<text:bookmark-end text:name="__DdeLink__111834_1134625215"/></text:p>
      <text:p text:style-name="P178"/>
      <text:p text:style-name="P178"/>
      <text:p text:style-name="P2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ext:soft-page-break/>
        <table:table-row table:style-name="Table5.1">
          <table:table-cell table:style-name="Table5.A1" office:value-type="string">
            <text:p text:style-name="P116"><text:span text:style-name="T314">CIVIL R</text:span>ANGED</text:p>
          </table:table-cell>
          <table:table-cell table:style-name="Table5.A1" office:value-type="string">
            <text:p text:style-name="P120">DMG</text:p>
          </table:table-cell>
          <table:table-cell table:style-name="Table5.A1" office:value-type="string">
            <text:p text:style-name="P120">h</text:p>
          </table:table-cell>
          <table:table-cell table:style-name="Table5.A1" office:value-type="string">
            <text:p text:style-name="P120">RNG</text:p>
          </table:table-cell>
          <table:table-cell table:style-name="Table5.A1" table:number-columns-spanned="2" office:value-type="string">
            <text:p text:style-name="P125">Ammo</text:p>
          </table:table-cell>
          <table:covered-table-cell/>
          <table:table-cell table:style-name="Table5.A1" office:value-type="string">
            <text:p text:style-name="P122">Notes</text:p>
          </table:table-cell>
          <table:table-cell table:style-name="Table5.A1" office:value-type="string">
            <text:p text:style-name="P120">Sz</text:p>
          </table:table-cell>
        </table:table-row>
        <table:table-row table:style-name="Table5.1">
          <table:table-cell table:style-name="Table5.A2" office:value-type="string">
            <text:p text:style-name="P203"><text:span text:style-name="T137">Compound </text:span>Bow</text:p>
          </table:table-cell>
          <table:table-cell table:style-name="Table5.B2" office:value-type="float" office:value="1">
            <text:p text:style-name="P180">1</text:p>
          </table:table-cell>
          <table:table-cell table:style-name="Table5.A2" office:value-type="string">
            <text:p text:style-name="P180">2</text:p>
          </table:table-cell>
          <table:table-cell table:style-name="Table5.A2" office:value-type="string">
            <text:p text:style-name="P182"><text:span text:style-name="T295">1</text:span>0</text:p>
          </table:table-cell>
          <table:table-cell table:style-name="Table5.A2" office:value-type="string">
            <text:p text:style-name="P180">1</text:p>
          </table:table-cell>
          <table:table-cell table:style-name="Table5.A2" office:value-type="string">
            <text:p text:style-name="P184">Arrow</text:p>
          </table:table-cell>
          <table:table-cell table:style-name="Table5.A2" office:value-type="string">
            <text:p text:style-name="P199"><text:span text:style-name="T125">3AP</text:span> Reload.</text:p>
          </table:table-cell>
          <table:table-cell table:style-name="Table5.A2" office:value-type="string">
            <text:p text:style-name="P180">4</text:p>
          </table:table-cell>
        </table:table-row>
        <table:table-row table:style-name="Table5.1">
          <table:table-cell table:style-name="Table5.A9" office:value-type="string">
            <text:p text:style-name="P203">Crossbow</text:p>
          </table:table-cell>
          <table:table-cell table:style-name="Table5.B3" office:value-type="float" office:value="2">
            <text:p text:style-name="P182">2</text:p>
          </table:table-cell>
          <table:table-cell table:style-name="Table5.C3" office:value-type="string">
            <text:p text:style-name="P180">2</text:p>
          </table:table-cell>
          <table:table-cell table:style-name="Table5.D3" office:value-type="string">
            <text:p text:style-name="P191">20</text:p>
          </table:table-cell>
          <table:table-cell table:style-name="Table5.E3" office:value-type="string">
            <text:p text:style-name="P180">1</text:p>
          </table:table-cell>
          <table:table-cell table:style-name="Table5.F9" office:value-type="string">
            <text:p text:style-name="P184">Arrow</text:p>
          </table:table-cell>
          <table:table-cell table:style-name="Table5.G3" office:value-type="string">
            <text:p text:style-name="P199"><text:span text:style-name="T125">3AP</text:span> Reload.</text:p>
          </table:table-cell>
          <table:table-cell table:style-name="Table5.H3" office:value-type="string">
            <text:p text:style-name="P180">4</text:p>
          </table:table-cell>
        </table:table-row>
        <table:table-row table:style-name="Table5.1">
          <table:table-cell table:style-name="Table5.A2" office:value-type="string">
            <text:p text:style-name="P185">Target Pistol</text:p>
          </table:table-cell>
          <table:table-cell table:style-name="Table5.A2" office:value-type="string">
            <text:p text:style-name="P184">1</text:p>
          </table:table-cell>
          <table:table-cell table:style-name="Table5.A2" office:value-type="string">
            <text:p text:style-name="P184">1</text:p>
          </table:table-cell>
          <table:table-cell table:style-name="Table5.A2" office:value-type="string">
            <text:p text:style-name="P191">30</text:p>
          </table:table-cell>
          <table:table-cell table:style-name="Table5.A2" office:value-type="string">
            <text:p text:style-name="P184">10</text:p>
          </table:table-cell>
          <table:table-cell table:style-name="Table5.A2" office:value-type="string">
            <text:p text:style-name="P184">.22</text:p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184">1</text:p>
          </table:table-cell>
        </table:table-row>
        <table:table-row table:style-name="Table5.1">
          <table:table-cell table:style-name="Table5.A9" office:value-type="string">
            <text:p text:style-name="P185">Target Rifle</text:p>
          </table:table-cell>
          <table:table-cell table:style-name="Table5.B5" office:value-type="string">
            <text:p text:style-name="P201">1</text:p>
          </table:table-cell>
          <table:table-cell table:style-name="Table5.C5" office:value-type="string">
            <text:p text:style-name="P184">2</text:p>
          </table:table-cell>
          <table:table-cell table:style-name="Table5.B3" office:value-type="float" office:value="50">
            <text:p text:style-name="P184"><text:span text:style-name="T142">5</text:span>0</text:p>
          </table:table-cell>
          <table:table-cell table:style-name="Table5.E5" office:value-type="string">
            <text:p text:style-name="P184">10</text:p>
          </table:table-cell>
          <table:table-cell table:style-name="Table5.F9" office:value-type="string">
            <text:p text:style-name="P184">.22</text:p>
          </table:table-cell>
          <table:table-cell table:style-name="Table5.G5" office:value-type="string">
            <text:p text:style-name="P199"/>
          </table:table-cell>
          <table:table-cell table:style-name="Table5.H5" office:value-type="string">
            <text:p text:style-name="P184">3</text:p>
          </table:table-cell>
        </table:table-row>
        <table:table-row table:style-name="Table5.1">
          <table:table-cell table:style-name="Table5.A2" office:value-type="string">
            <text:p text:style-name="P187"><text:span text:style-name="T295">Semi-auto </text:span>Pistol</text:p>
          </table:table-cell>
          <table:table-cell table:style-name="Table5.A2" office:value-type="string">
            <text:p text:style-name="P180">1</text:p>
          </table:table-cell>
          <table:table-cell table:style-name="Table5.A2" office:value-type="string">
            <text:p text:style-name="P180">1</text:p>
          </table:table-cell>
          <table:table-cell table:style-name="Table5.A2" office:value-type="string">
            <text:p text:style-name="P182">10</text:p>
          </table:table-cell>
          <table:table-cell table:style-name="Table5.A2" office:value-type="string">
            <text:p text:style-name="P180">1<text:span text:style-name="T90">5</text:span></text:p>
          </table:table-cell>
          <table:table-cell table:style-name="Table5.A2" office:value-type="string">
            <text:p text:style-name="P184">9mm</text:p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180">1</text:p>
          </table:table-cell>
        </table:table-row>
        <table:table-row table:style-name="Table5.1">
          <table:table-cell table:style-name="Table5.A9" office:value-type="string">
            <text:p text:style-name="P200">Semi-auto Carbine</text:p>
          </table:table-cell>
          <table:table-cell table:style-name="Table5.B3" office:value-type="float" office:value="1">
            <text:p text:style-name="P201">1</text:p>
          </table:table-cell>
          <table:table-cell table:style-name="Table5.C7" office:value-type="string">
            <text:p text:style-name="P201">2</text:p>
          </table:table-cell>
          <table:table-cell table:style-name="Table5.D7" office:value-type="string">
            <text:p text:style-name="P201">30</text:p>
          </table:table-cell>
          <table:table-cell table:style-name="Table5.E7" office:value-type="string">
            <text:p text:style-name="P201">30</text:p>
          </table:table-cell>
          <table:table-cell table:style-name="Table5.F9" office:value-type="string">
            <text:p text:style-name="P201">9mm</text:p>
          </table:table-cell>
          <table:table-cell table:style-name="Table5.G7" office:value-type="string">
            <text:p text:style-name="P199"/>
          </table:table-cell>
          <table:table-cell table:style-name="Table5.H7" office:value-type="string">
            <text:p text:style-name="P201">2</text:p>
          </table:table-cell>
        </table:table-row>
        <table:table-row table:style-name="Table5.1">
          <table:table-cell table:style-name="Table5.A2" office:value-type="string">
            <text:p text:style-name="P187">Revolver</text:p>
          </table:table-cell>
          <table:table-cell table:style-name="Table5.B2" office:value-type="float" office:value="2">
            <text:p text:style-name="P180">2</text:p>
          </table:table-cell>
          <table:table-cell table:style-name="Table5.A2" office:value-type="string">
            <text:p text:style-name="P180">1</text:p>
          </table:table-cell>
          <table:table-cell table:style-name="Table5.A2" office:value-type="string">
            <text:p text:style-name="P182">10</text:p>
          </table:table-cell>
          <table:table-cell table:style-name="Table5.A2" office:value-type="string">
            <text:p text:style-name="P180">6</text:p>
          </table:table-cell>
          <table:table-cell table:style-name="Table5.A2" office:value-type="string">
            <text:p text:style-name="P180">.<text:span text:style-name="T141">357</text:span></text:p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182">1</text:p>
          </table:table-cell>
        </table:table-row>
        <table:table-row table:style-name="Table5.1">
          <table:table-cell table:style-name="Table5.A9" office:value-type="string">
            <text:p text:style-name="P197">Lever Rifle</text:p>
          </table:table-cell>
          <table:table-cell table:style-name="Table5.B9" office:value-type="string">
            <text:p text:style-name="P201">2</text:p>
          </table:table-cell>
          <table:table-cell table:style-name="Table5.C9" office:value-type="string">
            <text:p text:style-name="P196">2</text:p>
          </table:table-cell>
          <table:table-cell table:style-name="Table5.D9" office:value-type="string">
            <text:p text:style-name="P196">50</text:p>
          </table:table-cell>
          <table:table-cell table:style-name="Table5.E9" office:value-type="string">
            <text:p text:style-name="P196">10</text:p>
          </table:table-cell>
          <table:table-cell table:style-name="Table5.F9" office:value-type="string">
            <text:p text:style-name="P184">.<text:span text:style-name="T297">357</text:span></text:p>
          </table:table-cell>
          <table:table-cell table:style-name="Table5.G9" office:value-type="string">
            <text:p text:style-name="P199"/>
          </table:table-cell>
          <table:table-cell table:style-name="Table5.H9" office:value-type="string">
            <text:p text:style-name="P196">3</text:p>
          </table:table-cell>
        </table:table-row>
        <table:table-row table:style-name="Table5.1">
          <table:table-cell table:style-name="Table5.A2" office:value-type="string">
            <text:p text:style-name="P187"><text:span text:style-name="T297">Semi-auto</text:span> Rifle</text:p>
          </table:table-cell>
          <table:table-cell table:style-name="Table5.A2" office:value-type="string">
            <text:p text:style-name="P180">2</text:p>
          </table:table-cell>
          <table:table-cell table:style-name="Table5.A2" office:value-type="string">
            <text:p text:style-name="P180">2</text:p>
          </table:table-cell>
          <table:table-cell table:style-name="Table5.A2" office:value-type="string">
            <text:p text:style-name="P180"><text:span text:style-name="T315">10</text:span>0</text:p>
          </table:table-cell>
          <table:table-cell table:style-name="Table5.A2" office:value-type="string">
            <text:p text:style-name="P180">3<text:span text:style-name="T137">0</text:span></text:p>
          </table:table-cell>
          <table:table-cell table:style-name="Table5.A2" office:value-type="string">
            <text:p text:style-name="P184">5.56</text:p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180">3</text:p>
          </table:table-cell>
        </table:table-row>
        <table:table-row table:style-name="Table5.1">
          <table:table-cell table:style-name="Table5.A11" office:value-type="string">
            <text:p text:style-name="P187">Hunting Rifle</text:p>
          </table:table-cell>
          <table:table-cell table:style-name="Table5.B11" office:value-type="string">
            <text:p text:style-name="P180">3</text:p>
          </table:table-cell>
          <table:table-cell table:style-name="Table5.C11" office:value-type="string">
            <text:p text:style-name="P180">2</text:p>
          </table:table-cell>
          <table:table-cell table:style-name="Table5.D11" office:value-type="string">
            <text:p text:style-name="P180"><text:span text:style-name="T137">2</text:span>00</text:p>
          </table:table-cell>
          <table:table-cell table:style-name="Table5.E11" office:value-type="string">
            <text:p text:style-name="P180">5</text:p>
          </table:table-cell>
          <table:table-cell table:style-name="Table5.F11" office:value-type="string">
            <text:p text:style-name="P180">.<text:span text:style-name="T141">308</text:span></text:p>
          </table:table-cell>
          <table:table-cell table:style-name="Table5.G11" office:value-type="string">
            <text:p text:style-name="P199"/>
          </table:table-cell>
          <table:table-cell table:style-name="Table5.H11" office:value-type="string">
            <text:p text:style-name="P180">4</text:p>
          </table:table-cell>
        </table:table-row>
        <table:table-row table:style-name="Table5.1">
          <table:table-cell table:style-name="Table5.A2" office:value-type="string">
            <text:p text:style-name="P187"><text:span text:style-name="T316">Double-Barrel</text:span> Shotgun</text:p>
          </table:table-cell>
          <table:table-cell table:style-name="Table5.A2" office:value-type="string">
            <text:p text:style-name="P182">4</text:p>
          </table:table-cell>
          <table:table-cell table:style-name="Table5.A2" office:value-type="string">
            <text:p text:style-name="P180">2</text:p>
          </table:table-cell>
          <table:table-cell table:style-name="Table5.A2" office:value-type="string">
            <text:p text:style-name="P193"><text:span text:style-name="T316">2</text:span>0</text:p>
          </table:table-cell>
          <table:table-cell table:style-name="Table5.A2" office:value-type="string">
            <text:p text:style-name="P180">2</text:p>
          </table:table-cell>
          <table:table-cell table:style-name="Table5.A2" office:value-type="string">
            <text:p text:style-name="P184">12g</text:p>
          </table:table-cell>
          <table:table-cell table:style-name="Table5.A2" office:value-type="string">
            <text:p text:style-name="P204">Scatter.</text:p>
          </table:table-cell>
          <table:table-cell table:style-name="Table5.A2" office:value-type="string">
            <text:p text:style-name="P205">4</text:p>
          </table:table-cell>
        </table:table-row>
        <table:table-row table:style-name="Table5.1">
          <table:table-cell table:style-name="Table5.A13" office:value-type="string">
            <text:p text:style-name="P187">Pump Shotgun</text:p>
          </table:table-cell>
          <table:table-cell table:style-name="Table5.B13" office:value-type="string">
            <text:p text:style-name="P182">4</text:p>
          </table:table-cell>
          <table:table-cell table:style-name="Table5.C13" office:value-type="string">
            <text:p text:style-name="P180">2</text:p>
          </table:table-cell>
          <table:table-cell table:style-name="Table5.D13" office:value-type="string">
            <text:p text:style-name="P180"><text:span text:style-name="T295">2</text:span>0</text:p>
          </table:table-cell>
          <table:table-cell table:style-name="Table5.E13" office:value-type="string">
            <text:p text:style-name="P182">6</text:p>
          </table:table-cell>
          <table:table-cell table:style-name="Table5.F13" office:value-type="string">
            <text:p text:style-name="P184">12g</text:p>
          </table:table-cell>
          <table:table-cell table:style-name="Table5.G13" office:value-type="string">
            <text:p text:style-name="P204">Scatter.</text:p>
          </table:table-cell>
          <table:table-cell table:style-name="Table5.H13" office:value-type="string">
            <text:p text:style-name="P180">4</text:p>
          </table:table-cell>
        </table:table-row>
      </table:table>
      <text:p text:style-name="Text_20_body"/>
      <table:table table:name="RangedWeapons" table:style-name="RangedWeapons">
        <table:table-column table:style-name="RangedWeapons.A"/>
        <table:table-column table:style-name="RangedWeapons.B"/>
        <table:table-column table:style-name="RangedWeapons.C"/>
        <table:table-column table:style-name="RangedWeapons.D"/>
        <table:table-column table:style-name="RangedWeapons.E"/>
        <table:table-column table:style-name="RangedWeapons.F"/>
        <table:table-column table:style-name="RangedWeapons.G"/>
        <table:table-column table:style-name="RangedWeapons.H"/>
        <table:table-row table:style-name="RangedWeapons.1">
          <table:table-cell table:style-name="RangedWeapons.A1" office:value-type="string">
            <text:p text:style-name="P115"><text:span text:style-name="T315">MIL R</text:span>ANGED</text:p>
          </table:table-cell>
          <table:table-cell table:style-name="RangedWeapons.A1" office:value-type="string">
            <text:p text:style-name="P118">DMG</text:p>
          </table:table-cell>
          <table:table-cell table:style-name="RangedWeapons.A1" office:value-type="string">
            <text:p text:style-name="P118">h</text:p>
          </table:table-cell>
          <table:table-cell table:style-name="RangedWeapons.A1" office:value-type="string">
            <text:p text:style-name="P118">RNG</text:p>
          </table:table-cell>
          <table:table-cell table:style-name="RangedWeapons.A1" table:number-columns-spanned="2" office:value-type="string">
            <text:p text:style-name="P124">Ammo</text:p>
          </table:table-cell>
          <table:covered-table-cell/>
          <table:table-cell table:style-name="RangedWeapons.A1" office:value-type="string">
            <text:p text:style-name="P121">Notes</text:p>
          </table:table-cell>
          <table:table-cell table:style-name="RangedWeapons.A1" office:value-type="string">
            <text:p text:style-name="P118">Sz</text:p>
          </table:table-cell>
        </table:table-row>
        <table:table-row table:style-name="RangedWeapons.1">
          <table:table-cell table:style-name="RangedWeapons.A2" office:value-type="string">
            <text:p text:style-name="P186">Submachine Gun</text:p>
          </table:table-cell>
          <table:table-cell table:style-name="RangedWeapons.A2" office:value-type="string">
            <text:p text:style-name="P179">1</text:p>
          </table:table-cell>
          <table:table-cell table:style-name="RangedWeapons.A2" office:value-type="string">
            <text:p text:style-name="P179">2</text:p>
          </table:table-cell>
          <table:table-cell table:style-name="RangedWeapons.A2" office:value-type="string">
            <text:p text:style-name="P190">30</text:p>
          </table:table-cell>
          <table:table-cell table:style-name="RangedWeapons.A2" office:value-type="string">
            <text:p text:style-name="P179">3<text:span text:style-name="T137">0</text:span></text:p>
          </table:table-cell>
          <table:table-cell table:style-name="RangedWeapons.A2" office:value-type="string">
            <text:p text:style-name="P183">9mm</text:p>
          </table:table-cell>
          <table:table-cell table:style-name="RangedWeapons.A2" office:value-type="string">
            <text:p text:style-name="P175">Auto.</text:p>
          </table:table-cell>
          <table:table-cell table:style-name="RangedWeapons.A2" office:value-type="string">
            <text:p text:style-name="P179">2</text:p>
          </table:table-cell>
        </table:table-row>
        <table:table-row table:style-name="RangedWeapons.1">
          <table:table-cell table:style-name="RangedWeapons.A3" office:value-type="string">
            <text:p text:style-name="P186"><text:span text:style-name="T295">Assault</text:span> Rifle</text:p>
          </table:table-cell>
          <table:table-cell table:style-name="RangedWeapons.A3" office:value-type="string">
            <text:p text:style-name="P179">2</text:p>
          </table:table-cell>
          <table:table-cell table:style-name="RangedWeapons.A3" office:value-type="string">
            <text:p text:style-name="P179">2</text:p>
          </table:table-cell>
          <table:table-cell table:style-name="RangedWeapons.A3" office:value-type="string">
            <text:p text:style-name="P179"><text:span text:style-name="T137">5</text:span>0</text:p>
          </table:table-cell>
          <table:table-cell table:style-name="RangedWeapons.A3" office:value-type="string">
            <text:p text:style-name="P179">3<text:span text:style-name="T137">0</text:span></text:p>
          </table:table-cell>
          <table:table-cell table:style-name="RangedWeapons.A3" office:value-type="string">
            <text:p text:style-name="P183">5.56</text:p>
          </table:table-cell>
          <table:table-cell table:style-name="RangedWeapons.A3" office:value-type="string">
            <text:p text:style-name="P198">Auto.</text:p>
          </table:table-cell>
          <table:table-cell table:style-name="RangedWeapons.A3" office:value-type="string">
            <text:p text:style-name="P179">3</text:p>
          </table:table-cell>
        </table:table-row>
        <table:table-row table:style-name="RangedWeapons.1">
          <table:table-cell table:style-name="RangedWeapons.A2" office:value-type="string">
            <text:p text:style-name="P186">Battle Rifle</text:p>
          </table:table-cell>
          <table:table-cell table:style-name="RangedWeapons.A2" office:value-type="string">
            <text:p text:style-name="P179">3</text:p>
          </table:table-cell>
          <table:table-cell table:style-name="RangedWeapons.A2" office:value-type="string">
            <text:p text:style-name="P179">2</text:p>
          </table:table-cell>
          <table:table-cell table:style-name="RangedWeapons.A2" office:value-type="string">
            <text:p text:style-name="P179"><text:span text:style-name="T137">1</text:span>00</text:p>
          </table:table-cell>
          <table:table-cell table:style-name="RangedWeapons.A2" office:value-type="string">
            <text:p text:style-name="P179">2<text:span text:style-name="T137">0</text:span></text:p>
          </table:table-cell>
          <table:table-cell table:style-name="RangedWeapons.A2" office:value-type="string">
            <text:p text:style-name="P179">.<text:span text:style-name="T141">308</text:span></text:p>
          </table:table-cell>
          <table:table-cell table:style-name="RangedWeapons.A2" office:value-type="string">
            <text:p text:style-name="P175"/>
          </table:table-cell>
          <table:table-cell table:style-name="RangedWeapons.A2" office:value-type="string">
            <text:p text:style-name="P179">4</text:p>
          </table:table-cell>
        </table:table-row>
        <table:table-row table:style-name="RangedWeapons.1">
          <table:table-cell table:style-name="RangedWeapons.A3" office:value-type="string">
            <text:p text:style-name="P194">Machine Gun</text:p>
          </table:table-cell>
          <table:table-cell table:style-name="RangedWeapons.A3" office:value-type="string">
            <text:p text:style-name="P179">3</text:p>
          </table:table-cell>
          <table:table-cell table:style-name="RangedWeapons.A3" office:value-type="string">
            <text:p text:style-name="P179">2</text:p>
          </table:table-cell>
          <table:table-cell table:style-name="RangedWeapons.A3" office:value-type="string">
            <text:p text:style-name="P179"><text:span text:style-name="T137">1</text:span>00</text:p>
          </table:table-cell>
          <table:table-cell table:style-name="RangedWeapons.A3" office:value-type="string">
            <text:p text:style-name="P195">200</text:p>
          </table:table-cell>
          <table:table-cell table:style-name="RangedWeapons.A3" office:value-type="string">
            <text:p text:style-name="P179">.<text:span text:style-name="T141">308</text:span></text:p>
          </table:table-cell>
          <table:table-cell table:style-name="RangedWeapons.A3" office:value-type="string">
            <text:p text:style-name="P194">Auto.</text:p>
          </table:table-cell>
          <table:table-cell table:style-name="RangedWeapons.A3" office:value-type="string">
            <text:p text:style-name="P179">4</text:p>
          </table:table-cell>
        </table:table-row>
        <table:table-row table:style-name="RangedWeapons.1">
          <table:table-cell table:style-name="RangedWeapons.A2" office:value-type="string">
            <text:p text:style-name="P200">Grenade Launcher</text:p>
          </table:table-cell>
          <table:table-cell table:style-name="RangedWeapons.A2" office:value-type="string">
            <text:p text:style-name="P179"/>
          </table:table-cell>
          <table:table-cell table:style-name="RangedWeapons.A2" office:value-type="string">
            <text:p text:style-name="P179"/>
          </table:table-cell>
          <table:table-cell table:style-name="RangedWeapons.A2" office:value-type="string">
            <text:p text:style-name="P179"/>
          </table:table-cell>
          <table:table-cell table:style-name="RangedWeapons.A2" office:value-type="string">
            <text:p text:style-name="P179"/>
          </table:table-cell>
          <table:table-cell table:style-name="RangedWeapons.A2" office:value-type="string">
            <text:p text:style-name="P211">40mm</text:p>
          </table:table-cell>
          <table:table-cell table:style-name="RangedWeapons.A2" office:value-type="string">
            <text:p text:style-name="P198"/>
          </table:table-cell>
          <table:table-cell table:style-name="RangedWeapons.A2" office:value-type="string">
            <text:p text:style-name="P179"/>
          </table:table-cell>
        </table:table-row>
        <table:table-row table:style-name="RangedWeapons.1">
          <table:table-cell table:style-name="RangedWeapons.A3" office:value-type="string">
            <text:p text:style-name="P200">Flamethrower</text:p>
          </table:table-cell>
          <table:table-cell table:style-name="RangedWeapons.A3" office:value-type="string">
            <text:p text:style-name="P179"/>
          </table:table-cell>
          <table:table-cell table:style-name="RangedWeapons.A3" office:value-type="string">
            <text:p text:style-name="P179"/>
          </table:table-cell>
          <table:table-cell table:style-name="RangedWeapons.A3" office:value-type="string">
            <text:p text:style-name="P179"/>
          </table:table-cell>
          <table:table-cell table:style-name="RangedWeapons.A3" office:value-type="string">
            <text:p text:style-name="P179"/>
          </table:table-cell>
          <table:table-cell table:style-name="RangedWeapons.A3" office:value-type="string">
            <text:p text:style-name="P211">Fuel</text:p>
          </table:table-cell>
          <table:table-cell table:style-name="RangedWeapons.A3" office:value-type="string">
            <text:p text:style-name="P175"/>
          </table:table-cell>
          <table:table-cell table:style-name="RangedWeapons.A3" office:value-type="string">
            <text:p text:style-name="P179"/>
          </table:table-cell>
        </table:table-row>
        <table:table-row table:style-name="RangedWeapons.1">
          <table:table-cell table:style-name="RangedWeapons.A2" office:value-type="string">
            <text:p text:style-name="P200">Rocket Launcher</text:p>
          </table:table-cell>
          <table:table-cell table:style-name="RangedWeapons.A2" office:value-type="string">
            <text:p text:style-name="P179"/>
          </table:table-cell>
          <table:table-cell table:style-name="RangedWeapons.A2" office:value-type="string">
            <text:p text:style-name="P179"/>
          </table:table-cell>
          <table:table-cell table:style-name="RangedWeapons.A2" office:value-type="string">
            <text:p text:style-name="P179"/>
          </table:table-cell>
          <table:table-cell table:style-name="RangedWeapons.A2" office:value-type="string">
            <text:p text:style-name="P195"/>
          </table:table-cell>
          <table:table-cell table:style-name="RangedWeapons.A2" office:value-type="string">
            <text:p text:style-name="P211">Rocket</text:p>
          </table:table-cell>
          <table:table-cell table:style-name="RangedWeapons.A2" office:value-type="string">
            <text:p text:style-name="P194"/>
          </table:table-cell>
          <table:table-cell table:style-name="RangedWeapons.A2" office:value-type="string">
            <text:p text:style-name="P179"/>
          </table:table-cell>
        </table:table-row>
        <table:table-row table:style-name="RangedWeapons.1">
          <table:table-cell table:style-name="RangedWeapons.A3" office:value-type="string">
            <text:p text:style-name="P200">Auto Pistol</text:p>
          </table:table-cell>
          <table:table-cell table:style-name="RangedWeapons.A3" office:value-type="string">
            <text:p text:style-name="P179"/>
          </table:table-cell>
          <table:table-cell table:style-name="RangedWeapons.A3" office:value-type="string">
            <text:p text:style-name="P179"/>
          </table:table-cell>
          <table:table-cell table:style-name="RangedWeapons.A3" office:value-type="string">
            <text:p text:style-name="P179"/>
          </table:table-cell>
          <table:table-cell table:style-name="RangedWeapons.A3" office:value-type="string">
            <text:p text:style-name="P179"/>
          </table:table-cell>
          <table:table-cell table:style-name="RangedWeapons.A3" office:value-type="string">
            <text:p text:style-name="P211">9mm</text:p>
          </table:table-cell>
          <table:table-cell table:style-name="RangedWeapons.A3" office:value-type="string">
            <text:p text:style-name="P175"/>
          </table:table-cell>
          <table:table-cell table:style-name="RangedWeapons.A3" office:value-type="string">
            <text:p text:style-name="P179"/>
          </table:table-cell>
        </table:table-row>
        <table:table-row table:style-name="RangedWeapons.1">
          <table:table-cell table:style-name="RangedWeapons.A2" office:value-type="string">
            <text:p text:style-name="P200">Heavy Sniper Rifle</text:p>
          </table:table-cell>
          <table:table-cell table:style-name="RangedWeapons.A2" office:value-type="string">
            <text:p text:style-name="P181"/>
          </table:table-cell>
          <table:table-cell table:style-name="RangedWeapons.A2" office:value-type="string">
            <text:p text:style-name="P179"/>
          </table:table-cell>
          <table:table-cell table:style-name="RangedWeapons.A2" office:value-type="string">
            <text:p text:style-name="P179"/>
          </table:table-cell>
          <table:table-cell table:style-name="RangedWeapons.A2" office:value-type="string">
            <text:p text:style-name="P181"/>
          </table:table-cell>
          <table:table-cell table:style-name="RangedWeapons.A2" office:value-type="string">
            <text:p text:style-name="P183">.<text:span text:style-name="T315">50</text:span></text:p>
          </table:table-cell>
          <table:table-cell table:style-name="RangedWeapons.A2" office:value-type="string">
            <text:p text:style-name="P194"/>
          </table:table-cell>
          <table:table-cell table:style-name="RangedWeapons.A2" office:value-type="string">
            <text:p text:style-name="P179"/>
          </table:table-cell>
        </table:table-row>
        <table:table-row table:style-name="RangedWeapons.1">
          <table:table-cell table:style-name="RangedWeapons.A11" office:value-type="string">
            <text:p text:style-name="P200"/>
          </table:table-cell>
          <table:table-cell table:style-name="RangedWeapons.A11" office:value-type="string">
            <text:p text:style-name="P181"/>
          </table:table-cell>
          <table:table-cell table:style-name="RangedWeapons.A11" office:value-type="string">
            <text:p text:style-name="P179"/>
          </table:table-cell>
          <table:table-cell table:style-name="RangedWeapons.A11" office:value-type="string">
            <text:p text:style-name="P192"/>
          </table:table-cell>
          <table:table-cell table:style-name="RangedWeapons.A11" office:value-type="string">
            <text:p text:style-name="P179"/>
          </table:table-cell>
          <table:table-cell table:style-name="RangedWeapons.A11" office:value-type="string">
            <text:p text:style-name="P183"/>
          </table:table-cell>
          <table:table-cell table:style-name="RangedWeapons.A11" office:value-type="string">
            <text:p text:style-name="P194"/>
          </table:table-cell>
          <table:table-cell table:style-name="RangedWeapons.A11" office:value-type="string">
            <text:p text:style-name="P179"/>
          </table:table-cell>
        </table:table-row>
      </table:table>
      <text:p text:style-name="P28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119">WEAPON ATTRIBUTES</text:p>
          </table:table-cell>
          <table:covered-table-cell/>
        </table:table-row>
        <table:table-row>
          <table:table-cell table:style-name="Table1.A2" office:value-type="string">
            <text:p text:style-name="P188">1h</text:p>
          </table:table-cell>
          <table:table-cell table:style-name="Table1.A2" office:value-type="string">
            <text:p text:style-name="P189"><text:span text:style-name="T110">U</text:span>sed <text:span text:style-name="T110">one-handed</text:span>. +1 RATK if used with both hands.</text:p>
          </table:table-cell>
        </table:table-row>
        <table:table-row>
          <table:table-cell table:style-name="Table1.A3" office:value-type="string">
            <text:p text:style-name="P188">2h</text:p>
          </table:table-cell>
          <table:table-cell table:style-name="Table1.A3" office:value-type="string">
            <text:p text:style-name="P189"><text:span text:style-name="T110">Used two-</text:span>hand<text:span text:style-name="T118">ed</text:span>. <text:span text:style-name="T110">P</text:span>enalty = <text:span text:style-name="T92">[</text:span>Sz<text:span text:style-name="T92">]</text:span> if used <text:span text:style-name="T118">one-handed</text:span>.</text:p>
          </table:table-cell>
        </table:table-row>
        <table:table-row>
          <table:table-cell table:style-name="Table1.A2" office:value-type="string">
            <text:p text:style-name="P189">Auto</text:p>
          </table:table-cell>
          <table:table-cell table:style-name="Table1.A2" office:value-type="string">
            <text:p text:style-name="P189"><text:span text:style-name="T119">[</text:span>+3 RATK <text:span text:style-name="T91">vs one target] </text:span>or <text:span text:style-name="T91">3yd Blast</text:span>. Uses 10 bullets.</text:p>
          </table:table-cell>
        </table:table-row>
        <table:table-row>
          <table:table-cell table:style-name="Table1.A3" office:value-type="string">
            <text:p text:style-name="P189">Blast</text:p>
          </table:table-cell>
          <table:table-cell table:style-name="Table1.A3" office:value-type="string">
            <text:p text:style-name="P189"><text:span text:style-name="T119">[</text:span>d6 vs Reflex<text:span text:style-name="T117">] </text:span>in <text:span text:style-name="T119">radius</text:span>. <text:span text:style-name="T89">[</text:span>DMG / 2<text:span text:style-name="T92">]</text:span> on a miss <text:span text:style-name="T92">(mininum 1)</text:span>.</text:p>
          </table:table-cell>
        </table:table-row>
        <table:table-row>
          <table:table-cell table:style-name="Table1.A2" office:value-type="string">
            <text:p text:style-name="P189">Chop</text:p>
          </table:table-cell>
          <table:table-cell table:style-name="Table1.A2" office:value-type="string">
            <text:p text:style-name="P189">+1 DMG to Locations with no Armor.</text:p>
          </table:table-cell>
        </table:table-row>
        <table:table-row>
          <table:table-cell table:style-name="Table1.A3" office:value-type="string">
            <text:p text:style-name="P202">FDMG</text:p>
          </table:table-cell>
          <table:table-cell table:style-name="Table1.A3" office:value-type="string">
            <text:p text:style-name="P189">Fire DMG. FDMG can only be prevented with FR <text:span text:style-name="T92">Armor</text:span>.</text:p>
          </table:table-cell>
        </table:table-row>
        <table:table-row>
          <table:table-cell table:style-name="Table1.A2" office:value-type="string">
            <text:p text:style-name="P189">Pierce</text:p>
          </table:table-cell>
          <table:table-cell table:style-name="Table1.A2" office:value-type="string">
            <text:p text:style-name="P189">+1 DMG to Locations with Armor.</text:p>
          </table:table-cell>
        </table:table-row>
        <table:table-row>
          <table:table-cell table:style-name="Table1.A3" office:value-type="string">
            <text:p text:style-name="P189">Scatter</text:p>
          </table:table-cell>
          <table:table-cell table:style-name="Table1.A3" office:value-type="string">
            <text:p text:style-name="P189"><text:span text:style-name="T138">Ignore RNG penalties. </text:span>-1 DMG per extended RNG increment.</text:p>
          </table:table-cell>
        </table:table-row>
        <table:table-row>
          <table:table-cell table:style-name="Table1.A10" office:value-type="string">
            <text:p text:style-name="P188">Size</text:p>
          </table:table-cell>
          <table:table-cell table:style-name="Table1.A10" office:value-type="string">
            <text:p text:style-name="P189">Mass and required <text:span text:style-name="T109">[</text:span>C<text:span text:style-name="T109">]</text:span>. <text:span text:style-name="T109">If [C &lt; Sz],</text:span> <text:span text:style-name="T109">penalty = [Sz - </text:span>C<text:span text:style-name="T109">]</text:span>.</text:p>
          </table:table-cell>
        </table:table-row>
      </table:table>
      <text:p text:style-name="P219"/>
      <text:p text:style-name="P218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15">WEAPON ATTRIBUTES</text:p>
          </table:table-cell>
          <table:covered-table-cell/>
        </table:table-row>
        <table:table-row>
          <table:table-cell table:style-name="Table7.A2" office:value-type="string">
            <text:p text:style-name="P212">1h</text:p>
          </table:table-cell>
          <table:table-cell table:style-name="Table7.A2" office:value-type="string">
            <text:p text:style-name="P214"><text:span text:style-name="T110">U</text:span>sed <text:span text:style-name="T110">one-handed</text:span>. +1 RATK if used with both hands.</text:p>
          </table:table-cell>
        </table:table-row>
        <table:table-row>
          <table:table-cell table:style-name="Table7.A3" office:value-type="string">
            <text:p text:style-name="P212">2h</text:p>
          </table:table-cell>
          <table:table-cell table:style-name="Table7.A3" office:value-type="string">
            <text:p text:style-name="P214"><text:span text:style-name="T110">Used two-</text:span>hand<text:span text:style-name="T118">ed</text:span>. <text:span text:style-name="T110">P</text:span>enalty = <text:span text:style-name="T92">[</text:span>Sz<text:span text:style-name="T92">]</text:span> if used <text:span text:style-name="T118">one-handed</text:span>.</text:p>
          </table:table-cell>
        </table:table-row>
        <table:table-row>
          <table:table-cell table:style-name="Table7.A2" office:value-type="string">
            <text:p text:style-name="P214">Auto</text:p>
          </table:table-cell>
          <table:table-cell table:style-name="Table7.A2" office:value-type="string">
            <text:p text:style-name="P214"><text:span text:style-name="T119">[</text:span>+3 RATK <text:span text:style-name="T91">vs one target] </text:span>or <text:span text:style-name="T91">3yd Blast</text:span>. Uses 10 bullets.</text:p>
          </table:table-cell>
        </table:table-row>
        <table:table-row>
          <table:table-cell table:style-name="Table7.A3" office:value-type="string">
            <text:p text:style-name="P214">Blast</text:p>
          </table:table-cell>
          <table:table-cell table:style-name="Table7.A3" office:value-type="string">
            <text:p text:style-name="P214"><text:span text:style-name="T119">[</text:span>d6 vs Reflex<text:span text:style-name="T117">] </text:span>in <text:span text:style-name="T119">radius</text:span>. <text:span text:style-name="T89">[</text:span>DMG / 2<text:span text:style-name="T92">]</text:span> on a miss <text:span text:style-name="T92">(mininum 1)</text:span>.</text:p>
          </table:table-cell>
        </table:table-row>
        <table:table-row>
          <table:table-cell table:style-name="Table7.A2" office:value-type="string">
            <text:p text:style-name="P214">Chop</text:p>
          </table:table-cell>
          <table:table-cell table:style-name="Table7.A2" office:value-type="string">
            <text:p text:style-name="P214">+1 DMG to Locations with no Armor.</text:p>
          </table:table-cell>
        </table:table-row>
        <table:table-row>
          <table:table-cell table:style-name="Table7.A3" office:value-type="string">
            <text:p text:style-name="P216">FDMG</text:p>
          </table:table-cell>
          <table:table-cell table:style-name="Table7.A3" office:value-type="string">
            <text:p text:style-name="P214">Fire DMG. FDMG can only be prevented with FR <text:span text:style-name="T92">Armor</text:span>.</text:p>
          </table:table-cell>
        </table:table-row>
        <table:table-row>
          <table:table-cell table:style-name="Table7.A2" office:value-type="string">
            <text:p text:style-name="P214">Pierce</text:p>
          </table:table-cell>
          <table:table-cell table:style-name="Table7.A2" office:value-type="string">
            <text:p text:style-name="P214">+1 DMG to Locations with Armor.</text:p>
          </table:table-cell>
        </table:table-row>
        <table:table-row>
          <table:table-cell table:style-name="Table7.A3" office:value-type="string">
            <text:p text:style-name="P213">Sawn-off</text:p>
          </table:table-cell>
          <table:table-cell table:style-name="Table7.A3" office:value-type="string">
            <text:p text:style-name="P213">[RNG / 2] and -1 Size.</text:p>
          </table:table-cell>
        </table:table-row>
        <table:table-row>
          <table:table-cell table:style-name="Table7.A10" office:value-type="string">
            <text:p text:style-name="P212">Size</text:p>
          </table:table-cell>
          <table:table-cell table:style-name="Table7.A10" office:value-type="string">
            <text:p text:style-name="P214">Mass and required <text:span text:style-name="T109">[</text:span>C<text:span text:style-name="T109">]</text:span>. <text:span text:style-name="T109">If [C &lt; Sz],</text:span> <text:span text:style-name="T109">penalty = [Sz - </text:span>C<text:span text:style-name="T109">]</text:span>.</text:p>
          </table:table-cell>
        </table:table-row>
      </table:table>
      <text:p text:style-name="P2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07">SPECIAL AMMO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8">Broadhead <text:span text:style-name="T137">(Bows)</text:span></text:p>
          </table:table-cell>
          <table:table-cell table:style-name="Table2.A2" office:value-type="string">
            <text:p text:style-name="P108">+1 DMG. Pierce.</text:p>
          </table:table-cell>
        </table:table-row>
        <table:table-row table:style-name="Table2.1">
          <table:table-cell table:style-name="Table2.A3" office:value-type="string">
            <text:p text:style-name="P110">Armor Piercing <text:span text:style-name="T143">(Rifle)</text:span></text:p>
          </table:table-cell>
          <table:table-cell table:style-name="Table2.A3" office:value-type="string">
            <text:p text:style-name="P108">Pierce.</text:p>
          </table:table-cell>
        </table:table-row>
        <table:table-row table:style-name="Table2.1">
          <table:table-cell table:style-name="Table2.A2" office:value-type="string">
            <text:p text:style-name="P109">Hollow Point</text:p>
          </table:table-cell>
          <table:table-cell table:style-name="Table2.A2" office:value-type="string">
            <text:p text:style-name="P108">+1 DMG.</text:p>
          </table:table-cell>
        </table:table-row>
        <table:table-row table:style-name="Table2.1">
          <table:table-cell table:style-name="Table2.A3" office:value-type="string">
            <text:p text:style-name="P108">Match</text:p>
          </table:table-cell>
          <table:table-cell table:style-name="Table2.A3" office:value-type="string">
            <text:p text:style-name="P108">+1 RATK.</text:p>
          </table:table-cell>
        </table:table-row>
        <table:table-row table:style-name="Table2.1">
          <table:table-cell table:style-name="Table2.A2" office:value-type="string">
            <text:p text:style-name="P111">Buckshot (<text:span text:style-name="T137">Shotguns</text:span>)</text:p>
          </table:table-cell>
          <table:table-cell table:style-name="Table2.A2" office:value-type="string">
            <text:p text:style-name="P108">Scatter.</text:p>
          </table:table-cell>
        </table:table-row>
        <table:table-row table:style-name="Table2.1">
          <table:table-cell table:style-name="Table2.A7" office:value-type="string">
            <text:p text:style-name="P108">Slug <text:span text:style-name="T126">(Shotguns)</text:span></text:p>
          </table:table-cell>
          <table:table-cell table:style-name="Table2.A7" office:value-type="string">
            <text:p text:style-name="P108"><text:span text:style-name="T127">x2 </text:span>RNG.</text:p>
          </table:table-cell>
        </table:table-row>
      </table:table>
      <text:p text:style-name="P20"/>
      <text:p text:style-name="P21"/>
      <text:p text:style-name="P22"><text:span text:style-name="T83">Roll</text:span><text:span text:style-name="T77"> </text:span><text:span text:style-name="T83">[</text:span><text:span text:style-name="T77">Science(Chemistry)</text:span><text:span text:style-name="T83">] = </text:span><text:span text:style-name="T84">[</text:span><text:span text:style-name="T83">#</text:span><text:span text:style-name="T84">]</text:span><text:span text:style-name="T77"> </text:span><text:span text:style-name="T76">to m</text:span><text:span text:style-name="T83">ix </text:span><text:span text:style-name="T85">Chemicals into </text:span><text:span text:style-name="T83">Bombs </text:span><text:span text:style-name="T84">or</text:span><text:span text:style-name="T83"> Drugs</text:span><text:span text:style-name="T79">.</text:span></text:p>
      <text:p text:style-name="P23"><text:soft-page-break/><text:span text:style-name="T83">U</text:span><text:span text:style-name="T78">ses </text:span><text:span text:style-name="T79">[</text:span><text:span text:style-name="T80"># </text:span><text:span text:style-name="T81">+ d6</text:span><text:span text:style-name="T79">] </text:span><text:span text:style-name="T78">Chemicals</text:span><text:span text:style-name="T79">.</text:span><text:span text:style-name="T80"> </text:span><text:span text:style-name="T83">T</text:span><text:span text:style-name="T80">ake</text:span><text:span text:style-name="T78">s</text:span><text:span text:style-name="T80"> </text:span><text:span text:style-name="T82">[</text:span><text:span text:style-name="T80"># </text:span><text:span text:style-name="T81">x </text:span><text:span text:style-name="T86">1</text:span><text:span text:style-name="T81">0</text:span><text:span text:style-name="T82">] </text:span><text:span text:style-name="T83">mins</text:span><text:span text:style-name="T80">.</text:span></text:p>
      <text:p text:style-name="P19"/>
      <table:table table:name="Bombs" table:style-name="Bombs">
        <table:table-column table:style-name="Bombs.A"/>
        <table:table-column table:style-name="Bombs.B"/>
        <table:table-column table:style-name="Bombs.C"/>
        <table:table-column table:style-name="Bombs.D"/>
        <table:table-column table:style-name="Bombs.E"/>
        <table:table-column table:style-name="Bombs.F"/>
        <table:table-column table:style-name="Bombs.G"/>
        <table:table-row table:style-name="Bombs.1">
          <table:table-cell table:style-name="Bombs.A1" office:value-type="string">
            <text:p text:style-name="P152">BOMBS</text:p>
          </table:table-cell>
          <table:table-cell table:style-name="Bombs.A1" office:value-type="string">
            <text:p text:style-name="P154">#</text:p>
          </table:table-cell>
          <table:table-cell table:style-name="Bombs.A1" office:value-type="string">
            <text:p text:style-name="P155">DMG</text:p>
          </table:table-cell>
          <table:table-cell table:style-name="Bombs.A1" office:value-type="string">
            <text:p text:style-name="P155">Blast</text:p>
          </table:table-cell>
          <table:table-cell table:style-name="Bombs.A1" office:value-type="string">
            <text:p text:style-name="P153">D<text:span text:style-name="T98">uration</text:span></text:p>
          </table:table-cell>
          <table:table-cell table:style-name="Bombs.A1" office:value-type="string">
            <text:p text:style-name="P156">Notes</text:p>
          </table:table-cell>
          <table:table-cell table:style-name="Bombs.A1" office:value-type="string">
            <text:p text:style-name="P155">Sz</text:p>
          </table:table-cell>
        </table:table-row>
        <table:table-row table:style-name="Bombs.1">
          <table:table-cell table:style-name="Bombs.A2" office:value-type="string">
            <text:p text:style-name="P144">Flashbang</text:p>
          </table:table-cell>
          <table:table-cell table:style-name="Bombs.A2" office:value-type="string">
            <text:p text:style-name="P145">9</text:p>
          </table:table-cell>
          <table:table-cell table:style-name="Bombs.A2" office:value-type="string">
            <text:p text:style-name="P132">0</text:p>
          </table:table-cell>
          <table:table-cell table:style-name="Bombs.A2" office:value-type="string">
            <text:p text:style-name="P132"><text:span text:style-name="T102">6</text:span>yd</text:p>
          </table:table-cell>
          <table:table-cell table:style-name="Bombs.A2" office:value-type="string">
            <text:p text:style-name="P132"><text:span text:style-name="T107">d6</text:span>rnds</text:p>
          </table:table-cell>
          <table:table-cell table:style-name="Bombs.A2" office:value-type="string">
            <text:p text:style-name="P144"><text:bookmark-start text:name="__DdeLink__111838_11346252151"/><text:span text:style-name="T98">1rnd fuse. B</text:span>lind.<text:bookmark-end text:name="__DdeLink__111838_11346252151"/><text:span text:style-name="T100"> Stun.</text:span></text:p>
          </table:table-cell>
          <table:table-cell table:style-name="Bombs.A2" office:value-type="string">
            <text:p text:style-name="P132">1</text:p>
          </table:table-cell>
        </table:table-row>
        <table:table-row table:style-name="Bombs.1">
          <table:table-cell table:style-name="Bombs.A3" office:value-type="string">
            <text:p text:style-name="P146">Frag</text:p>
          </table:table-cell>
          <table:table-cell table:style-name="Bombs.A3" office:value-type="string">
            <text:p text:style-name="P147">9</text:p>
          </table:table-cell>
          <table:table-cell table:style-name="Bombs.A3" office:value-type="string">
            <text:p text:style-name="P147">d6x3</text:p>
          </table:table-cell>
          <table:table-cell table:style-name="Bombs.A3" office:value-type="string">
            <text:p text:style-name="P147">15yd</text:p>
          </table:table-cell>
          <table:table-cell table:style-name="Bombs.A3" office:value-type="string">
            <text:p text:style-name="P147">Instant</text:p>
          </table:table-cell>
          <table:table-cell table:style-name="Bombs.A3" office:value-type="string">
            <text:p text:style-name="P146">1rnd fuse. Pierce.</text:p>
          </table:table-cell>
          <table:table-cell table:style-name="Bombs.A3" office:value-type="string">
            <text:p text:style-name="P147">1</text:p>
          </table:table-cell>
        </table:table-row>
        <table:table-row table:style-name="Bombs.1">
          <table:table-cell table:style-name="Bombs.A2" office:value-type="string">
            <text:p text:style-name="P144">Molotov</text:p>
          </table:table-cell>
          <table:table-cell table:style-name="Bombs.A2" office:value-type="string">
            <text:p text:style-name="P145">1</text:p>
          </table:table-cell>
          <table:table-cell table:style-name="Bombs.A2" office:value-type="string">
            <text:p text:style-name="P132">d6</text:p>
          </table:table-cell>
          <table:table-cell table:style-name="Bombs.A2" office:value-type="string">
            <text:p text:style-name="P132">3yd</text:p>
          </table:table-cell>
          <table:table-cell table:style-name="Bombs.A2" office:value-type="string">
            <text:p text:style-name="P132">1min</text:p>
          </table:table-cell>
          <table:table-cell table:style-name="Bombs.A2" office:value-type="string">
            <text:p text:style-name="P149">1FDMG/rnd.</text:p>
          </table:table-cell>
          <table:table-cell table:style-name="Bombs.A2" office:value-type="string">
            <text:p text:style-name="P132">2</text:p>
          </table:table-cell>
        </table:table-row>
        <table:table-row table:style-name="Bombs.1">
          <table:table-cell table:style-name="Bombs.A3" office:value-type="string">
            <text:p text:style-name="P144">Smoke</text:p>
          </table:table-cell>
          <table:table-cell table:style-name="Bombs.A3" office:value-type="string">
            <text:p text:style-name="P150">3</text:p>
          </table:table-cell>
          <table:table-cell table:style-name="Bombs.A3" office:value-type="string">
            <text:p text:style-name="P132">0</text:p>
          </table:table-cell>
          <table:table-cell table:style-name="Bombs.A3" office:value-type="string">
            <text:p text:style-name="P132"><text:span text:style-name="T124">+</text:span>1yd/rnd</text:p>
          </table:table-cell>
          <table:table-cell table:style-name="Bombs.A3" office:value-type="string">
            <text:p text:style-name="P132"><text:span text:style-name="T104">d6</text:span>min<text:span text:style-name="T103">s</text:span></text:p>
          </table:table-cell>
          <table:table-cell table:style-name="Bombs.A3" office:value-type="string">
            <text:p text:style-name="P144">Blind.</text:p>
          </table:table-cell>
          <table:table-cell table:style-name="Bombs.A3" office:value-type="string">
            <text:p text:style-name="P132">1</text:p>
          </table:table-cell>
        </table:table-row>
        <table:table-row table:style-name="Bombs.1">
          <table:table-cell table:style-name="Bombs.A2" office:value-type="string">
            <text:p text:style-name="P144">Teargas</text:p>
          </table:table-cell>
          <table:table-cell table:style-name="Bombs.A2" office:value-type="string">
            <text:p text:style-name="P132">1<text:span text:style-name="T101">5</text:span></text:p>
          </table:table-cell>
          <table:table-cell table:style-name="Bombs.A2" office:value-type="string">
            <text:p text:style-name="P151">1</text:p>
          </table:table-cell>
          <table:table-cell table:style-name="Bombs.A2" office:value-type="string">
            <text:p text:style-name="P132"><text:span text:style-name="T124">+</text:span>1yd/rnd</text:p>
          </table:table-cell>
          <table:table-cell table:style-name="Bombs.A2" office:value-type="string">
            <text:p text:style-name="P132"><text:span text:style-name="T104">d6</text:span>min<text:span text:style-name="T104">s</text:span></text:p>
          </table:table-cell>
          <table:table-cell table:style-name="Bombs.A2" office:value-type="string">
            <text:p text:style-name="P144"><text:span text:style-name="T106">Blind. </text:span>Suffocat<text:span text:style-name="T108">ion.</text:span></text:p>
          </table:table-cell>
          <table:table-cell table:style-name="Bombs.A2" office:value-type="string">
            <text:p text:style-name="P132">1</text:p>
          </table:table-cell>
        </table:table-row>
        <table:table-row table:style-name="Bombs.1">
          <table:table-cell table:style-name="Bombs.A7" office:value-type="string">
            <text:p text:style-name="P144">Thermite</text:p>
          </table:table-cell>
          <table:table-cell table:style-name="Bombs.A7" office:value-type="string">
            <text:p text:style-name="P150">6</text:p>
          </table:table-cell>
          <table:table-cell table:style-name="Bombs.A7" office:value-type="string">
            <text:p text:style-name="P132">d6<text:span text:style-name="T99">x6</text:span></text:p>
          </table:table-cell>
          <table:table-cell table:style-name="Bombs.A7" office:value-type="string">
            <text:p text:style-name="P132">1yd</text:p>
          </table:table-cell>
          <table:table-cell table:style-name="Bombs.A7" office:value-type="string">
            <text:p text:style-name="P132"><text:span text:style-name="T105">6</text:span>rnds</text:p>
          </table:table-cell>
          <table:table-cell table:style-name="Bombs.A7" office:value-type="string">
            <text:p text:style-name="P148">1rnd fuse. FDMG.</text:p>
          </table:table-cell>
          <table:table-cell table:style-name="Bombs.A7" office:value-type="string">
            <text:p text:style-name="P132">1</text:p>
          </table:table-cell>
        </table:table-row>
      </table:table>
      <text:p text:style-name="P25"/>
      <text:p text:style-name="P24"><text:span text:style-name="T113">Bombs</text:span><text:span text:style-name="T114">: </text:span><text:bookmark-start text:name="__DdeLink__111840_1134625215"/><text:span text:style-name="T114">T</text:span><text:span text:style-name="T116">o t</text:span><text:span text:style-name="T114">hrow Bombs, </text:span><text:span text:style-name="T116">roll</text:span><text:span text:style-name="T114"> </text:span><text:span text:style-name="T116">[</text:span><text:span text:style-name="T114">Ranged(Throw) 3#</text:span><text:bookmark-end text:name="__DdeLink__111840_1134625215"/><text:span text:style-name="T116">]</text:span><text:span text:style-name="T115">.</text:span><text:span text:style-name="T114"> RNG = [C x 2].</text:span></text:p>
      <text:p text:style-name="P26">A Botch is a misfire centered on the user.</text:p>
      <text:p text:style-name="P26"/>
      <table:table table:name="DrugsLoot" table:style-name="DrugsLoot">
        <table:table-column table:style-name="DrugsLoot.A"/>
        <table:table-column table:style-name="DrugsLoot.B"/>
        <table:table-column table:style-name="DrugsLoot.C"/>
        <table:table-column table:style-name="DrugsLoot.D"/>
        <table:table-row table:style-name="DrugsLoot.1">
          <table:table-cell table:style-name="DrugsLoot.A1" office:value-type="string">
            <text:p text:style-name="P97">DRUGS</text:p>
          </table:table-cell>
          <table:table-cell table:style-name="DrugsLoot.A1" office:value-type="string">
            <text:p text:style-name="P99">#</text:p>
          </table:table-cell>
          <table:table-cell table:style-name="DrugsLoot.A1" office:value-type="string">
            <text:p text:style-name="P100">Notes</text:p>
          </table:table-cell>
          <table:table-cell table:style-name="DrugsLoot.A1" office:value-type="string">
            <text:p text:style-name="P101">Sz</text:p>
          </table:table-cell>
        </table:table-row>
        <table:table-row table:style-name="DrugsLoot.1">
          <table:table-cell table:style-name="DrugsLoot.A2" office:value-type="string">
            <text:p text:style-name="P74">Alcohol*</text:p>
          </table:table-cell>
          <table:table-cell table:style-name="DrugsLoot.A2" office:value-type="string">
            <text:p text:style-name="P76">9</text:p>
          </table:table-cell>
          <table:table-cell table:style-name="DrugsLoot.A2" office:value-type="string">
            <text:p text:style-name="P75">Antibiotic <text:span text:style-name="T73">or Fuel</text:span>. <text:span text:style-name="T122">Roll [C 9#] or </text:span>Unstable.</text:p>
          </table:table-cell>
          <table:table-cell table:style-name="DrugsLoot.A2" office:value-type="string">
            <text:p text:style-name="P77">1</text:p>
          </table:table-cell>
        </table:table-row>
        <table:table-row table:style-name="DrugsLoot.1">
          <table:table-cell table:style-name="DrugsLoot.A3" office:value-type="string">
            <text:p text:style-name="P78">Antibiotic</text:p>
          </table:table-cell>
          <table:table-cell table:style-name="DrugsLoot.A3" office:value-type="string">
            <text:p text:style-name="P76">12</text:p>
          </table:table-cell>
          <table:table-cell table:style-name="DrugsLoot.A3" office:value-type="string">
            <text:p text:style-name="P81">Prevents infection <text:span text:style-name="T96">in</text:span> Recovery <text:span text:style-name="T124">for 1 </text:span>day.</text:p>
          </table:table-cell>
          <table:table-cell table:style-name="DrugsLoot.A3" office:value-type="string">
            <text:p text:style-name="P77">0</text:p>
          </table:table-cell>
        </table:table-row>
        <table:table-row table:style-name="DrugsLoot.1">
          <table:table-cell table:style-name="DrugsLoot.A2" office:value-type="string">
            <text:p text:style-name="P78">Hallucinogen</text:p>
          </table:table-cell>
          <table:table-cell table:style-name="DrugsLoot.A2" office:value-type="string">
            <text:p text:style-name="P76">15</text:p>
          </table:table-cell>
          <table:table-cell table:style-name="DrugsLoot.A2" office:value-type="string">
            <text:p text:style-name="P112">+<text:span text:style-name="T93">1 Perform,</text:span> Tame. <text:span text:style-name="T73">-3</text:span> <text:span text:style-name="T94">all other rolls. -1 Psyche.</text:span></text:p>
          </table:table-cell>
          <table:table-cell table:style-name="DrugsLoot.A2" office:value-type="string">
            <text:p text:style-name="P113">0</text:p>
          </table:table-cell>
        </table:table-row>
        <table:table-row table:style-name="DrugsLoot.1">
          <table:table-cell table:style-name="DrugsLoot.A3" office:value-type="string">
            <text:p text:style-name="P79">Painkiller*</text:p>
          </table:table-cell>
          <table:table-cell table:style-name="DrugsLoot.A3" office:value-type="string">
            <text:p text:style-name="P76">9</text:p>
          </table:table-cell>
          <table:table-cell table:style-name="DrugsLoot.A3" office:value-type="string">
            <text:p text:style-name="P78"><text:span text:style-name="T126">Ignore 1 Pain penalty</text:span>.</text:p>
          </table:table-cell>
          <table:table-cell table:style-name="DrugsLoot.A3" office:value-type="string">
            <text:p text:style-name="P77">0</text:p>
          </table:table-cell>
        </table:table-row>
        <table:table-row table:style-name="DrugsLoot.1">
          <table:table-cell table:style-name="DrugsLoot.A2" office:value-type="string">
            <text:p text:style-name="P82">Sedative*</text:p>
          </table:table-cell>
          <table:table-cell table:style-name="DrugsLoot.A2" office:value-type="string">
            <text:p text:style-name="P76">12</text:p>
          </table:table-cell>
          <table:table-cell table:style-name="DrugsLoot.A2" office:value-type="string">
            <text:p text:style-name="P114"><text:span text:style-name="T118">Roll [</text:span>D 9#<text:span text:style-name="T118">]</text:span> to <text:span text:style-name="T118">take any action</text:span>.</text:p>
          </table:table-cell>
          <table:table-cell table:style-name="DrugsLoot.A2" office:value-type="string">
            <text:p text:style-name="P113">0</text:p>
          </table:table-cell>
        </table:table-row>
        <table:table-row table:style-name="DrugsLoot.1">
          <table:table-cell table:style-name="DrugsLoot.A7" office:value-type="string">
            <text:p text:style-name="P88">Stimulant*</text:p>
          </table:table-cell>
          <table:table-cell table:style-name="DrugsLoot.A7" office:value-type="string">
            <text:p text:style-name="P76">9</text:p>
          </table:table-cell>
          <table:table-cell table:style-name="DrugsLoot.A7" office:value-type="string">
            <text:p text:style-name="P83">Ignore Exhaustion penalties for 6hrs.</text:p>
          </table:table-cell>
          <table:table-cell table:style-name="DrugsLoot.A7" office:value-type="string">
            <text:p text:style-name="P77">0</text:p>
          </table:table-cell>
        </table:table-row>
      </table:table>
      <text:p text:style-name="P8"><text:span text:style-name="T91">* </text:span>1 Torso DMG <text:span text:style-name="T123">per </text:span>dose when <text:span text:style-name="T126">[</text:span>doses <text:span text:style-name="T126">&gt; </text:span>C<text:span text:style-name="T123">]</text:span> <text:span text:style-name="T123">per </text:span>day.</text:p>
      <text:p text:style-name="P8"/>
      <text:p text:style-name="P5"><text:span text:style-name="T56">Drugs</text:span>: Effects last <text:span text:style-name="T118">d</text:span>6hrs. Each dos<text:span text:style-name="T97">e</text:span> stacks. <text:span text:style-name="T118">A Botch</text:span> is d6 Torso DMG.</text:p>
      <text:p text:style-name="P7">To gather Drugs from nature, roll [Survival(Forage)] = [Biome #].</text:p>
      <text:p text:style-name="P6"/>
      <table:table table:name="Medical" table:style-name="Medical">
        <table:table-column table:style-name="Medical.A"/>
        <table:table-column table:style-name="Medical.B"/>
        <table:table-column table:style-name="Medical.C"/>
        <table:table-row table:style-name="Medical.1">
          <table:table-cell table:style-name="Medical.A1" office:value-type="string">
            <text:p text:style-name="P98">MEDICAL</text:p>
          </table:table-cell>
          <table:table-cell table:style-name="Medical.A1" office:value-type="string">
            <text:p text:style-name="P102">Notes</text:p>
          </table:table-cell>
          <table:table-cell table:style-name="Medical.A1" office:value-type="string">
            <text:p text:style-name="P105">Sz</text:p>
          </table:table-cell>
        </table:table-row>
        <table:table-row table:style-name="Medical.1">
          <table:table-cell table:style-name="Medical.A2" office:value-type="string">
            <text:p text:style-name="P89">Bandage*</text:p>
          </table:table-cell>
          <table:table-cell table:style-name="Medical.A2" office:value-type="string">
            <text:p text:style-name="P84"><text:span text:style-name="T139">Required for Medicine(First-Aid)</text:span>. 1 use.</text:p>
          </table:table-cell>
          <table:table-cell table:style-name="Medical.A2" office:value-type="string">
            <text:p text:style-name="P91">0</text:p>
          </table:table-cell>
        </table:table-row>
        <table:table-row table:style-name="Medical.1">
          <table:table-cell table:style-name="Medical.A3" office:value-type="string">
            <text:p text:style-name="P78">Crutch*</text:p>
          </table:table-cell>
          <table:table-cell table:style-name="Medical.A3" office:value-type="string">
            <text:p text:style-name="P78"><text:span text:style-name="T74">Halve Speed penalty from</text:span> Leg DMG.</text:p>
          </table:table-cell>
          <table:table-cell table:style-name="Medical.A3" office:value-type="string">
            <text:p text:style-name="P93">3</text:p>
          </table:table-cell>
        </table:table-row>
        <table:table-row table:style-name="Medical.1">
          <table:table-cell table:style-name="Medical.A4" office:value-type="string">
            <text:p text:style-name="P78">Surgery Kit</text:p>
          </table:table-cell>
          <table:table-cell table:style-name="Medical.A4" office:value-type="string">
            <text:p text:style-name="P86">+3 Medicine(Surgery).</text:p>
          </table:table-cell>
          <table:table-cell table:style-name="Medical.A4" office:value-type="string">
            <text:p text:style-name="P95">3</text:p>
          </table:table-cell>
        </table:table-row>
      </table:table>
      <text:p text:style-name="P11"><text:span text:style-name="T57">* </text:span><text:span text:style-name="T62">C</text:span><text:span text:style-name="T57">an be gathered </text:span><text:span text:style-name="T60">in nature by rolling </text:span><text:span text:style-name="T66">[</text:span><text:span text:style-name="T57">Survival(Forage)</text:span><text:span text:style-name="T60"> </text:span><text:span text:style-name="T63">9</text:span><text:span text:style-name="T60">#</text:span><text:span text:style-name="T67">]</text:span><text:span text:style-name="T57">.</text:span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04">EQUIPMENT</text:p>
          </table:table-cell>
          <table:table-cell table:style-name="Table3.A1" office:value-type="string">
            <text:p text:style-name="P103">Notes</text:p>
          </table:table-cell>
          <table:table-cell table:style-name="Table3.A1" office:value-type="string">
            <text:p text:style-name="P106">Sz</text:p>
          </table:table-cell>
        </table:table-row>
        <table:table-row table:style-name="Table3.1">
          <table:table-cell table:style-name="Table3.A2" office:value-type="string">
            <text:p text:style-name="P90"/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92"/>
          </table:table-cell>
        </table:table-row>
        <table:table-row table:style-name="Table3.1">
          <table:table-cell table:style-name="Table3.A3" office:value-type="string">
            <text:p text:style-name="P80"/>
          </table:table-cell>
          <table:table-cell table:style-name="Table3.A3" office:value-type="string">
            <text:p text:style-name="P80"/>
          </table:table-cell>
          <table:table-cell table:style-name="Table3.A3" office:value-type="string">
            <text:p text:style-name="P94"/>
          </table:table-cell>
        </table:table-row>
        <table:table-row table:style-name="Table3.1"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96"/>
          </table:table-cell>
        </table:table-row>
        <table:table-row table:style-name="Table3.1">
          <table:table-cell table:style-name="Table3.A3" office:value-type="string">
            <text:p text:style-name="P80"/>
          </table:table-cell>
          <table:table-cell table:style-name="Table3.A3" office:value-type="string">
            <text:p text:style-name="P87"/>
          </table:table-cell>
          <table:table-cell table:style-name="Table3.A3" office:value-type="string">
            <text:p text:style-name="P96"/>
          </table:table-cell>
        </table:table-row>
        <table:table-row table:style-name="Table3.1"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96"/>
          </table:table-cell>
        </table:table-row>
        <table:table-row table:style-name="Table3.1">
          <table:table-cell table:style-name="Table3.A3" office:value-type="string">
            <text:p text:style-name="P80"/>
          </table:table-cell>
          <table:table-cell table:style-name="Table3.A3" office:value-type="string">
            <text:p text:style-name="P87"/>
          </table:table-cell>
          <table:table-cell table:style-name="Table3.A3" office:value-type="string">
            <text:p text:style-name="P96"/>
          </table:table-cell>
        </table:table-row>
        <table:table-row table:style-name="Table3.1"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96"/>
          </table:table-cell>
        </table:table-row>
        <table:table-row table:style-name="Table3.1">
          <table:table-cell table:style-name="Table3.A3" office:value-type="string">
            <text:p text:style-name="P80"/>
          </table:table-cell>
          <table:table-cell table:style-name="Table3.A3" office:value-type="string">
            <text:p text:style-name="P87"/>
          </table:table-cell>
          <table:table-cell table:style-name="Table3.A3" office:value-type="string">
            <text:p text:style-name="P96"/>
          </table:table-cell>
        </table:table-row>
        <table:table-row table:style-name="Table3.1"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96"/>
          </table:table-cell>
        </table:table-row>
        <table:table-row table:style-name="Table3.1">
          <table:table-cell table:style-name="Table3.A3" office:value-type="string">
            <text:p text:style-name="P80"/>
          </table:table-cell>
          <table:table-cell table:style-name="Table3.A3" office:value-type="string">
            <text:p text:style-name="P87"/>
          </table:table-cell>
          <table:table-cell table:style-name="Table3.A3" office:value-type="string">
            <text:p text:style-name="P96"/>
          </table:table-cell>
        </table:table-row>
        <table:table-row table:style-name="Table3.1">
          <table:table-cell table:style-name="Table3.A12" office:value-type="string">
            <text:p text:style-name="P80"/>
          </table:table-cell>
          <table:table-cell table:style-name="Table3.A12" office:value-type="string">
            <text:p text:style-name="P87"/>
          </table:table-cell>
          <table:table-cell table:style-name="Table3.A12" office:value-type="string">
            <text:p text:style-name="P96"/>
          </table:table-cell>
        </table:table-row>
      </table:table>
      <text:p text:style-name="P27"/>
      <text:p text:style-name="P10"/>
      <table:table table:name="GunAccessories" table:style-name="GunAccessories">
        <table:table-column table:style-name="GunAccessories.A"/>
        <table:table-column table:style-name="GunAccessories.B"/>
        <table:table-column table:style-name="GunAccessories.C"/>
        <table:table-row table:style-name="GunAccessories.1">
          <table:table-cell table:style-name="GunAccessories.A1" office:value-type="string">
            <text:p text:style-name="P168"><text:span text:style-name="T144">GUN </text:span>ACCESSORIES</text:p>
          </table:table-cell>
          <table:table-cell table:style-name="GunAccessories.A1" office:value-type="string">
            <text:p text:style-name="P168">Notes</text:p>
          </table:table-cell>
          <table:table-cell table:style-name="GunAccessories.A1" office:value-type="string">
            <text:p text:style-name="P168">Sz</text:p>
          </table:table-cell>
        </table:table-row>
        <table:table-row table:style-name="GunAccessories.1">
          <table:table-cell table:style-name="GunAccessories.A2" office:value-type="string">
            <text:p text:style-name="P172">Bayonet</text:p>
          </table:table-cell>
          <table:table-cell table:style-name="GunAccessories.A2" office:value-type="string">
            <text:p text:style-name="P168"><text:span text:style-name="T2">MATKs</text:span><text:span text:style-name="T146"> with Guns do lethal </text:span><text:span text:style-name="T2">DMG</text:span><text:span text:style-name="T146"> instead of </text:span><text:span text:style-name="T2">BDMG</text:span><text:span text:style-name="T146">.</text:span></text:p>
          </table:table-cell>
          <table:table-cell table:style-name="GunAccessories.A2" office:value-type="string">
            <text:p text:style-name="P168">1</text:p>
          </table:table-cell>
        </table:table-row>
        <table:table-row table:style-name="GunAccessories.1">
          <table:table-cell table:style-name="GunAccessories.A2" office:value-type="string">
            <text:p text:style-name="P173">Bipod</text:p>
          </table:table-cell>
          <table:table-cell table:style-name="GunAccessories.A2" office:value-type="string">
            <text:p text:style-name="P168"><text:span text:style-name="T147">Ignore</text:span><text:span text:style-name="T207"> </text:span><text:span text:style-name="T3">Size</text:span><text:span text:style-name="T208"> requirement</text:span>. 1rnd set<text:span text:style-name="T209">up</text:span>.</text:p>
          </table:table-cell>
          <table:table-cell table:style-name="GunAccessories.A2" office:value-type="string">
            <text:p text:style-name="P168">1</text:p>
          </table:table-cell>
        </table:table-row>
        <table:table-row table:style-name="GunAccessories.1">
          <table:table-cell table:style-name="GunAccessories.A2" office:value-type="string">
            <text:p text:style-name="P168">Drum Magazine</text:p>
          </table:table-cell>
          <table:table-cell table:style-name="GunAccessories.A2" office:value-type="string">
            <text:p text:style-name="P168"><text:span text:style-name="T145">Gun specific. </text:span><text:span text:style-name="T298">3x</text:span><text:span text:style-name="T169"> </text:span><text:span text:style-name="T145">Amm</text:span><text:span text:style-name="T170">o</text:span><text:span text:style-name="T171"> mag</text:span><text:span text:style-name="T169">azine</text:span><text:span text:style-name="T145"> capacity.</text:span></text:p>
          </table:table-cell>
          <table:table-cell table:style-name="GunAccessories.A2" office:value-type="string">
            <text:p text:style-name="P168">1</text:p>
          </table:table-cell>
        </table:table-row>
        <table:table-row table:style-name="GunAccessories.1">
          <table:table-cell table:style-name="GunAccessories.A2" office:value-type="string">
            <text:p text:style-name="P168">Foregrip</text:p>
          </table:table-cell>
          <table:table-cell table:style-name="GunAccessories.A2" office:value-type="string">
            <text:p text:style-name="P168"><text:span text:style-name="T210">-1</text:span><text:span text:style-name="T148"> </text:span><text:span text:style-name="T211">Size</text:span><text:span text:style-name="T149"> </text:span><text:span text:style-name="T150">requirement for</text:span><text:span text:style-name="T172"> </text:span><text:span text:style-name="T206">2h</text:span><text:span text:style-name="T173"> </text:span><text:span text:style-name="T174">G</text:span><text:span text:style-name="T173">uns</text:span><text:span text:style-name="T145">.</text:span></text:p>
          </table:table-cell>
          <table:table-cell table:style-name="GunAccessories.A2" office:value-type="string">
            <text:p text:style-name="P168">0</text:p>
          </table:table-cell>
        </table:table-row>
        <table:table-row table:style-name="GunAccessories.1">
          <table:table-cell table:style-name="GunAccessories.A2" office:value-type="string">
            <text:p text:style-name="P168">Holosight</text:p>
          </table:table-cell>
          <table:table-cell table:style-name="GunAccessories.A2" office:value-type="string">
            <text:p text:style-name="P168"><text:span text:style-name="T52">+1 </text:span><text:span text:style-name="T1">RATK</text:span>.</text:p>
          </table:table-cell>
          <table:table-cell table:style-name="GunAccessories.A2" office:value-type="string">
            <text:p text:style-name="P168">0</text:p>
          </table:table-cell>
        </table:table-row>
        <table:table-row table:style-name="GunAccessories.1">
          <table:table-cell table:style-name="GunAccessories.A2" office:value-type="string">
            <text:p text:style-name="P168">Laser</text:p>
          </table:table-cell>
          <table:table-cell table:style-name="GunAccessories.A2" office:value-type="string">
            <text:p text:style-name="P168"><text:span text:style-name="T52">+1 </text:span><text:span text:style-name="T1">RATK</text:span>. <text:span text:style-name="T37">-</text:span><text:span text:style-name="T38">6 RATK</text:span><text:span text:style-name="T298"> to Blind </text:span><text:span text:style-name="T4">d6</text:span><text:span text:style-name="T212">rnds.</text:span></text:p>
          </table:table-cell>
          <table:table-cell table:style-name="GunAccessories.A2" office:value-type="string">
            <text:p text:style-name="P168">0</text:p>
          </table:table-cell>
        </table:table-row>
        <table:table-row table:style-name="GunAccessories.1">
          <table:table-cell table:style-name="GunAccessories.A2" office:value-type="string">
            <text:p text:style-name="P168">Scope</text:p>
          </table:table-cell>
          <table:table-cell table:style-name="GunAccessories.A2" office:value-type="string">
            <text:p text:style-name="P168"><text:span text:style-name="T1">+</text:span><text:span text:style-name="T5">3</text:span> Aimed <text:span text:style-name="T1">RATKs</text:span><text:span text:style-name="T145"> </text:span><text:span text:style-name="T151">and Perception</text:span><text:span text:style-name="T175">(See)</text:span>.</text:p>
          </table:table-cell>
          <table:table-cell table:style-name="GunAccessories.A2" office:value-type="string">
            <text:p text:style-name="P168">1</text:p>
          </table:table-cell>
        </table:table-row>
        <table:table-row table:style-name="GunAccessories.1">
          <table:table-cell table:style-name="GunAccessories.A2" office:value-type="string">
            <text:p text:style-name="P168"><text:span text:style-name="T213">Single</text:span>-Point Sling</text:p>
          </table:table-cell>
          <table:table-cell table:style-name="GunAccessories.A2" office:value-type="string">
            <text:p text:style-name="P168">Draw <text:span text:style-name="T214">or stow</text:span> <text:span text:style-name="T215">a</text:span> <text:span text:style-name="T216">2h G</text:span>un <text:span text:style-name="T217">as one</text:span> <text:span text:style-name="T6">A</text:span><text:span text:style-name="T7">ction</text:span>.</text:p>
          </table:table-cell>
          <table:table-cell table:style-name="GunAccessories.A2" office:value-type="string">
            <text:p text:style-name="P168">0</text:p>
          </table:table-cell>
        </table:table-row>
        <table:table-row table:style-name="GunAccessories.1">
          <table:table-cell table:style-name="GunAccessories.A10" office:value-type="string">
            <text:p text:style-name="P172">Suppressor</text:p>
          </table:table-cell>
          <table:table-cell table:style-name="GunAccessories.A10" office:value-type="string">
            <text:p text:style-name="P167">Removes the Loud Attribute from a Gun.</text:p>
          </table:table-cell>
          <table:table-cell table:style-name="GunAccessories.A10" office:value-type="string">
            <text:p text:style-name="P168">0</text:p>
          </table:table-cell>
        </table:table-row>
      </table:table>
      <text:p text:style-name="P14"/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68">MEDICAL</text:p>
          </table:table-cell>
          <table:table-cell table:style-name="Table4.A1" office:value-type="string">
            <text:p text:style-name="P168">Notes</text:p>
          </table:table-cell>
          <table:table-cell table:style-name="Table4.A1" office:value-type="string">
            <text:p text:style-name="P168">Sz</text:p>
          </table:table-cell>
        </table:table-row>
        <table:table-row table:style-name="Table4.1">
          <table:table-cell table:style-name="Table4.A2" office:value-type="string">
            <text:p text:style-name="P168">EMT Bag</text:p>
          </table:table-cell>
          <table:table-cell table:style-name="Table4.A2" office:value-type="string">
            <text:p text:style-name="P168"><text:span text:style-name="T8">+3</text:span><text:span text:style-name="T139"> Medicine(First-Aid).</text:span><text:span text:style-name="T145"> </text:span><text:span text:style-name="T152">30</text:span><text:span text:style-name="T153"> uses.</text:span></text:p>
          </table:table-cell>
          <table:table-cell table:style-name="Table4.A2" office:value-type="string">
            <text:p text:style-name="P168">5</text:p>
          </table:table-cell>
        </table:table-row>
        <table:table-row table:style-name="Table4.1">
          <table:table-cell table:style-name="Table4.A2" office:value-type="string">
            <text:p text:style-name="P168">First-Aid Kit</text:p>
          </table:table-cell>
          <table:table-cell table:style-name="Table4.A2" office:value-type="string">
            <text:p text:style-name="P168"><text:span text:style-name="T8">+1</text:span><text:span text:style-name="T139"> Medicine(First-Aid).</text:span><text:span text:style-name="T145"> </text:span><text:span text:style-name="T153">5 uses.</text:span></text:p>
          </table:table-cell>
          <table:table-cell table:style-name="Table4.C3" office:value-type="float" office:value="1">
            <text:p text:style-name="P168">1</text:p>
          </table:table-cell>
        </table:table-row>
        <table:table-row table:style-name="Table4.1">
          <table:table-cell table:style-name="Table4.A2" office:value-type="string">
            <text:p text:style-name="P168">Press<text:span text:style-name="T218">ure</text:span> Cuff</text:p>
          </table:table-cell>
          <table:table-cell table:style-name="Table4.A2" office:value-type="string">
            <text:p text:style-name="P168"><text:span text:style-name="T1">+</text:span><text:span text:style-name="T9">1</text:span> Medicine.</text:p>
          </table:table-cell>
          <table:table-cell table:style-name="Table4.A2" office:value-type="string">
            <text:p text:style-name="P168">1</text:p>
          </table:table-cell>
        </table:table-row>
        <table:table-row table:style-name="Table4.1">
          <table:table-cell table:style-name="Table4.A2" office:value-type="string">
            <text:p text:style-name="P168">Stethoscope</text:p>
          </table:table-cell>
          <table:table-cell table:style-name="Table4.A2" office:value-type="string">
            <text:p text:style-name="P168"><text:span text:style-name="T1">+1</text:span> Medicin<text:span text:style-name="T299">e</text:span>. <text:span text:style-name="T135">Perception(Hear) </text:span><text:span text:style-name="T22">6# </text:span><text:span text:style-name="T176">thr</text:span><text:span text:style-name="T177">o</text:span><text:span text:style-name="T178">u</text:span><text:span text:style-name="T177">gh</text:span><text:span text:style-name="T179"> doors.</text:span></text:p>
          </table:table-cell>
          <table:table-cell table:style-name="Table4.A2" office:value-type="string">
            <text:p text:style-name="P168">1</text:p>
          </table:table-cell>
        </table:table-row>
        <table:table-row table:style-name="Table4.1">
          <table:table-cell table:style-name="Table4.A2" office:value-type="string">
            <text:p text:style-name="P168">Thermometer</text:p>
          </table:table-cell>
          <table:table-cell table:style-name="Table4.A2" office:value-type="string">
            <text:p text:style-name="P168"><text:span text:style-name="T53">+</text:span><text:span text:style-name="T51">1</text:span><text:span text:style-name="T219"> Medicine. Accurately reads temperature.</text:span></text:p>
          </table:table-cell>
          <table:table-cell table:style-name="Table4.A2" office:value-type="string">
            <text:p text:style-name="P168">0</text:p>
          </table:table-cell>
        </table:table-row>
        <table:table-row table:style-name="Table4.1">
          <table:table-cell table:style-name="Table4.A7" office:value-type="string">
            <text:p text:style-name="P168">Transfusion Kit</text:p>
          </table:table-cell>
          <table:table-cell table:style-name="Table4.B7" office:value-type="string">
            <text:p text:style-name="P168"><text:span text:style-name="T220">Medicine </text:span><text:span text:style-name="T54">9</text:span><text:span text:style-name="T53">#</text:span><text:span text:style-name="T220">. </text:span><text:span text:style-name="T55">1HP</text:span><text:span text:style-name="T221">/</text:span><text:span text:style-name="T222">1</text:span><text:span text:style-name="T223">5</text:span><text:span text:style-name="T222">mins.</text:span><text:span text:style-name="T219"> </text:span><text:span text:style-name="T224">Heal</text:span><text:span text:style-name="T220"> to </text:span><text:span text:style-name="T53">1HP</text:span><text:span text:style-name="T220"> </text:span><text:span text:style-name="T224">max</text:span><text:span text:style-name="T220">.</text:span></text:p>
          </table:table-cell>
          <table:table-cell table:style-name="Table4.C7" office:value-type="string">
            <text:p text:style-name="P168">1</text:p>
          </table:table-cell>
        </table:table-row>
      </table:table>
      <text:p text:style-name="P15"/>
      <text:p text:style-name="P15"/>
      <table:table table:name="Electronics" table:style-name="Electronics">
        <table:table-column table:style-name="Electronics.A"/>
        <table:table-column table:style-name="Electronics.B"/>
        <table:table-column table:style-name="Electronics.C"/>
        <table:table-row table:style-name="Electronics.1">
          <table:table-cell table:style-name="Electronics.A1" office:value-type="string">
            <text:p text:style-name="P168">ELECTRONICS</text:p>
          </table:table-cell>
          <table:table-cell table:style-name="Electronics.A1" office:value-type="string">
            <text:p text:style-name="P168">Notes</text:p>
          </table:table-cell>
          <table:table-cell table:style-name="Electronics.A1" office:value-type="string">
            <text:p text:style-name="P168">Sz</text:p>
          </table:table-cell>
        </table:table-row>
        <table:table-row table:style-name="Electronics.1">
          <table:table-cell table:style-name="Electronics.A2" office:value-type="string">
            <text:p text:style-name="P174">Cellphone</text:p>
          </table:table-cell>
          <table:table-cell table:style-name="Electronics.A2" office:value-type="string">
            <text:p text:style-name="P168"><text:span text:style-name="T259">1yd l</text:span>ight, camera, <text:span text:style-name="T225">remote control</text:span>. <text:span text:style-name="T226">3hr use.</text:span></text:p>
          </table:table-cell>
          <table:table-cell table:style-name="Electronics.A2" office:value-type="string">
            <text:p text:style-name="P168">1</text:p>
          </table:table-cell>
        </table:table-row>
        <table:table-row table:style-name="Electronics.1">
          <table:table-cell table:style-name="Electronics.A2" office:value-type="string">
            <text:p text:style-name="P174">Emergency Radio</text:p>
          </table:table-cell>
          <table:table-cell table:style-name="Electronics.A2" office:value-type="string">
            <text:p text:style-name="P168">AM/FM/Shortwave. <text:span text:style-name="T259">1yd</text:span> light. <text:span text:style-name="T226">6hr use.</text:span></text:p>
          </table:table-cell>
          <table:table-cell table:style-name="Electronics.A2" office:value-type="string">
            <text:p text:style-name="P168">1</text:p>
          </table:table-cell>
        </table:table-row>
        <table:table-row table:style-name="Electronics.1">
          <table:table-cell table:style-name="Electronics.A2" office:value-type="string">
            <text:p text:style-name="P174">Flashlight</text:p>
          </table:table-cell>
          <table:table-cell table:style-name="Electronics.A2" office:value-type="string">
            <text:p text:style-name="P168"><text:span text:style-name="T300">50yd</text:span> light. <text:span text:style-name="T212">3hr use.</text:span></text:p>
          </table:table-cell>
          <table:table-cell table:style-name="Electronics.A2" office:value-type="string">
            <text:p text:style-name="P168">1</text:p>
          </table:table-cell>
        </table:table-row>
        <table:table-row table:style-name="Electronics.1">
          <table:table-cell table:style-name="Electronics.A2" office:value-type="string">
            <text:p text:style-name="P174">Geiger Counter</text:p>
          </table:table-cell>
          <table:table-cell table:style-name="Electronics.A2" office:value-type="string">
            <text:p text:style-name="P168"><text:span text:style-name="T143">D</text:span><text:bookmark-start text:name="__DdeLink__111860_1134625215"/><text:span text:style-name="T143">etect</text:span> Radiation<text:span text:style-name="T227"> in</text:span> <text:span text:style-name="T259">1yd.</text:span><text:bookmark-end text:name="__DdeLink__111860_1134625215"/></text:p>
          </table:table-cell>
          <table:table-cell table:style-name="Electronics.A2" office:value-type="string">
            <text:p text:style-name="P168">2</text:p>
          </table:table-cell>
        </table:table-row>
        <table:table-row table:style-name="Electronics.1">
          <table:table-cell table:style-name="Electronics.A2" office:value-type="string">
            <text:p text:style-name="P174">Hand Radio</text:p>
          </table:table-cell>
          <table:table-cell table:style-name="Electronics.A2" office:value-type="string">
            <text:p text:style-name="P168">9-channel 2-way radio. <text:span text:style-name="T135">3 </text:span>mile <text:span text:style-name="T212">range</text:span>. <text:span text:style-name="T226">9hr use.</text:span></text:p>
          </table:table-cell>
          <table:table-cell table:style-name="Electronics.A2" office:value-type="string">
            <text:p text:style-name="P168">1</text:p>
          </table:table-cell>
        </table:table-row>
        <table:table-row table:style-name="Electronics.1">
          <table:table-cell table:style-name="Electronics.A2" office:value-type="string">
            <text:p text:style-name="P174">Headlamp</text:p>
          </table:table-cell>
          <table:table-cell table:style-name="Electronics.A2" office:value-type="string">
            <text:p text:style-name="P168"><text:span text:style-name="T259">3yd</text:span> light. Hands free. <text:span text:style-name="T226">3hr use.</text:span></text:p>
          </table:table-cell>
          <table:table-cell table:style-name="Electronics.A2" office:value-type="string">
            <text:p text:style-name="P168">0</text:p>
          </table:table-cell>
        </table:table-row>
        <table:table-row table:style-name="Electronics.1">
          <table:table-cell table:style-name="Electronics.A2" office:value-type="string">
            <text:p text:style-name="P174">Lantern</text:p>
          </table:table-cell>
          <table:table-cell table:style-name="Electronics.A2" office:value-type="string">
            <text:p text:style-name="P168"><text:span text:style-name="T300">3yd light radius</text:span>. <text:span text:style-name="T226">6hr use.</text:span></text:p>
          </table:table-cell>
          <table:table-cell table:style-name="Electronics.A2" office:value-type="string">
            <text:p text:style-name="P168">2</text:p>
          </table:table-cell>
        </table:table-row>
        <table:table-row table:style-name="Electronics.1">
          <table:table-cell table:style-name="Electronics.A2" office:value-type="string">
            <text:p text:style-name="P168">Megaphone</text:p>
          </table:table-cell>
          <table:table-cell table:style-name="Electronics.A2" office:value-type="string">
            <text:p text:style-name="P168"><text:span text:style-name="T1">+1</text:span> Leadership when speaking to a crowd.</text:p>
          </table:table-cell>
          <table:table-cell table:style-name="Electronics.A2" office:value-type="string">
            <text:p text:style-name="P168">2</text:p>
          </table:table-cell>
        </table:table-row>
        <table:table-row table:style-name="Electronics.1">
          <table:table-cell table:style-name="Electronics.A2" office:value-type="string">
            <text:p text:style-name="P168">Multimeter</text:p>
          </table:table-cell>
          <table:table-cell table:style-name="Electronics.A2" office:value-type="string">
            <text:p text:style-name="P168"><text:span text:style-name="T1">+3</text:span><text:span text:style-name="T145"> Science(Tech). </text:span><text:span text:style-name="T180">Detect electricity</text:span><text:span text:style-name="T145">.</text:span></text:p>
          </table:table-cell>
          <table:table-cell table:style-name="Electronics.A2" office:value-type="string">
            <text:p text:style-name="P168">1</text:p>
          </table:table-cell>
        </table:table-row>
        <table:table-row table:style-name="Electronics.1">
          <table:table-cell table:style-name="Electronics.A2" office:value-type="string">
            <text:p text:style-name="P174">Nightvis<text:span text:style-name="T228">ion</text:span> Goggles</text:p>
          </table:table-cell>
          <table:table-cell table:style-name="Electronics.A2" office:value-type="string">
            <text:p text:style-name="P168">Ignore Visibility penalties <text:span text:style-name="T210">from darkness</text:span>.</text:p>
          </table:table-cell>
          <table:table-cell table:style-name="Electronics.A2" office:value-type="string">
            <text:p text:style-name="P168">1</text:p>
          </table:table-cell>
        </table:table-row>
        <table:table-row table:style-name="Electronics.1">
          <table:table-cell table:style-name="Electronics.A2" office:value-type="string">
            <text:p text:style-name="P168">Quadcopter <text:span text:style-name="T229">Drone</text:span></text:p>
          </table:table-cell>
          <table:table-cell table:style-name="Electronics.A2" office:value-type="string">
            <text:p text:style-name="P168"><text:span text:style-name="T230">Science </text:span><text:span text:style-name="T39">6#</text:span><text:span text:style-name="T230">. Camera. 90yd</text:span> <text:span text:style-name="T10">Speed</text:span>. <text:span text:style-name="T230">15min use.</text:span></text:p>
          </table:table-cell>
          <table:table-cell table:style-name="Electronics.A2" office:value-type="string">
            <text:p text:style-name="P168">2</text:p>
          </table:table-cell>
        </table:table-row>
        <table:table-row table:style-name="Electronics.1">
          <table:table-cell table:style-name="Electronics.A2" office:value-type="string">
            <text:p text:style-name="P168">RC Car</text:p>
          </table:table-cell>
          <table:table-cell table:style-name="Electronics.A2" office:value-type="string">
            <text:p text:style-name="P168"><text:span text:style-name="T230">Science </text:span><text:span text:style-name="T39">3#</text:span><text:span text:style-name="T230">. </text:span>45yd <text:span text:style-name="T10">Speed</text:span>. 15min <text:span text:style-name="T230">use</text:span>.</text:p>
          </table:table-cell>
          <table:table-cell table:style-name="Electronics.C13" office:value-type="float" office:value="3">
            <text:p text:style-name="P168">3</text:p>
          </table:table-cell>
        </table:table-row>
        <table:table-row table:style-name="Electronics.1">
          <table:table-cell table:style-name="Electronics.A2" office:value-type="string">
            <text:p text:style-name="P174">Solar Lamp</text:p>
          </table:table-cell>
          <table:table-cell table:style-name="Electronics.A2" office:value-type="string">
            <text:p text:style-name="P168"><text:span text:style-name="T259">1yd light radius</text:span>. 1day charge <text:span text:style-name="T231">i</text:span>s <text:span text:style-name="T232">9</text:span>hr use.</text:p>
          </table:table-cell>
          <table:table-cell table:style-name="Electronics.A2" office:value-type="string">
            <text:p text:style-name="P168">1</text:p>
          </table:table-cell>
        </table:table-row>
        <table:table-row table:style-name="Electronics.1">
          <table:table-cell table:style-name="Electronics.A15" office:value-type="string">
            <text:p text:style-name="P168">Stun Gun</text:p>
          </table:table-cell>
          <table:table-cell table:style-name="Electronics.B15" office:value-type="string">
            <text:p text:style-name="P168"><text:span text:style-name="T40">MATK</text:span><text:span text:style-name="T145">.</text:span> <text:span text:style-name="T1">C9#</text:span> or Stun for <text:span text:style-name="T301">1r</text:span>nd. <text:span text:style-name="T302">10</text:span> uses.</text:p>
          </table:table-cell>
          <table:table-cell table:style-name="Electronics.C15" office:value-type="string">
            <text:p text:style-name="P168">1</text:p>
          </table:table-cell>
        </table:table-row>
      </table:table>
      <text:p text:style-name="P15"/>
      <text:p text:style-name="P15"/>
      <table:table table:name="Documents" table:style-name="Documents">
        <table:table-column table:style-name="Documents.A"/>
        <table:table-column table:style-name="Documents.B"/>
        <table:table-column table:style-name="Documents.C"/>
        <text:soft-page-break/>
        <table:table-row table:style-name="Documents.1">
          <table:table-cell table:style-name="Documents.A1" table:number-columns-spanned="3" office:value-type="string">
            <text:p text:style-name="P168">DOCUMENTS</text:p>
          </table:table-cell>
          <table:covered-table-cell/>
          <table:covered-table-cell/>
        </table:table-row>
        <table:table-row table:style-name="Documents.1">
          <table:table-cell table:style-name="Documents.A2" office:value-type="string">
            <text:p text:style-name="P168">Title</text:p>
          </table:table-cell>
          <table:table-cell table:style-name="Documents.A2" office:value-type="string">
            <text:p text:style-name="P168">Notes</text:p>
          </table:table-cell>
          <table:table-cell table:style-name="Documents.A2" office:value-type="string">
            <text:p text:style-name="P168">Sz</text:p>
          </table:table-cell>
        </table:table-row>
        <table:table-row table:style-name="Documents.1">
          <table:table-cell table:style-name="Documents.A2" office:value-type="string">
            <text:p text:style-name="P168"><text:span text:style-name="T243">Classic</text:span> Novel</text:p>
          </table:table-cell>
          <table:table-cell table:style-name="Documents.A2" office:value-type="string">
            <text:p text:style-name="P168"><text:span text:style-name="T13">+</text:span><text:span text:style-name="T1">1 </text:span><text:span text:style-name="T13">Psyche</text:span>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Holy B<text:span text:style-name="T240">ook</text:span></text:p>
          </table:table-cell>
          <table:table-cell table:style-name="Documents.A2" office:value-type="string">
            <text:p text:style-name="P168"><text:span text:style-name="T1">-</text:span><text:span text:style-name="T11">1</text:span><text:span text:style-name="T240"> </text:span><text:span text:style-name="T36">Psyche</text:span>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How Yoga Works”</text:p>
          </table:table-cell>
          <table:table-cell table:style-name="Documents.A2" office:value-type="string">
            <text:p text:style-name="P168"><text:span text:style-name="T1">+1</text:span> Acrobatics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<text:span text:style-name="T233">Body in Balance”</text:span></text:p>
          </table:table-cell>
          <table:table-cell table:style-name="Documents.A2" office:value-type="string">
            <text:p text:style-name="P168"><text:span text:style-name="T1">+1</text:span> <text:span text:style-name="T145">Athletics</text:span>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Engineering <text:span text:style-name="T237">Concepts</text:span>”</text:p>
          </table:table-cell>
          <table:table-cell table:style-name="Documents.A2" office:value-type="string">
            <text:p text:style-name="P168"><text:span text:style-name="T1">+1</text:span> Build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<text:span text:style-name="T236">Defensive</text:span> Driving”</text:p>
          </table:table-cell>
          <table:table-cell table:style-name="Documents.A2" office:value-type="string">
            <text:p text:style-name="P168"><text:span text:style-name="T1">+1</text:span> Drive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Home Security”</text:p>
          </table:table-cell>
          <table:table-cell table:style-name="Documents.A2" office:value-type="string">
            <text:p text:style-name="P168"><text:span text:style-name="T1">+1</text:span> Larceny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Leadership <text:span text:style-name="T237">Basics</text:span>”</text:p>
          </table:table-cell>
          <table:table-cell table:style-name="Documents.A2" office:value-type="string">
            <text:p text:style-name="P168"><text:span text:style-name="T1">+1</text:span> Leadership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Gray<text:span text:style-name="T239">'</text:span>s Anatomy”</text:p>
          </table:table-cell>
          <table:table-cell table:style-name="Documents.A2" office:value-type="string">
            <text:p text:style-name="P168"><text:span text:style-name="T1">+1</text:span> Medicine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Tao of Jeet Kune Do”</text:p>
          </table:table-cell>
          <table:table-cell table:style-name="Documents.A2" office:value-type="string">
            <text:p text:style-name="P168"><text:span text:style-name="T1">+1</text:span> Melee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<text:span text:style-name="T233">Zen Mind”</text:span></text:p>
          </table:table-cell>
          <table:table-cell table:style-name="Documents.A2" office:value-type="string">
            <text:p text:style-name="P168"><text:span text:style-name="T1">+1</text:span> <text:span text:style-name="T145">Perception</text:span>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Stand-up Comedy”</text:p>
          </table:table-cell>
          <table:table-cell table:style-name="Documents.A2" office:value-type="string">
            <text:p text:style-name="P168"><text:span text:style-name="T1">+1</text:span> Perform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Personal Defense”</text:p>
          </table:table-cell>
          <table:table-cell table:style-name="Documents.A2" office:value-type="string">
            <text:p text:style-name="P168"><text:span text:style-name="T1">+1</text:span> Ranged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6">
          <table:table-cell table:style-name="Documents.A2" office:value-type="string">
            <text:p text:style-name="P168"><text:span text:style-name="T241">“Y</text:span>ellow Pages”</text:p>
          </table:table-cell>
          <table:table-cell table:style-name="Documents.A2" office:value-type="string">
            <text:p text:style-name="P169"><text:span text:style-name="T1">+</text:span><text:span text:style-name="T12">1</text:span> <text:span text:style-name="T167">Scaveng</text:span><text:span text:style-name="T168">ing</text:span>. <text:span text:style-name="T242">Regional</text:span>.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<text:span text:style-name="T235">General Science Knowledge</text:span>”</text:p>
          </table:table-cell>
          <table:table-cell table:style-name="Documents.A2" office:value-type="string">
            <text:p text:style-name="P168"><text:span text:style-name="T1">+1</text:span> Science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How to Win Friends”</text:p>
          </table:table-cell>
          <table:table-cell table:style-name="Documents.A2" office:value-type="string">
            <text:p text:style-name="P168"><text:span text:style-name="T1">+1</text:span> <text:span text:style-name="T145">Socialize</text:span>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<text:span text:style-name="T234">Book of Ninja”</text:span></text:p>
          </table:table-cell>
          <table:table-cell table:style-name="Documents.A2" office:value-type="string">
            <text:p text:style-name="P168"><text:span text:style-name="T1">+1</text:span> <text:span text:style-name="T145">Stealth</text:span>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SAS Survival Guide”</text:p>
          </table:table-cell>
          <table:table-cell table:style-name="Documents.A2" office:value-type="string">
            <text:p text:style-name="P168"><text:span text:style-name="T1">+1</text:span> Survival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Map (Atlas)</text:p>
          </table:table-cell>
          <table:table-cell table:style-name="Documents.A2" office:value-type="string">
            <text:p text:style-name="P168"><text:span text:style-name="T1">+1</text:span> Survival(Navigate)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Map (Local)</text:p>
          </table:table-cell>
          <table:table-cell table:style-name="Documents.A2" office:value-type="string">
            <text:p text:style-name="P169"><text:span text:style-name="T1">+1</text:span> Survival(Navigate). <text:span text:style-name="T242">Regional</text:span>.</text:p>
          </table:table-cell>
          <table:table-cell table:style-name="Documents.A2" office:value-type="string">
            <text:p text:style-name="P168">0</text:p>
          </table:table-cell>
        </table:table-row>
        <table:table-row table:style-name="Documents.1">
          <table:table-cell table:style-name="Documents.A2" office:value-type="string">
            <text:p text:style-name="P168">Map (Topographic)</text:p>
          </table:table-cell>
          <table:table-cell table:style-name="Documents.A2" office:value-type="string">
            <text:p text:style-name="P169"><text:span text:style-name="T1">+3</text:span> Survival(Navigate). <text:span text:style-name="T242">Regional</text:span>.</text:p>
          </table:table-cell>
          <table:table-cell table:style-name="Documents.A2" office:value-type="string">
            <text:p text:style-name="P168">0</text:p>
          </table:table-cell>
        </table:table-row>
        <table:table-row table:style-name="Documents.1">
          <table:table-cell table:style-name="Documents.A2" office:value-type="string">
            <text:p text:style-name="P168">“Dog Tricks”</text:p>
          </table:table-cell>
          <table:table-cell table:style-name="Documents.A2" office:value-type="string">
            <text:p text:style-name="P168"><text:span text:style-name="T1">+1</text:span> Tame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" office:value-type="string">
            <text:p text:style-name="P168">“<text:span text:style-name="T237">Effective Habits”</text:span></text:p>
          </table:table-cell>
          <table:table-cell table:style-name="Documents.A2" office:value-type="string">
            <text:p text:style-name="P168"><text:span text:style-name="T1">+1</text:span> to <text:span text:style-name="T238">any one</text:span> <text:span text:style-name="T145">Skill</text:span></text:p>
          </table:table-cell>
          <table:table-cell table:style-name="Documents.A2" office:value-type="string">
            <text:p text:style-name="P168">1</text:p>
          </table:table-cell>
        </table:table-row>
        <table:table-row table:style-name="Documents.1">
          <table:table-cell table:style-name="Documents.A26" office:value-type="string">
            <text:p text:style-name="P174">English-Spanish Dictionary</text:p>
          </table:table-cell>
          <table:table-cell table:style-name="Documents.A26" office:value-type="string">
            <text:p text:style-name="P168">English-Spanish translation.</text:p>
          </table:table-cell>
          <table:table-cell table:style-name="Documents.A26" office:value-type="string">
            <text:p text:style-name="P168">1</text:p>
          </table:table-cell>
        </table:table-row>
      </table:table>
      <text:p text:style-name="P15"/>
      <text:p text:style-name="P15"/>
      <table:table table:name="Storage" table:style-name="Storage">
        <table:table-column table:style-name="Storage.A"/>
        <table:table-column table:style-name="Storage.B"/>
        <table:table-column table:style-name="Storage.C"/>
        <table:table-column table:style-name="Storage.D"/>
        <text:soft-page-break/>
        <table:table-row table:style-name="Storage.1">
          <table:table-cell table:style-name="Storage.A1" office:value-type="string">
            <text:p text:style-name="P168">STORAGE</text:p>
          </table:table-cell>
          <table:table-cell table:style-name="Storage.A1" office:value-type="string">
            <text:p text:style-name="P168">Slots</text:p>
          </table:table-cell>
          <table:table-cell table:style-name="Storage.A1" office:value-type="string">
            <text:p text:style-name="P168">Notes</text:p>
          </table:table-cell>
          <table:table-cell table:style-name="Storage.A1" office:value-type="string">
            <text:p text:style-name="P168">Sz</text:p>
          </table:table-cell>
        </table:table-row>
        <table:table-row table:style-name="Storage.1">
          <table:table-cell table:style-name="Storage.A2" office:value-type="string">
            <text:p text:style-name="P174">Backpack</text:p>
          </table:table-cell>
          <table:table-cell table:style-name="Storage.A2" office:value-type="string">
            <text:p text:style-name="P168">30</text:p>
          </table:table-cell>
          <table:table-cell table:style-name="Storage.A2" office:value-type="string">
            <text:p text:style-name="P168"><text:span text:style-name="T244">2</text:span>rnd<text:span text:style-name="T244">s</text:span> to <text:span text:style-name="T245">access</text:span>.</text:p>
          </table:table-cell>
          <table:table-cell table:style-name="Storage.A2" office:value-type="string">
            <text:p text:style-name="P168">1</text:p>
          </table:table-cell>
        </table:table-row>
        <table:table-row table:style-name="Storage.1">
          <table:table-cell table:style-name="Storage.A2" office:value-type="string">
            <text:p text:style-name="P174">Bandoleer</text:p>
          </table:table-cell>
          <table:table-cell table:style-name="Storage.A2" office:value-type="string">
            <text:p text:style-name="P168">-</text:p>
          </table:table-cell>
          <table:table-cell table:style-name="Storage.A2" office:value-type="string">
            <text:p text:style-name="P168"><text:span text:style-name="T246">H</text:span>olds 50 <text:span text:style-name="T246">bullets </text:span>of any caliber.</text:p>
          </table:table-cell>
          <table:table-cell table:style-name="Storage.A2" office:value-type="string">
            <text:p text:style-name="P168">0</text:p>
          </table:table-cell>
        </table:table-row>
        <table:table-row table:style-name="Storage.1">
          <table:table-cell table:style-name="Storage.A2" office:value-type="string">
            <text:p text:style-name="P168">BDU Jacket</text:p>
          </table:table-cell>
          <table:table-cell table:style-name="Storage.A2" office:value-type="string">
            <text:p text:style-name="P168">4x 1</text:p>
          </table:table-cell>
          <table:table-cell table:style-name="Storage.A2" office:value-type="string">
            <text:p text:style-name="P168">Camo <text:span text:style-name="T1">+1</text:span>.</text:p>
          </table:table-cell>
          <table:table-cell table:style-name="Storage.A2" office:value-type="string">
            <text:p text:style-name="P168">0</text:p>
          </table:table-cell>
        </table:table-row>
        <table:table-row table:style-name="Storage.1">
          <table:table-cell table:style-name="Storage.A2" office:value-type="string">
            <text:p text:style-name="P168">Cargo Pants</text:p>
          </table:table-cell>
          <table:table-cell table:style-name="Storage.A2" office:value-type="string">
            <text:p text:style-name="P168">6x 1</text:p>
          </table:table-cell>
          <table:table-cell table:style-name="Storage.A2" office:value-type="string">
            <text:p text:style-name="P168">Camo <text:span text:style-name="T1">+1</text:span>.</text:p>
          </table:table-cell>
          <table:table-cell table:style-name="Storage.A2" office:value-type="string">
            <text:p text:style-name="P168">1</text:p>
          </table:table-cell>
        </table:table-row>
        <table:table-row table:style-name="Storage.1">
          <table:table-cell table:style-name="Storage.A2" office:value-type="string">
            <text:p text:style-name="P174">Canteen</text:p>
          </table:table-cell>
          <table:table-cell table:style-name="Storage.A2" office:value-type="string">
            <text:p text:style-name="P168">.5gal</text:p>
          </table:table-cell>
          <table:table-cell table:style-name="Storage.A2" office:value-type="string">
            <text:p text:style-name="P168"><text:span text:style-name="T75">Holds </text:span><text:span text:style-name="T87">1</text:span><text:span text:style-name="T75"> </text:span><text:span text:style-name="T88">unit of liquid</text:span><text:span text:style-name="T75">. </text:span><text:span text:style-name="T87">Metal.</text:span></text:p>
          </table:table-cell>
          <table:table-cell table:style-name="Storage.A2" office:value-type="string">
            <text:p text:style-name="P168">1</text:p>
          </table:table-cell>
        </table:table-row>
        <table:table-row table:style-name="Storage.1">
          <table:table-cell table:style-name="Storage.A2" office:value-type="string">
            <text:p text:style-name="P168">Concealed Holster</text:p>
          </table:table-cell>
          <table:table-cell table:style-name="Storage.A2" office:value-type="string">
            <text:p text:style-name="P168">1</text:p>
          </table:table-cell>
          <table:table-cell table:style-name="Storage.A2" office:value-type="string">
            <text:p text:style-name="P168">Perception <text:span text:style-name="T1">12</text:span><text:span text:style-name="T41">#</text:span><text:span text:style-name="T145"> to spot </text:span><text:span text:style-name="T181">a</text:span><text:span text:style-name="T145"> </text:span><text:span text:style-name="T1">Size</text:span><text:span text:style-name="T145"> 1 </text:span><text:span text:style-name="T181">Gun</text:span><text:span text:style-name="T145">.</text:span></text:p>
          </table:table-cell>
          <table:table-cell table:style-name="Storage.A2" office:value-type="string">
            <text:p text:style-name="P168">0</text:p>
          </table:table-cell>
        </table:table-row>
        <table:table-row table:style-name="Storage.1">
          <table:table-cell table:style-name="Storage.A2" office:value-type="string">
            <text:p text:style-name="P168">Cooler</text:p>
          </table:table-cell>
          <table:table-cell table:style-name="Storage.A2" office:value-type="string">
            <text:p text:style-name="P168">30</text:p>
          </table:table-cell>
          <table:table-cell table:style-name="Storage.A2" office:value-type="string">
            <text:p text:style-name="P168">Hunted or Foraged Food lasts 6 days.</text:p>
          </table:table-cell>
          <table:table-cell table:style-name="Storage.A2" office:value-type="string">
            <text:p text:style-name="P168">4</text:p>
          </table:table-cell>
        </table:table-row>
        <table:table-row table:style-name="Storage.1">
          <table:table-cell table:style-name="Storage.A2" office:value-type="string">
            <text:p text:style-name="P174">Duffel Bag</text:p>
          </table:table-cell>
          <table:table-cell table:style-name="Storage.A2" office:value-type="string">
            <text:p text:style-name="P168"><text:span text:style-name="T247">4</text:span>0</text:p>
          </table:table-cell>
          <table:table-cell table:style-name="Storage.A2" office:value-type="string">
            <text:p text:style-name="P168">2rnds to<text:span text:style-name="T248"> access.</text:span></text:p>
          </table:table-cell>
          <table:table-cell table:style-name="Storage.A2" office:value-type="string">
            <text:p text:style-name="P168">3</text:p>
          </table:table-cell>
        </table:table-row>
        <table:table-row table:style-name="Storage.10">
          <table:table-cell table:style-name="Storage.A2" office:value-type="string">
            <text:p text:style-name="P168">Fuel Can</text:p>
          </table:table-cell>
          <table:table-cell table:style-name="Storage.A2" office:value-type="string">
            <text:p text:style-name="P168">5<text:span text:style-name="T249">gal</text:span></text:p>
          </table:table-cell>
          <table:table-cell table:style-name="Storage.A2" office:value-type="string">
            <text:p text:style-name="P168"><text:span text:style-name="T249">5 </text:span>Fuel. <text:span text:style-name="T14">d6FDMG</text:span><text:span text:style-name="T250">/gal, 1min, 1yd/gal Blast.</text:span></text:p>
          </table:table-cell>
          <table:table-cell table:style-name="Storage.A2" office:value-type="string">
            <text:p text:style-name="P168">2</text:p>
          </table:table-cell>
        </table:table-row>
        <table:table-row table:style-name="Storage.1">
          <table:table-cell table:style-name="Storage.A2" office:value-type="string">
            <text:p text:style-name="P168">Hoody</text:p>
          </table:table-cell>
          <table:table-cell table:style-name="Storage.A2" office:value-type="string">
            <text:p text:style-name="P168">2x 1</text:p>
          </table:table-cell>
          <table:table-cell table:style-name="Storage.A2" office:value-type="string">
            <text:p text:style-name="P170">CR.</text:p>
          </table:table-cell>
          <table:table-cell table:style-name="Storage.A2" office:value-type="string">
            <text:p text:style-name="P168">0</text:p>
          </table:table-cell>
        </table:table-row>
        <table:table-row table:style-name="Storage.1">
          <table:table-cell table:style-name="Storage.A2" office:value-type="string">
            <text:p text:style-name="P168">Hydration Pack</text:p>
          </table:table-cell>
          <table:table-cell table:style-name="Storage.A2" office:value-type="string">
            <text:p text:style-name="P168">2gal</text:p>
          </table:table-cell>
          <table:table-cell table:style-name="Storage.A2" office:value-type="string">
            <text:p text:style-name="P168">Holds 4 <text:span text:style-name="T251">units of liquid</text:span>. <text:span text:style-name="T252">Hands-free.</text:span></text:p>
          </table:table-cell>
          <table:table-cell table:style-name="Storage.A2" office:value-type="string">
            <text:p text:style-name="P168">0</text:p>
          </table:table-cell>
        </table:table-row>
        <table:table-row table:style-name="Storage.1">
          <table:table-cell table:style-name="Storage.A2" office:value-type="string">
            <text:p text:style-name="P168">Lockbox</text:p>
          </table:table-cell>
          <table:table-cell table:style-name="Storage.A2" office:value-type="string">
            <text:p text:style-name="P168">1</text:p>
          </table:table-cell>
          <table:table-cell table:style-name="Storage.A2" office:value-type="string">
            <text:p text:style-name="P168"><text:span text:style-name="T15">1</text:span><text:span text:style-name="T1">0HP</text:span><text:span text:style-name="T145">. </text:span><text:span text:style-name="T16">6DR</text:span><text:span text:style-name="T154">.</text:span><text:span text:style-name="T145"> </text:span><text:span text:style-name="T182">FR.</text:span><text:span text:style-name="T145"> Larceny(</text:span><text:span text:style-name="T183">Disable</text:span><text:span text:style-name="T145">) </text:span><text:span text:style-name="T1">9#</text:span><text:span text:style-name="T145">.</text:span></text:p>
          </table:table-cell>
          <table:table-cell table:style-name="Storage.A2" office:value-type="string">
            <text:p text:style-name="P168">2</text:p>
          </table:table-cell>
        </table:table-row>
        <table:table-row table:style-name="Storage.1">
          <table:table-cell table:style-name="Storage.A2" office:value-type="string">
            <text:p text:style-name="P174">Messenger Bag</text:p>
          </table:table-cell>
          <table:table-cell table:style-name="Storage.A2" office:value-type="string">
            <text:p text:style-name="P168">4</text:p>
          </table:table-cell>
          <table:table-cell table:style-name="Storage.A2" office:value-type="string">
            <text:p text:style-name="P168">1rnd to<text:span text:style-name="T248"> access.</text:span></text:p>
          </table:table-cell>
          <table:table-cell table:style-name="Storage.A2" office:value-type="string">
            <text:p text:style-name="P168">2</text:p>
          </table:table-cell>
        </table:table-row>
        <table:table-row table:style-name="Storage.1">
          <table:table-cell table:style-name="Storage.A2" office:value-type="string">
            <text:p text:style-name="P174">Plastic Jug</text:p>
          </table:table-cell>
          <table:table-cell table:style-name="Storage.A2" office:value-type="string">
            <text:p text:style-name="P168">1gal</text:p>
          </table:table-cell>
          <table:table-cell table:style-name="Storage.A2" office:value-type="string">
            <text:p text:style-name="P168">Holds 2 <text:span text:style-name="T251">units of liquid</text:span>.</text:p>
          </table:table-cell>
          <table:table-cell table:style-name="Storage.A2" office:value-type="string">
            <text:p text:style-name="P168">1</text:p>
          </table:table-cell>
        </table:table-row>
        <table:table-row table:style-name="Storage.16">
          <table:table-cell table:style-name="Storage.A2" office:value-type="string">
            <text:p text:style-name="P174">Purse</text:p>
          </table:table-cell>
          <table:table-cell table:style-name="Storage.A2" office:value-type="string">
            <text:p text:style-name="P168">3</text:p>
          </table:table-cell>
          <table:table-cell table:style-name="Storage.A2" office:value-type="string">
            <text:p text:style-name="P168">1rnd to access.</text:p>
          </table:table-cell>
          <table:table-cell table:style-name="Storage.A2" office:value-type="string">
            <text:p text:style-name="P168">1</text:p>
          </table:table-cell>
        </table:table-row>
        <table:table-row table:style-name="Storage.1">
          <table:table-cell table:style-name="Storage.A2" office:value-type="string">
            <text:p text:style-name="P168">Speed-loader</text:p>
          </table:table-cell>
          <table:table-cell table:style-name="Storage.A2" office:value-type="string">
            <text:p text:style-name="P168">var</text:p>
          </table:table-cell>
          <table:table-cell table:style-name="Storage.A2" office:value-type="string">
            <text:p text:style-name="P168"><text:bookmark-start text:name="__DdeLink__111864_1134625215"/><text:span text:style-name="T304">Reload a revolver cylinder as 1 action</text:span>.<text:bookmark-end text:name="__DdeLink__111864_1134625215"/></text:p>
          </table:table-cell>
          <table:table-cell table:style-name="Storage.A2" office:value-type="string">
            <text:p text:style-name="P168">0</text:p>
          </table:table-cell>
        </table:table-row>
        <table:table-row table:style-name="Storage.1">
          <table:table-cell table:style-name="Storage.A2" office:value-type="string">
            <text:p text:style-name="P168">Tool Belt</text:p>
          </table:table-cell>
          <table:table-cell table:style-name="Storage.A2" office:value-type="string">
            <text:p text:style-name="P168">6x 1</text:p>
          </table:table-cell>
          <table:table-cell table:style-name="Storage.A2" office:value-type="string">
            <text:p text:style-name="P168"><text:span text:style-name="T1">+1</text:span> Build. <text:span text:style-name="T305">Miscellaneous small tools.</text:span></text:p>
          </table:table-cell>
          <table:table-cell table:style-name="Storage.A2" office:value-type="string">
            <text:p text:style-name="P168">2</text:p>
          </table:table-cell>
        </table:table-row>
        <table:table-row table:style-name="Storage.1">
          <table:table-cell table:style-name="Storage.A2" office:value-type="string">
            <text:p text:style-name="P168">Trench Coat</text:p>
          </table:table-cell>
          <table:table-cell table:style-name="Storage.A2" office:value-type="string">
            <text:p text:style-name="P168">2x <text:span text:style-name="T253">2</text:span></text:p>
          </table:table-cell>
          <table:table-cell table:style-name="Storage.A2" office:value-type="string">
            <text:p text:style-name="P168"><text:span text:style-name="T184">C</text:span><text:span text:style-name="T145">R. </text:span><text:span text:style-name="T42">+1</text:span><text:span text:style-name="T185"> Stealth.</text:span></text:p>
          </table:table-cell>
          <table:table-cell table:style-name="Storage.A2" office:value-type="string">
            <text:p text:style-name="P168">1</text:p>
          </table:table-cell>
        </table:table-row>
        <table:table-row table:style-name="Storage.1">
          <table:table-cell table:style-name="Storage.A20" office:value-type="string">
            <text:p text:style-name="P174">Water Bottle</text:p>
          </table:table-cell>
          <table:table-cell table:style-name="Storage.A20" office:value-type="string">
            <text:p text:style-name="P168">.<text:span text:style-name="T254">5gal</text:span></text:p>
          </table:table-cell>
          <table:table-cell table:style-name="Storage.A20" office:value-type="string">
            <text:p text:style-name="P168">Holds 1 <text:span text:style-name="T251">unit of liquid</text:span>.</text:p>
          </table:table-cell>
          <table:table-cell table:style-name="Storage.A20" office:value-type="string">
            <text:p text:style-name="P168">0</text:p>
          </table:table-cell>
        </table:table-row>
      </table:table>
      <text:p text:style-name="P15"/>
      <text:p text:style-name="P15"/>
      <table:table table:name="Equipment" table:style-name="Equipment">
        <table:table-column table:style-name="Equipment.A"/>
        <table:table-column table:style-name="Equipment.B"/>
        <table:table-column table:style-name="Equipment.C"/>
        <text:soft-page-break/>
        <table:table-row table:style-name="Equipment.1">
          <table:table-cell table:style-name="Equipment.A1" office:value-type="string">
            <text:p text:style-name="P168"><text:span text:style-name="T255">E</text:span>QUIPMENT</text:p>
          </table:table-cell>
          <table:table-cell table:style-name="Equipment.A1" office:value-type="string">
            <text:p text:style-name="P168">Notes</text:p>
          </table:table-cell>
          <table:table-cell table:style-name="Equipment.A1" office:value-type="string">
            <text:p text:style-name="P168">Sz</text:p>
          </table:table-cell>
        </table:table-row>
        <table:table-row table:style-name="Equipment.1">
          <table:table-cell table:style-name="Equipment.A2" office:value-type="string">
            <text:p text:style-name="P174">Air Horn</text:p>
          </table:table-cell>
          <table:table-cell table:style-name="Equipment.A2" office:value-type="string">
            <text:p text:style-name="P168"><text:span text:style-name="T256">Emits</text:span> a <text:span text:style-name="T135">loud shriek</text:span> up to a <text:span text:style-name="T256">1 </text:span>mile <text:span text:style-name="T256">radius</text:span>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Balaclava</text:p>
          </table:table-cell>
          <table:table-cell table:style-name="Equipment.A2" office:value-type="string">
            <text:p text:style-name="P168"><text:span text:style-name="T1">+1</text:span> <text:span text:style-name="T145">Stealth</text:span>. <text:span text:style-name="T257">Mask.</text:span> <text:span text:style-name="T186">C</text:span><text:span text:style-name="T187">R</text:span><text:span text:style-name="T186">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Bandanna</text:p>
          </table:table-cell>
          <table:table-cell table:style-name="Equipment.A2" office:value-type="string">
            <text:p text:style-name="P168"><text:span text:style-name="T1">+1</text:span> <text:span text:style-name="T1">C</text:span><text:span text:style-name="T145"> vs airborne toxins. </text:span><text:span text:style-name="T188">Can use as</text:span><text:span text:style-name="T189"> Bandage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Baseball Cap</text:p>
          </table:table-cell>
          <table:table-cell table:style-name="Equipment.A2" office:value-type="string">
            <text:p text:style-name="P168"><text:span text:style-name="T155">Reduce</text:span> <text:span text:style-name="T210">Visibility(Rain and Sun) penalty by 1</text:span>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Bicycle</text:p>
          </table:table-cell>
          <table:table-cell table:style-name="Equipment.A2" office:value-type="string">
            <text:p text:style-name="P168"><text:span text:style-name="T190">Athletics</text:span><text:span text:style-name="T1"> 3#</text:span><text:span text:style-name="T145">. </text:span><text:span text:style-name="T1">Speed</text:span><text:span text:style-name="T145"> </text:span><text:span text:style-name="T1">x</text:span><text:span text:style-name="T43">3</text:span><text:span text:style-name="T191">yds</text:span><text:span text:style-name="T43"> </text:span><text:span text:style-name="T191">(x.7mph)</text:span><text:span text:style-name="T145">. 2</text:span><text:span text:style-name="T192">h</text:span><text:span text:style-name="T145">.</text:span></text:p>
          </table:table-cell>
          <table:table-cell table:style-name="Equipment.A2" office:value-type="string">
            <text:p text:style-name="P168">8</text:p>
          </table:table-cell>
        </table:table-row>
        <table:table-row table:style-name="Equipment.1">
          <table:table-cell table:style-name="Equipment.A2" office:value-type="string">
            <text:p text:style-name="P168">Binoculars</text:p>
          </table:table-cell>
          <table:table-cell table:style-name="Equipment.A2" office:value-type="string">
            <text:p text:style-name="P168"><text:span text:style-name="T1">+</text:span><text:span text:style-name="T17">3</text:span> <text:span text:style-name="T145">Perception</text:span><text:span text:style-name="T193">(See)</text:span><text:span text:style-name="T258"> </text:span>at <text:span text:style-name="T259">50+yds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Bobby Pin</text:p>
          </table:table-cell>
          <table:table-cell table:style-name="Equipment.A2" office:value-type="string">
            <text:p text:style-name="P168"><text:span text:style-name="T156">Allows</text:span> Larceny(<text:span text:style-name="T260">Disable</text:span>)<text:span text:style-name="T306"> on key lock</text:span>. <text:span text:style-name="T44">1</text:span><text:span text:style-name="T261">:Broke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Bolt Cutters</text:p>
          </table:table-cell>
          <table:table-cell table:style-name="Equipment.A2" office:value-type="string">
            <text:p text:style-name="P168"><text:span text:style-name="T1">C</text:span><text:span text:style-name="T18">9</text:span><text:span text:style-name="T1">#</text:span><text:span text:style-name="T145"> to cut metal </text:span><text:span text:style-name="T157">(Handcuffs, Padlocks, etc).</text:span></text:p>
          </table:table-cell>
          <table:table-cell table:style-name="Equipment.A2" office:value-type="string">
            <text:p text:style-name="P168">3</text:p>
          </table:table-cell>
        </table:table-row>
        <table:table-row table:style-name="Equipment.1">
          <table:table-cell table:style-name="Equipment.A2" office:value-type="string">
            <text:p text:style-name="P168">Cage Trap</text:p>
          </table:table-cell>
          <table:table-cell table:style-name="Equipment.A2" office:value-type="string">
            <text:p text:style-name="P168"><text:span text:style-name="T19">+3</text:span><text:span text:style-name="T262"> Survival(Forage). Takes 1day.</text:span></text:p>
          </table:table-cell>
          <table:table-cell table:style-name="Equipment.A2" office:value-type="string">
            <text:p text:style-name="P168">6</text:p>
          </table:table-cell>
        </table:table-row>
        <table:table-row table:style-name="Equipment.1">
          <table:table-cell table:style-name="Equipment.A2" office:value-type="string">
            <text:p text:style-name="P174">Candle</text:p>
          </table:table-cell>
          <table:table-cell table:style-name="Equipment.A2" office:value-type="string">
            <text:p text:style-name="P168"><text:span text:style-name="T259">1yd </text:span>light <text:span text:style-name="T259">radius</text:span> <text:span text:style-name="T263">for 6hrs</text:span>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74">Candy</text:p>
          </table:table-cell>
          <table:table-cell table:style-name="Equipment.A2" office:value-type="string">
            <text:p text:style-name="P168">Restores 1 <text:span text:style-name="T1">Luck</text:span><text:span text:style-name="T145"> point. 1/day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Carabiner</text:p>
          </table:table-cell>
          <table:table-cell table:style-name="Equipment.A2" office:value-type="string">
            <text:p text:style-name="P168"><text:span text:style-name="T20">+1</text:span><text:span text:style-name="T264"> Athletics(Climb and Rappel) with rope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Compass</text:p>
          </table:table-cell>
          <table:table-cell table:style-name="Equipment.A2" office:value-type="string">
            <text:p text:style-name="P168"><text:span text:style-name="T21">+3</text:span><text:span text:style-name="T265"> Survival(Navigate). Always points</text:span> North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Cowboy Hat</text:p>
          </table:table-cell>
          <table:table-cell table:style-name="Equipment.A2" office:value-type="string">
            <text:p text:style-name="P168"><text:span text:style-name="T155">Reduce</text:span> <text:span text:style-name="T210">Visibility(Rain and Sun) penalty by 3</text:span>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74">Chalk</text:p>
          </table:table-cell>
          <table:table-cell table:style-name="Equipment.A2" office:value-type="string">
            <text:p text:style-name="P168">Used to <text:span text:style-name="T266">temporarily write on</text:span> a<text:span text:style-name="T266">ny</text:span> surface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74">Chemical</text:p>
          </table:table-cell>
          <table:table-cell table:style-name="Equipment.A2" office:value-type="string">
            <text:p text:style-name="P168"><text:span text:style-name="T267">S</text:span>ubstances <text:span text:style-name="T268">used for</text:span> Science<text:span text:style-name="T268">(Chemistry)</text:span>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Choker Leash</text:p>
          </table:table-cell>
          <table:table-cell table:style-name="Equipment.A2" office:value-type="string">
            <text:p text:style-name="P168"><text:span text:style-name="T1">+3</text:span> Tame. <text:span text:style-name="T194">Grabbed.</text:span><text:span text:style-name="T195"> </text:span><text:span text:style-name="T45">C</text:span><text:span text:style-name="T196"> </text:span><text:span text:style-name="T45">+3 </text:span><text:span text:style-name="T196">vs </text:span><text:span text:style-name="T45">C</text:span><text:span text:style-name="T196"> to control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Duct Tape</text:p>
          </table:table-cell>
          <table:table-cell table:style-name="Equipment.A2" office:value-type="string">
            <text:p text:style-name="P168"><text:span text:style-name="T1">+1</text:span> Build/<text:span text:style-name="T307">1yd or</text:span> <text:span text:style-name="T269">use 2yds as Handcuffs. 60yds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Dust Mask</text:p>
          </table:table-cell>
          <table:table-cell table:style-name="Equipment.A2" office:value-type="string">
            <text:p text:style-name="P168">+3 C<text:span text:style-name="T145"> vs airborne toxins. Mask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Ear Plugs</text:p>
          </table:table-cell>
          <table:table-cell table:style-name="Equipment.A2" office:value-type="string">
            <text:p text:style-name="P168">No Deafness from noise. <text:span text:style-name="T1">-3</text:span> Perception(Hear)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74">Egg Timer</text:p>
          </table:table-cell>
          <table:table-cell table:style-name="Equipment.A2" office:value-type="string">
            <text:p text:style-name="P168">Set up to <text:span text:style-name="T213">6</text:span>0mins. Loud ringing for 1min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Fire-stick</text:p>
          </table:table-cell>
          <table:table-cell table:style-name="Equipment.A2" office:value-type="string">
            <text:p text:style-name="P168"><text:span text:style-name="T22">+3</text:span><text:span text:style-name="T135"> Survival(Camp). </text:span>Magnesium rod and steel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Fishing Pole</text:p>
          </table:table-cell>
          <table:table-cell table:style-name="Equipment.A2" office:value-type="string">
            <text:p text:style-name="P168"><text:span text:style-name="T1">+1</text:span> Survival(Forage) at river, lake, or ocean.</text:p>
          </table:table-cell>
          <table:table-cell table:style-name="Equipment.A2" office:value-type="string">
            <text:p text:style-name="P168">2</text:p>
          </table:table-cell>
        </table:table-row>
        <table:table-row table:style-name="Equipment.1">
          <table:table-cell table:style-name="Equipment.A2" office:value-type="string">
            <text:p text:style-name="P168">Flare Gun</text:p>
          </table:table-cell>
          <table:table-cell table:style-name="Equipment.A2" office:value-type="string">
            <text:p text:style-name="P168"><text:bookmark-start text:name="__DdeLink__111791_1134625215"/><text:span text:style-name="T270">P</text:span>istol. RNG:<text:span text:style-name="T308">3</text:span>. <text:span text:style-name="T270">Ammo:</text:span> <text:span text:style-name="T270">12g Flares or 1 use 12g.</text:span><text:bookmark-end text:name="__DdeLink__111791_1134625215"/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Flippers</text:p>
          </table:table-cell>
          <table:table-cell table:style-name="Equipment.A2" office:value-type="string">
            <text:p text:style-name="P168"><text:span text:style-name="T1">+</text:span><text:span text:style-name="T23">3</text:span> <text:span text:style-name="T158">Athletics(Swim)</text:span>. <text:span text:style-name="T1">-</text:span><text:span text:style-name="T23">6</text:span> walking <text:span text:style-name="T1">Speed</text:span>.</text:p>
          </table:table-cell>
          <table:table-cell table:style-name="Equipment.A2" office:value-type="string">
            <text:p text:style-name="P168">2</text:p>
          </table:table-cell>
        </table:table-row>
        <table:table-row table:style-name="Equipment.1">
          <table:table-cell table:style-name="Equipment.A2" office:value-type="string">
            <text:p text:style-name="P174">Food</text:p>
          </table:table-cell>
          <table:table-cell table:style-name="Equipment.A2" office:value-type="string">
            <text:p text:style-name="P168"><text:span text:style-name="T271">Contains 1 Food to feed</text:span> <text:span text:style-name="T271">a</text:span> person for <text:span text:style-name="T271">a </text:span>day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Gas Mask</text:p>
          </table:table-cell>
          <table:table-cell table:style-name="Equipment.A2" office:value-type="string">
            <text:p text:style-name="P168"><text:span text:style-name="T1">+</text:span><text:span text:style-name="T24">6</text:span><text:span text:style-name="T272"> </text:span><text:span text:style-name="T1">C</text:span><text:span text:style-name="T145"> vs airborne toxins. Mask. </text:span><text:span text:style-name="T1">-</text:span><text:span text:style-name="T25">1</text:span><text:span text:style-name="T145"> Perception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74">Glass Cutter</text:p>
          </table:table-cell>
          <table:table-cell table:style-name="Equipment.A2" office:value-type="string">
            <text:p text:style-name="P168">Cuts glass <text:span text:style-name="T273">quietly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Goggles</text:p>
          </table:table-cell>
          <table:table-cell table:style-name="Equipment.A2" office:value-type="string">
            <text:p text:style-name="P168"><text:span text:style-name="T1">+3</text:span> <text:span text:style-name="T1">C</text:span><text:span text:style-name="T145"> to resist toxins in eyes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Grappling Hook</text:p>
          </table:table-cell>
          <table:table-cell table:style-name="Equipment.A2" office:value-type="string">
            <text:p text:style-name="P168"><text:span text:style-name="T1">+3</text:span> <text:span text:style-name="T197">Athletics</text:span><text:span text:style-name="T274">(Climb and Rappel)</text:span>. <text:span text:style-name="T264">Holds 100</text:span><text:span text:style-name="T20">Sz</text:span><text:span text:style-name="T264">.</text:span></text:p>
          </table:table-cell>
          <table:table-cell table:style-name="Equipment.A2" office:value-type="string">
            <text:p text:style-name="P168">2</text:p>
          </table:table-cell>
        </table:table-row>
        <text:soft-page-break/>
        <table:table-row table:style-name="Equipment.1">
          <table:table-cell table:style-name="Equipment.A2" office:value-type="string">
            <text:p text:style-name="P168">Gun Cleaning Kit</text:p>
          </table:table-cell>
          <table:table-cell table:style-name="Equipment.A2" office:value-type="string">
            <text:p text:style-name="P168"><text:span text:style-name="T159">Gun gets</text:span><text:span text:style-name="T145"> </text:span><text:span text:style-name="T52">+1 </text:span><text:span text:style-name="T1">RATK</text:span> <text:span text:style-name="T275">for 1day</text:span>. Takes <text:span text:style-name="T275">1hr/gun</text:span>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Hacksaw</text:p>
          </table:table-cell>
          <table:table-cell table:style-name="Equipment.A2" office:value-type="string">
            <text:p text:style-name="P168"><text:span text:style-name="T1">1DMG</text:span>/rnd of sawing to almost any material.</text:p>
          </table:table-cell>
          <table:table-cell table:style-name="Equipment.A2" office:value-type="string">
            <text:p text:style-name="P168">2</text:p>
          </table:table-cell>
        </table:table-row>
        <table:table-row table:style-name="Equipment.1">
          <table:table-cell table:style-name="Equipment.A2" office:value-type="string">
            <text:p text:style-name="P168">Hammock</text:p>
          </table:table-cell>
          <table:table-cell table:style-name="Equipment.A2" office:value-type="string">
            <text:p text:style-name="P168">Suspended sleeping device for 1 person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Handcuffs</text:p>
          </table:table-cell>
          <table:table-cell table:style-name="Equipment.A2" office:value-type="string">
            <text:p text:style-name="P168"><text:span text:style-name="T194">Grabbed. </text:span><text:span text:style-name="T46">A1</text:span><text:span text:style-name="T47">5</text:span><text:span text:style-name="T46">#</text:span> to <text:span text:style-name="T276">escape</text:span>. <text:span text:style-name="T74">Larceny(Disable) </text:span><text:span text:style-name="T26">12#</text:span><text:span text:style-name="T74">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Leather Belt</text:p>
          </table:table-cell>
          <table:table-cell table:style-name="Equipment.A2" office:value-type="string">
            <text:p text:style-name="P168">1yd strap. <text:span text:style-name="T213">Stops Limb Bleeding.</text:span> Holds <text:span text:style-name="T264">5</text:span>0<text:span text:style-name="T20">Sz</text:span>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Lifejacket</text:p>
          </table:table-cell>
          <table:table-cell table:style-name="Equipment.A2" office:value-type="string">
            <text:p text:style-name="P168"><text:span text:style-name="T1">+</text:span><text:span text:style-name="T27">6</text:span> <text:span text:style-name="T184">Athletic</text:span><text:span text:style-name="T159">s</text:span><text:span text:style-name="T275">(Swim)</text:span>. <text:span text:style-name="T309">Prevents drowning.</text:span></text:p>
          </table:table-cell>
          <table:table-cell table:style-name="Equipment.A2" office:value-type="string">
            <text:p text:style-name="P168">2</text:p>
          </table:table-cell>
        </table:table-row>
        <table:table-row table:style-name="Equipment.1">
          <table:table-cell table:style-name="Equipment.A2" office:value-type="string">
            <text:p text:style-name="P174">Lighter</text:p>
          </table:table-cell>
          <table:table-cell table:style-name="Equipment.A2" office:value-type="string">
            <text:p text:style-name="P168"><text:span text:style-name="T310">Makes a small fire. 1yd radius </text:span>light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Lockpicks</text:p>
          </table:table-cell>
          <table:table-cell table:style-name="Equipment.A2" office:value-type="string">
            <text:p text:style-name="P168"><text:span text:style-name="T1">+</text:span><text:span text:style-name="T28">3</text:span> Larceny(<text:span text:style-name="T260">Disable</text:span>) key locks. <text:span text:style-name="T135">6 picks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Luxury Item</text:p>
          </table:table-cell>
          <table:table-cell table:style-name="Equipment.A2" office:value-type="string">
            <text:p text:style-name="P168">Toilet paper, cigarette, etc. <text:span text:style-name="T29">+1</text:span><text:span text:style-name="T277"> </text:span><text:span text:style-name="T29">Psyche</text:span><text:span text:style-name="T277"> 1/wk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Magnifying Glass</text:p>
          </table:table-cell>
          <table:table-cell table:style-name="Equipment.A2" office:value-type="string">
            <text:p text:style-name="P168"><text:span text:style-name="T1">+6</text:span> <text:span text:style-name="T145">Perception</text:span><text:span text:style-name="T198">(See)</text:span> to inspect <text:span text:style-name="T279">tiny</text:span> details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Makeup</text:p>
          </table:table-cell>
          <table:table-cell table:style-name="Equipment.A2" office:value-type="string">
            <text:p text:style-name="P168">+1<text:span text:style-name="T145"> Socialize and Perform for 6hrs.</text:span><text:span text:style-name="T199"> 30 uses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Marbles</text:p>
          </table:table-cell>
          <table:table-cell table:style-name="Equipment.A2" office:value-type="string">
            <text:p text:style-name="P168"><text:span text:style-name="T145">30/bag. 2</text:span><text:span text:style-name="T160">s</text:span><text:span text:style-name="T145">qyd </text:span><text:span text:style-name="T160">area</text:span><text:span text:style-name="T145">. </text:span>A12#<text:span text:style-name="T145"> or fall Prone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74">Marker</text:p>
          </table:table-cell>
          <table:table-cell table:style-name="Equipment.A2" office:value-type="string">
            <text:p text:style-name="P168">Used to <text:span text:style-name="T266">permanently write on any surface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72">Matchbook</text:p>
          </table:table-cell>
          <table:table-cell table:style-name="Equipment.A2" office:value-type="string">
            <text:p text:style-name="P168"><text:span text:style-name="T35">+1</text:span><text:span text:style-name="T279"> Survival(Camp). 1yd </text:span>light <text:span text:style-name="T278">radius,</text:span> 3rnds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Measuring Cup</text:p>
          </table:table-cell>
          <table:table-cell table:style-name="Equipment.A2" office:value-type="string">
            <text:p text:style-name="P168"><text:span text:style-name="T1">+3</text:span> Science<text:span text:style-name="T311">(Chemistry)</text:span>. <text:span text:style-name="T311">Marked glass cup</text:span>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Monocular</text:p>
          </table:table-cell>
          <table:table-cell table:style-name="Equipment.A2" office:value-type="string">
            <text:p text:style-name="P168"><text:span text:style-name="T1">+</text:span><text:span text:style-name="T17">1</text:span> <text:span text:style-name="T145">Perception</text:span><text:span text:style-name="T198">(S</text:span><text:span text:style-name="T258">ee) </text:span>at <text:span text:style-name="T259">25+yds</text:span>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Multi-Tool</text:p>
          </table:table-cell>
          <table:table-cell table:style-name="Equipment.A2" office:value-type="string">
            <text:p text:style-name="P168"><text:span text:style-name="T1">+</text:span><text:span text:style-name="T28">1</text:span><text:span text:style-name="T161"> Larceny(Disable), Build, Science(Tech)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Music<text:span text:style-name="T209">al</text:span> Instrument</text:p>
          </table:table-cell>
          <table:table-cell table:style-name="Equipment.A2" office:value-type="string">
            <text:p text:style-name="P168"><text:span text:style-name="T1">+1</text:span><text:span text:style-name="T145"> Perform</text:span><text:span text:style-name="T179">(Distract </text:span><text:span text:style-name="T198">and</text:span><text:span text:style-name="T179"> Inspire)</text:span><text:span text:style-name="T145">.</text:span></text:p>
          </table:table-cell>
          <table:table-cell table:style-name="Equipment.A2" office:value-type="string">
            <text:p text:style-name="P168">1-4</text:p>
          </table:table-cell>
        </table:table-row>
        <table:table-row table:style-name="Equipment.1">
          <table:table-cell table:style-name="Equipment.A2" office:value-type="string">
            <text:p text:style-name="P168">Mylar Blanket</text:p>
          </table:table-cell>
          <table:table-cell table:style-name="Equipment.A2" office:value-type="string">
            <text:p text:style-name="P168"><text:span text:style-name="T184">CR</text:span>. <text:span text:style-name="T279">1yd</text:span> x <text:span text:style-name="T279">2yd</text:span> <text:span text:style-name="T280">reflective</text:span> <text:span text:style-name="T280">foil</text:span> sheet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74">Notebook</text:p>
          </table:table-cell>
          <table:table-cell table:style-name="Equipment.A2" office:value-type="string">
            <text:p text:style-name="P168">100 pages of paper with a wire binding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<text:span text:style-name="T281">Padl</text:span>ock</text:p>
          </table:table-cell>
          <table:table-cell table:style-name="Equipment.A2" office:value-type="string">
            <text:p text:style-name="P168"><text:span text:style-name="T15">1</text:span><text:span text:style-name="T1">0HP</text:span><text:span text:style-name="T145">. </text:span><text:span text:style-name="T16">6DR</text:span><text:span text:style-name="T154">.</text:span><text:span text:style-name="T145"> Larceny(</text:span><text:span text:style-name="T183">Disable</text:span><text:span text:style-name="T145">) </text:span><text:span text:style-name="T1">9#</text:span><text:span text:style-name="T145">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74">Paracord</text:p>
          </table:table-cell>
          <table:table-cell table:style-name="Equipment.A2" office:value-type="string">
            <text:p text:style-name="P168"><text:span text:style-name="T264">6</text:span>0yd coil. Holds <text:span text:style-name="T264">5</text:span>0<text:span text:style-name="T20">Sz</text:span>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74">Part</text:p>
          </table:table-cell>
          <table:table-cell table:style-name="Equipment.A2" office:value-type="string">
            <text:p text:style-name="P168"><text:span text:style-name="T268">Scrap used for</text:span> Build <text:span text:style-name="T312">and Science(Tech)</text:span>.</text:p>
          </table:table-cell>
          <table:table-cell table:style-name="Equipment.C54" office:value-type="float" office:value="1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Pepper Spray</text:p>
          </table:table-cell>
          <table:table-cell table:style-name="Equipment.A2" office:value-type="string">
            <text:p text:style-name="P168"><text:span text:style-name="T48">+1</text:span><text:span text:style-name="T200"> Ranged(Gun). </text:span><text:span text:style-name="T145">RNG:</text:span><text:span text:style-name="T201">1</text:span><text:span text:style-name="T145">. </text:span><text:span text:style-name="T202">3</text:span><text:span text:style-name="T203"> Pain.</text:span><text:span text:style-name="T204"> </text:span><text:span text:style-name="T205">3 uses</text:span><text:span text:style-name="T145">. </text:span><text:span text:style-name="T177">Toxin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Pocket Mirror</text:p>
          </table:table-cell>
          <table:table-cell table:style-name="Equipment.A2" office:value-type="string">
            <text:p text:style-name="P168"><text:span text:style-name="T213">Perception(See) </text:span><text:span text:style-name="T16">6#</text:span><text:span text:style-name="T213"> to see from behind Cover</text:span>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Poncho</text:p>
          </table:table-cell>
          <table:table-cell table:style-name="Equipment.A2" office:value-type="string">
            <text:p text:style-name="P171">CR. Waterproof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Rat Trap</text:p>
          </table:table-cell>
          <table:table-cell table:style-name="Equipment.A2" office:value-type="string">
            <text:p text:style-name="P168"><text:span text:style-name="T1">+1</text:span> Survival(Forage). <text:span text:style-name="T282">Takes 1day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Road Flare</text:p>
          </table:table-cell>
          <table:table-cell table:style-name="Equipment.A2" office:value-type="string">
            <text:p text:style-name="P168"><text:span text:style-name="T30">3</text:span><text:span text:style-name="T31">FDMG</text:span>. <text:span text:style-name="T270">10yd </text:span>ligh<text:span text:style-name="T248">t radius for 20mins</text:span>.</text:p>
          </table:table-cell>
          <table:table-cell table:style-name="Equipment.C54" office:value-type="float" office:value="1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Rollerblades</text:p>
          </table:table-cell>
          <table:table-cell table:style-name="Equipment.A2" office:value-type="string">
            <text:p text:style-name="P168"><text:span text:style-name="T190">Athletics</text:span><text:span text:style-name="T1"> 6#</text:span><text:span text:style-name="T145">.</text:span><text:span text:style-name="T24"> </text:span><text:span text:style-name="T1">Speed x3</text:span>.<text:span text:style-name="T1"> </text:span><text:span text:style-name="T283">1rnd</text:span><text:span text:style-name="T32"> </text:span><text:span text:style-name="T283">equip.</text:span><text:span text:style-name="T32"> </text:span><text:span text:style-name="T145">Fail:Prone</text:span>. </text:p>
          </table:table-cell>
          <table:table-cell table:style-name="Equipment.A2" office:value-type="string">
            <text:p text:style-name="P168">2</text:p>
          </table:table-cell>
        </table:table-row>
        <text:soft-page-break/>
        <table:table-row table:style-name="Equipment.1">
          <table:table-cell table:style-name="Equipment.A2" office:value-type="string">
            <text:p text:style-name="P174">Rope</text:p>
          </table:table-cell>
          <table:table-cell table:style-name="Equipment.A2" office:value-type="string">
            <text:p text:style-name="P168"><text:span text:style-name="T264">3</text:span>0yd <text:span text:style-name="T284">nylon </text:span>coil. Holds <text:span text:style-name="T264">1</text:span>00<text:span text:style-name="T20">Sz</text:span>.</text:p>
          </table:table-cell>
          <table:table-cell table:style-name="Equipment.A2" office:value-type="string">
            <text:p text:style-name="P168">2</text:p>
          </table:table-cell>
        </table:table-row>
        <table:table-row table:style-name="Equipment.1">
          <table:table-cell table:style-name="Equipment.A2" office:value-type="string">
            <text:p text:style-name="P168">Running Shoes</text:p>
          </table:table-cell>
          <table:table-cell table:style-name="Equipment.A2" office:value-type="string">
            <text:p text:style-name="P168"><text:span text:style-name="T1">+</text:span><text:span text:style-name="T33">1</text:span><text:span text:style-name="T132"> </text:span><text:span text:style-name="T162">mile of</text:span><text:span text:style-name="T145"> </text:span><text:span text:style-name="T162">Jogg</text:span><text:span text:style-name="T145">ing </text:span><text:span text:style-name="T162">distance</text:span>.</text:p>
          </table:table-cell>
          <table:table-cell table:style-name="Equipment.A2" office:value-type="string">
            <text:p text:style-name="P168">2</text:p>
          </table:table-cell>
        </table:table-row>
        <table:table-row table:style-name="Equipment.1">
          <table:table-cell table:style-name="Equipment.A2" office:value-type="string">
            <text:p text:style-name="P168">Skateboard</text:p>
          </table:table-cell>
          <table:table-cell table:style-name="Equipment.A2" office:value-type="string">
            <text:p text:style-name="P168"><text:span text:style-name="T190">Athletics</text:span><text:span text:style-name="T1"> 6#</text:span><text:span text:style-name="T145">.</text:span><text:span text:style-name="T163"> </text:span><text:span text:style-name="T1">Speed</text:span> <text:span text:style-name="T1">x3</text:span>. <text:span text:style-name="T145">Fail:Prone</text:span>.</text:p>
          </table:table-cell>
          <table:table-cell table:style-name="Equipment.A2" office:value-type="string">
            <text:p text:style-name="P168">3</text:p>
          </table:table-cell>
        </table:table-row>
        <table:table-row table:style-name="Equipment.1">
          <table:table-cell table:style-name="Equipment.A2" office:value-type="string">
            <text:p text:style-name="P168">Sleeping Bag</text:p>
          </table:table-cell>
          <table:table-cell table:style-name="Equipment.A2" office:value-type="string">
            <text:p text:style-name="P168"><text:span text:style-name="T285">Insulated b</text:span>ag for <text:span text:style-name="T286">up to </text:span>2 people. <text:span text:style-name="T303">CR </text:span><text:span text:style-name="T33">+</text:span><text:span text:style-name="T35">3</text:span><text:span text:style-name="T132">hrs.</text:span></text:p>
          </table:table-cell>
          <table:table-cell table:style-name="Equipment.A2" office:value-type="string">
            <text:p text:style-name="P168">3</text:p>
          </table:table-cell>
        </table:table-row>
        <table:table-row table:style-name="Equipment.1">
          <table:table-cell table:style-name="Equipment.A2" office:value-type="string">
            <text:p text:style-name="P174">Snorkel</text:p>
          </table:table-cell>
          <table:table-cell table:style-name="Equipment.A2" office:value-type="string">
            <text:p text:style-name="P168">Breathe wh<text:span text:style-name="T287">en</text:span> <text:span text:style-name="T287">submerged under</text:span> water's surface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Spotting Scope</text:p>
          </table:table-cell>
          <table:table-cell table:style-name="Equipment.A2" office:value-type="string">
            <text:p text:style-name="P168"><text:span text:style-name="T1">+</text:span><text:span text:style-name="T24">6</text:span> <text:span text:style-name="T145">Perception</text:span><text:span text:style-name="T288">(See) </text:span>at <text:span text:style-name="T259">100+yds</text:span>.</text:p>
          </table:table-cell>
          <table:table-cell table:style-name="Equipment.A2" office:value-type="string">
            <text:p text:style-name="P168">2</text:p>
          </table:table-cell>
        </table:table-row>
        <table:table-row table:style-name="Equipment.1">
          <table:table-cell table:style-name="Equipment.A2" office:value-type="string">
            <text:p text:style-name="P168">Spray Paint</text:p>
          </table:table-cell>
          <table:table-cell table:style-name="Equipment.A2" office:value-type="string">
            <text:p text:style-name="P168"><text:span text:style-name="T49">R</text:span><text:span text:style-name="T50">ATK</text:span> <text:span text:style-name="T313">Called Shot:Head. Blind </text:span><text:span text:style-name="T4">d6</text:span><text:span text:style-name="T289">rnds. 10 uses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Sunglasses</text:p>
          </table:table-cell>
          <table:table-cell table:style-name="Equipment.A2" office:value-type="string">
            <text:p text:style-name="P168"><text:span text:style-name="T164">No </text:span><text:span text:style-name="T148">Visibility</text:span><text:span text:style-name="T172">(Sun)</text:span><text:span text:style-name="T164"> </text:span><text:span text:style-name="T148">penalty</text:span><text:span text:style-name="T164">. </text:span><text:span text:style-name="T34">+1</text:span><text:span text:style-name="T164"> </text:span><text:span text:style-name="T34">C</text:span><text:span text:style-name="T164"> vs </text:span><text:span text:style-name="T165">light</text:span><text:span text:style-name="T164">.</text:span>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Swiss Army Knife</text:p>
          </table:table-cell>
          <table:table-cell table:style-name="Equipment.A2" office:value-type="string">
            <text:p text:style-name="P168"><text:span text:style-name="T1">+1</text:span><text:span text:style-name="T145"> </text:span><text:span text:style-name="T161">Build and</text:span> Survival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Tape Measure</text:p>
          </table:table-cell>
          <table:table-cell table:style-name="Equipment.A2" office:value-type="string">
            <text:p text:style-name="P168"><text:span text:style-name="T1">+1</text:span> Build. 10yd long wind-up <text:span text:style-name="T290">metal </text:span>tape.</text:p>
          </table:table-cell>
          <table:table-cell table:style-name="Equipment.A2" office:value-type="string">
            <text:p text:style-name="P168">2</text:p>
          </table:table-cell>
        </table:table-row>
        <table:table-row table:style-name="Equipment.1">
          <table:table-cell table:style-name="Equipment.A2" office:value-type="string">
            <text:p text:style-name="P168">Tarp</text:p>
          </table:table-cell>
          <table:table-cell table:style-name="Equipment.A2" office:value-type="string">
            <text:p text:style-name="P168"><text:span text:style-name="T291">3yd </text:span>x <text:span text:style-name="T291">3</text:span>yd plastic sheet. <text:span text:style-name="T275">CR. Waterproof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Tent</text:p>
          </table:table-cell>
          <table:table-cell table:style-name="Equipment.A2" office:value-type="string">
            <text:p text:style-name="P168"><text:span text:style-name="T209">4</text:span> person. 5min setup/<text:span text:style-name="T209">take-down</text:span>. <text:span text:style-name="T279">CR </text:span><text:span text:style-name="T35">+3</text:span><text:span text:style-name="T279">hrs.</text:span></text:p>
          </table:table-cell>
          <table:table-cell table:style-name="Equipment.A2" office:value-type="string">
            <text:p text:style-name="P168">6</text:p>
          </table:table-cell>
        </table:table-row>
        <table:table-row table:style-name="Equipment.1">
          <table:table-cell table:style-name="Equipment.A2" office:value-type="string">
            <text:p text:style-name="P168">Thermal Underwear</text:p>
          </table:table-cell>
          <table:table-cell table:style-name="Equipment.A2" office:value-type="string">
            <text:p text:style-name="P168"><text:span text:style-name="T184">C</text:span><text:span text:style-name="T186">R. </text:span><text:span text:style-name="T179">Can use as 6 Bandages.</text:span>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Tool Bag</text:p>
          </table:table-cell>
          <table:table-cell table:style-name="Equipment.A2" office:value-type="string">
            <text:p text:style-name="P168"><text:span text:style-name="T1">+3</text:span> Build. <text:span text:style-name="T292">P</text:span>liers, <text:span text:style-name="T292">wrenches, socket set</text:span>, etc.</text:p>
          </table:table-cell>
          <table:table-cell table:style-name="Equipment.A2" office:value-type="string">
            <text:p text:style-name="P168">3</text:p>
          </table:table-cell>
        </table:table-row>
        <table:table-row table:style-name="Equipment.1">
          <table:table-cell table:style-name="Equipment.A2" office:value-type="string">
            <text:p text:style-name="P174">Water Filter</text:p>
          </table:table-cell>
          <table:table-cell table:style-name="Equipment.A2" office:value-type="string">
            <text:p text:style-name="P168">Purifies 1 <text:span text:style-name="T251">W</text:span>ater ration <text:span text:style-name="T293">(.5gal)</text:span> per minute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Whetstone</text:p>
          </table:table-cell>
          <table:table-cell table:style-name="Equipment.A2" office:value-type="string">
            <text:p text:style-name="P168">Blade <text:span text:style-name="T275">gets </text:span><text:span text:style-name="T1">+1</text:span> <text:span text:style-name="T1">DMG</text:span> <text:span text:style-name="T159">for 1day. Takes 1hr/</text:span><text:span text:style-name="T166">blade</text:span>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Whistle</text:p>
          </table:table-cell>
          <table:table-cell table:style-name="Equipment.A2" office:value-type="string">
            <text:p text:style-name="P168"><text:span text:style-name="T34">+1</text:span><text:span text:style-name="T294"> Tame(Train). Loud shriek 500yd radius</text:span>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2" office:value-type="string">
            <text:p text:style-name="P168">Wire Saw</text:p>
          </table:table-cell>
          <table:table-cell table:style-name="Equipment.A2" office:value-type="string">
            <text:p text:style-name="P168"><text:span text:style-name="T1">1DMG</text:span>/rnd of sawing to <text:span text:style-name="T275">wood or bone</text:span>.</text:p>
          </table:table-cell>
          <table:table-cell table:style-name="Equipment.A2" office:value-type="string">
            <text:p text:style-name="P168">1</text:p>
          </table:table-cell>
        </table:table-row>
        <table:table-row table:style-name="Equipment.1">
          <table:table-cell table:style-name="Equipment.A2" office:value-type="string">
            <text:p text:style-name="P168">Wristwatch</text:p>
          </table:table-cell>
          <table:table-cell table:style-name="Equipment.A2" office:value-type="string">
            <text:p text:style-name="P168">Tells time and <text:span text:style-name="T1">+1</text:span> Survival(Navigate).</text:p>
          </table:table-cell>
          <table:table-cell table:style-name="Equipment.A2" office:value-type="string">
            <text:p text:style-name="P168">0</text:p>
          </table:table-cell>
        </table:table-row>
        <table:table-row table:style-name="Equipment.1">
          <table:table-cell table:style-name="Equipment.A80" office:value-type="string">
            <text:p text:style-name="P168">Zip Tie</text:p>
          </table:table-cell>
          <table:table-cell table:style-name="Equipment.B80" office:value-type="string">
            <text:p text:style-name="P168"><text:span text:style-name="T154">Grabbed. </text:span><text:span text:style-name="T1">C9#</text:span> to <text:span text:style-name="T213">escape</text:span>. <text:span text:style-name="T213">Use for </text:span><text:span text:style-name="T16">+1</text:span><text:span text:style-name="T213"> Build.</text:span></text:p>
          </table:table-cell>
          <table:table-cell table:style-name="Equipment.C80" office:value-type="string">
            <text:p text:style-name="P168">0</text:p>
          </table:table-cell>
        </table:table-row>
      </table:table>
      <text:p text:style-name="P15"/>
      <text:p text:style-name="P15"/>
      <text:p text:style-name="P15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column table:style-name="Table34.G"/>
        <table:table-column table:style-name="Table34.H"/>
        <table:table-row table:style-name="Table34.1">
          <table:table-cell table:style-name="Table34.A1" office:value-type="string">
            <text:p text:style-name="P157">VEHICLES</text:p>
          </table:table-cell>
          <table:table-cell table:style-name="Table34.A1" office:value-type="string">
            <text:p text:style-name="P158">Speed</text:p>
          </table:table-cell>
          <table:table-cell table:style-name="Table34.A1" office:value-type="string">
            <text:p text:style-name="P158">DR</text:p>
          </table:table-cell>
          <table:table-cell table:style-name="Table34.A1" office:value-type="string">
            <text:p text:style-name="P158">Handling</text:p>
          </table:table-cell>
          <table:table-cell table:style-name="Table34.A1" office:value-type="string">
            <text:p text:style-name="P158">MPG</text:p>
          </table:table-cell>
          <table:table-cell table:style-name="Table34.A1" office:value-type="string">
            <text:p text:style-name="P158">Fuel</text:p>
          </table:table-cell>
          <table:table-cell table:style-name="Table34.A1" office:value-type="string">
            <text:p text:style-name="P159">Occupants</text:p>
          </table:table-cell>
          <table:table-cell table:style-name="Table34.A1" office:value-type="string">
            <text:p text:style-name="P158">Cargo</text:p>
          </table:table-cell>
        </table:table-row>
        <table:table-row table:style-name="Table34.1">
          <table:table-cell table:style-name="Table34.A2" office:value-type="string">
            <text:p text:style-name="P160">Motorcycle</text:p>
          </table:table-cell>
          <table:table-cell table:style-name="Table34.A2" office:value-type="string">
            <text:p text:style-name="P161">120</text:p>
          </table:table-cell>
          <table:table-cell table:style-name="Table34.A2" office:value-type="string">
            <text:p text:style-name="P161">3</text:p>
          </table:table-cell>
          <table:table-cell table:style-name="Table34.A2" office:value-type="string">
            <text:p text:style-name="P161">+1</text:p>
          </table:table-cell>
          <table:table-cell table:style-name="Table34.A2" office:value-type="string">
            <text:p text:style-name="P161">40</text:p>
          </table:table-cell>
          <table:table-cell table:style-name="Table34.A2" office:value-type="string">
            <text:p text:style-name="P161">5</text:p>
          </table:table-cell>
          <table:table-cell table:style-name="Table34.A2" office:value-type="string">
            <text:p text:style-name="P161">2</text:p>
          </table:table-cell>
          <table:table-cell table:style-name="Table34.A2" office:value-type="string">
            <text:p text:style-name="P161">20</text:p>
          </table:table-cell>
        </table:table-row>
        <table:table-row table:style-name="Table34.1">
          <table:table-cell table:style-name="Table34.A3" office:value-type="string">
            <text:p text:style-name="P160">Sedan</text:p>
          </table:table-cell>
          <table:table-cell table:style-name="Table34.A3" office:value-type="string">
            <text:p text:style-name="P161">90</text:p>
          </table:table-cell>
          <table:table-cell table:style-name="Table34.A3" office:value-type="string">
            <text:p text:style-name="P161">6</text:p>
          </table:table-cell>
          <table:table-cell table:style-name="Table34.A3" office:value-type="string">
            <text:p text:style-name="P161">+0</text:p>
          </table:table-cell>
          <table:table-cell table:style-name="Table34.A3" office:value-type="string">
            <text:p text:style-name="P161">30</text:p>
          </table:table-cell>
          <table:table-cell table:style-name="Table34.A3" office:value-type="string">
            <text:p text:style-name="P161">12</text:p>
          </table:table-cell>
          <table:table-cell table:style-name="Table34.A3" office:value-type="string">
            <text:p text:style-name="P161">4</text:p>
          </table:table-cell>
          <table:table-cell table:style-name="Table34.A3" office:value-type="string">
            <text:p text:style-name="P161">100</text:p>
          </table:table-cell>
        </table:table-row>
        <table:table-row table:style-name="Table34.1">
          <table:table-cell table:style-name="Table34.A2" office:value-type="string">
            <text:p text:style-name="P162">Semi-Truck</text:p>
          </table:table-cell>
          <table:table-cell table:style-name="Table34.A2" office:value-type="string">
            <text:p text:style-name="P163">90</text:p>
          </table:table-cell>
          <table:table-cell table:style-name="Table34.A2" office:value-type="string">
            <text:p text:style-name="P163">12</text:p>
          </table:table-cell>
          <table:table-cell table:style-name="Table34.A2" office:value-type="string">
            <text:p text:style-name="P161">-<text:span text:style-name="T121">6</text:span></text:p>
          </table:table-cell>
          <table:table-cell table:style-name="Table34.A2" office:value-type="string">
            <text:p text:style-name="P164">5</text:p>
          </table:table-cell>
          <table:table-cell table:style-name="Table34.A2" office:value-type="string">
            <text:p text:style-name="P164">120</text:p>
          </table:table-cell>
          <table:table-cell table:style-name="Table34.A2" office:value-type="string">
            <text:p text:style-name="P164">2</text:p>
          </table:table-cell>
          <table:table-cell table:style-name="Table34.A2" office:value-type="string">
            <text:p text:style-name="P164">7000</text:p>
          </table:table-cell>
        </table:table-row>
        <table:table-row table:style-name="Table34.1">
          <table:table-cell table:style-name="Table34.A3" office:value-type="string">
            <text:p text:style-name="P160">SUV</text:p>
          </table:table-cell>
          <table:table-cell table:style-name="Table34.A3" office:value-type="string">
            <text:p text:style-name="P161">90</text:p>
          </table:table-cell>
          <table:table-cell table:style-name="Table34.A3" office:value-type="string">
            <text:p text:style-name="P161">9</text:p>
          </table:table-cell>
          <table:table-cell table:style-name="Table34.A3" office:value-type="string">
            <text:p text:style-name="P161">-1</text:p>
          </table:table-cell>
          <table:table-cell table:style-name="Table34.A3" office:value-type="string">
            <text:p text:style-name="P161">20</text:p>
          </table:table-cell>
          <table:table-cell table:style-name="Table34.A3" office:value-type="string">
            <text:p text:style-name="P161">25</text:p>
          </table:table-cell>
          <table:table-cell table:style-name="Table34.A3" office:value-type="string">
            <text:p text:style-name="P161">6</text:p>
          </table:table-cell>
          <table:table-cell table:style-name="Table34.A3" office:value-type="string">
            <text:p text:style-name="P161">200</text:p>
          </table:table-cell>
        </table:table-row>
        <table:table-row table:style-name="Table34.1">
          <table:table-cell table:style-name="Table34.A2" office:value-type="string">
            <text:p text:style-name="P160">Pickup</text:p>
          </table:table-cell>
          <table:table-cell table:style-name="Table34.A2" office:value-type="string">
            <text:p text:style-name="P161">90</text:p>
          </table:table-cell>
          <table:table-cell table:style-name="Table34.A2" office:value-type="string">
            <text:p text:style-name="P161">9</text:p>
          </table:table-cell>
          <table:table-cell table:style-name="Table34.A2" office:value-type="string">
            <text:p text:style-name="P165">-<text:span text:style-name="T120">1</text:span></text:p>
          </table:table-cell>
          <table:table-cell table:style-name="Table34.A2" office:value-type="string">
            <text:p text:style-name="P161">15</text:p>
          </table:table-cell>
          <table:table-cell table:style-name="Table34.A2" office:value-type="string">
            <text:p text:style-name="P161">20</text:p>
          </table:table-cell>
          <table:table-cell table:style-name="Table34.A2" office:value-type="string">
            <text:p text:style-name="P166">3</text:p>
          </table:table-cell>
          <table:table-cell table:style-name="Table34.A2" office:value-type="string">
            <text:p text:style-name="P161">400</text:p>
          </table:table-cell>
        </table:table-row>
        <table:table-row table:style-name="Table34.1">
          <table:table-cell table:style-name="Table34.A7" office:value-type="string">
            <text:p text:style-name="P160">Wagon</text:p>
          </table:table-cell>
          <table:table-cell table:style-name="Table34.A7" office:value-type="string">
            <text:p text:style-name="P161">30</text:p>
          </table:table-cell>
          <table:table-cell table:style-name="Table34.A7" office:value-type="string">
            <text:p text:style-name="P161">6</text:p>
          </table:table-cell>
          <table:table-cell table:style-name="Table34.A7" office:value-type="string">
            <text:p text:style-name="P161">-3</text:p>
          </table:table-cell>
          <table:table-cell table:style-name="Table34.A7" office:value-type="string">
            <text:p text:style-name="P165">-</text:p>
          </table:table-cell>
          <table:table-cell table:style-name="Table34.A7" office:value-type="string">
            <text:p text:style-name="P165">-</text:p>
          </table:table-cell>
          <table:table-cell table:style-name="Table34.A7" office:value-type="string">
            <text:p text:style-name="P161">2</text:p>
          </table:table-cell>
          <table:table-cell table:style-name="Table34.A7" office:value-type="string">
            <text:p text:style-name="P161">600</text:p>
          </table:table-cell>
        </table:table-row>
      </table:table>
      <text:p text:style-name="P13"><text:span text:style-name="T65">Roll [Build 9#] to repair</text:span><text:span text:style-name="T57"> </text:span><text:span text:style-name="T63">1</text:span><text:span text:style-name="T64">D</text:span><text:span text:style-name="T57">R </text:span><text:span text:style-name="T66">per </text:span><text:span text:style-name="T57">day </text:span><text:span text:style-name="T63">using</text:span><text:span text:style-name="T57"> </text:span><text:span text:style-name="T63">6</text:span><text:span text:style-name="T57"> Part</text:span><text:span text:style-name="T63">s </text:span><text:span text:style-name="T66">per </text:span><text:span text:style-name="T61">DR</text:span><text:span text:style-name="T5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style-name="Regular" style:font-family-generic="swiss" style:font-pitch="variable" style:font-size-asian="10.5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13T19:40:15.261807463</dc:date>
    <meta:editing-cycles>112</meta:editing-cycles>
    <meta:editing-duration>P2DT5H39M17S</meta:editing-duration>
    <meta:document-statistic meta:table-count="19" meta:image-count="0" meta:object-count="0" meta:page-count="12" meta:paragraph-count="1013" meta:word-count="2205" meta:character-count="10974" meta:non-whitespace-character-count="9775"/>
    <meta:template xlink:type="simple" xlink:actuate="onRequest" xlink:title="" xlink:href="../../system-apocalyptia/Apocalyptia%203%20Manuscript.odt/Normal"/>
  </office:meta>
</office:document-meta>
</file>